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.83pt">
            <loext:p draw:notify-on-update-of-ranges="Sheet1.A1:Sheet1.A684 Sheet1.B1:Sheet1.B6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45" calcext:value-type="float">
            <text:p>0.000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-0.00007" calcext:value-type="float">
            <text:p>-0.00007</text:p>
          </table:table-cell>
          <table:table-cell office:value-type="float" office:value="-0.000019" calcext:value-type="float">
            <text:p>-0.000019</text:p>
          </table:table-cell>
        </table:table-row>
        <table:table-row table:style-name="ro1">
          <table:table-cell office:value-type="float" office:value="-0.000553" calcext:value-type="float">
            <text:p>-0.000553</text:p>
          </table:table-cell>
          <table:table-cell office:value-type="float" office:value="-0.000503" calcext:value-type="float">
            <text:p>-0.000503</text:p>
          </table:table-cell>
        </table:table-row>
        <table:table-row table:style-name="ro1">
          <table:table-cell office:value-type="float" office:value="0.00977" calcext:value-type="float">
            <text:p>0.00977</text:p>
          </table:table-cell>
          <table:table-cell office:value-type="float" office:value="0.00982" calcext:value-type="float">
            <text:p>0.00982</text:p>
          </table:table-cell>
        </table:table-row>
        <table:table-row table:style-name="ro1">
          <table:table-cell office:value-type="float" office:value="0.044121" calcext:value-type="float">
            <text:p>0.044121</text:p>
          </table:table-cell>
          <table:table-cell office:value-type="float" office:value="0.044172" calcext:value-type="float">
            <text:p>0.044172</text:p>
          </table:table-cell>
        </table:table-row>
        <table:table-row table:style-name="ro1">
          <table:table-cell office:value-type="float" office:value="0.093225" calcext:value-type="float">
            <text:p>0.093225</text:p>
          </table:table-cell>
          <table:table-cell office:value-type="float" office:value="0.093275" calcext:value-type="float">
            <text:p>0.093275</text:p>
          </table:table-cell>
        </table:table-row>
        <table:table-row table:style-name="ro1">
          <table:table-cell office:value-type="float" office:value="0.145068" calcext:value-type="float">
            <text:p>0.145068</text:p>
          </table:table-cell>
          <table:table-cell office:value-type="float" office:value="0.145118" calcext:value-type="float">
            <text:p>0.145118</text:p>
          </table:table-cell>
        </table:table-row>
        <table:table-row table:style-name="ro1">
          <table:table-cell office:value-type="float" office:value="0.197823" calcext:value-type="float">
            <text:p>0.197823</text:p>
          </table:table-cell>
          <table:table-cell office:value-type="float" office:value="0.197874" calcext:value-type="float">
            <text:p>0.197874</text:p>
          </table:table-cell>
        </table:table-row>
        <table:table-row table:style-name="ro1">
          <table:table-cell office:value-type="float" office:value="0.250443" calcext:value-type="float">
            <text:p>0.250443</text:p>
          </table:table-cell>
          <table:table-cell office:value-type="float" office:value="0.250493" calcext:value-type="float">
            <text:p>0.250493</text:p>
          </table:table-cell>
        </table:table-row>
        <table:table-row table:style-name="ro1">
          <table:table-cell office:value-type="float" office:value="0.301726" calcext:value-type="float">
            <text:p>0.301726</text:p>
          </table:table-cell>
          <table:table-cell office:value-type="float" office:value="0.301776" calcext:value-type="float">
            <text:p>0.301776</text:p>
          </table:table-cell>
        </table:table-row>
        <table:table-row table:style-name="ro1">
          <table:table-cell office:value-type="float" office:value="0.350411" calcext:value-type="float">
            <text:p>0.350411</text:p>
          </table:table-cell>
          <table:table-cell office:value-type="float" office:value="0.350461" calcext:value-type="float">
            <text:p>0.350461</text:p>
          </table:table-cell>
        </table:table-row>
        <table:table-row table:style-name="ro1">
          <table:table-cell office:value-type="float" office:value="0.388231" calcext:value-type="float">
            <text:p>0.388231</text:p>
          </table:table-cell>
          <table:table-cell office:value-type="float" office:value="0.388281" calcext:value-type="float">
            <text:p>0.388281</text:p>
          </table:table-cell>
        </table:table-row>
        <table:table-row table:style-name="ro1">
          <table:table-cell office:value-type="float" office:value="0.422061" calcext:value-type="float">
            <text:p>0.422061</text:p>
          </table:table-cell>
          <table:table-cell office:value-type="float" office:value="0.422111" calcext:value-type="float">
            <text:p>0.422111</text:p>
          </table:table-cell>
        </table:table-row>
        <table:table-row table:style-name="ro1">
          <table:table-cell office:value-type="float" office:value="0.450458" calcext:value-type="float">
            <text:p>0.450458</text:p>
          </table:table-cell>
          <table:table-cell office:value-type="float" office:value="0.450508" calcext:value-type="float">
            <text:p>0.450508</text:p>
          </table:table-cell>
        </table:table-row>
        <table:table-row table:style-name="ro1">
          <table:table-cell office:value-type="float" office:value="0.476093" calcext:value-type="float">
            <text:p>0.476093</text:p>
          </table:table-cell>
          <table:table-cell office:value-type="float" office:value="0.476143" calcext:value-type="float">
            <text:p>0.476143</text:p>
          </table:table-cell>
        </table:table-row>
        <table:table-row table:style-name="ro1">
          <table:table-cell office:value-type="float" office:value="0.499901" calcext:value-type="float">
            <text:p>0.499901</text:p>
          </table:table-cell>
          <table:table-cell office:value-type="float" office:value="0.499951" calcext:value-type="float">
            <text:p>0.499951</text:p>
          </table:table-cell>
        </table:table-row>
        <table:table-row table:style-name="ro1">
          <table:table-cell office:value-type="float" office:value="0.52372" calcext:value-type="float">
            <text:p>0.52372</text:p>
          </table:table-cell>
          <table:table-cell office:value-type="float" office:value="0.52377" calcext:value-type="float">
            <text:p>0.52377</text:p>
          </table:table-cell>
        </table:table-row>
        <table:table-row table:style-name="ro1">
          <table:table-cell office:value-type="float" office:value="0.547396" calcext:value-type="float">
            <text:p>0.547396</text:p>
          </table:table-cell>
          <table:table-cell office:value-type="float" office:value="0.547446" calcext:value-type="float">
            <text:p>0.547446</text:p>
          </table:table-cell>
        </table:table-row>
        <table:table-row table:style-name="ro1">
          <table:table-cell office:value-type="float" office:value="0.579777" calcext:value-type="float">
            <text:p>0.579777</text:p>
          </table:table-cell>
          <table:table-cell office:value-type="float" office:value="0.579827" calcext:value-type="float">
            <text:p>0.579827</text:p>
          </table:table-cell>
        </table:table-row>
        <table:table-row table:style-name="ro1">
          <table:table-cell office:value-type="float" office:value="0.613239" calcext:value-type="float">
            <text:p>0.613239</text:p>
          </table:table-cell>
          <table:table-cell office:value-type="float" office:value="0.613289" calcext:value-type="float">
            <text:p>0.613289</text:p>
          </table:table-cell>
        </table:table-row>
        <table:table-row table:style-name="ro1">
          <table:table-cell office:value-type="float" office:value="0.646142" calcext:value-type="float">
            <text:p>0.646142</text:p>
          </table:table-cell>
          <table:table-cell office:value-type="float" office:value="0.646193" calcext:value-type="float">
            <text:p>0.646193</text:p>
          </table:table-cell>
        </table:table-row>
        <table:table-row table:style-name="ro1">
          <table:table-cell office:value-type="float" office:value="0.676347" calcext:value-type="float">
            <text:p>0.676347</text:p>
          </table:table-cell>
          <table:table-cell office:value-type="float" office:value="0.676397" calcext:value-type="float">
            <text:p>0.676397</text:p>
          </table:table-cell>
        </table:table-row>
        <table:table-row table:style-name="ro1">
          <table:table-cell office:value-type="float" office:value="0.706729" calcext:value-type="float">
            <text:p>0.706729</text:p>
          </table:table-cell>
          <table:table-cell office:value-type="float" office:value="0.706779" calcext:value-type="float">
            <text:p>0.706779</text:p>
          </table:table-cell>
        </table:table-row>
        <table:table-row table:style-name="ro1">
          <table:table-cell office:value-type="float" office:value="0.738257" calcext:value-type="float">
            <text:p>0.738257</text:p>
          </table:table-cell>
          <table:table-cell office:value-type="float" office:value="0.738308" calcext:value-type="float">
            <text:p>0.738308</text:p>
          </table:table-cell>
        </table:table-row>
        <table:table-row table:style-name="ro1">
          <table:table-cell office:value-type="float" office:value="0.768527" calcext:value-type="float">
            <text:p>0.768527</text:p>
          </table:table-cell>
          <table:table-cell office:value-type="float" office:value="0.768577" calcext:value-type="float">
            <text:p>0.768577</text:p>
          </table:table-cell>
        </table:table-row>
        <table:table-row table:style-name="ro1">
          <table:table-cell office:value-type="float" office:value="0.797975" calcext:value-type="float">
            <text:p>0.797975</text:p>
          </table:table-cell>
          <table:table-cell office:value-type="float" office:value="0.798025" calcext:value-type="float">
            <text:p>0.798025</text:p>
          </table:table-cell>
        </table:table-row>
        <table:table-row table:style-name="ro1">
          <table:table-cell office:value-type="float" office:value="0.826769" calcext:value-type="float">
            <text:p>0.826769</text:p>
          </table:table-cell>
          <table:table-cell office:value-type="float" office:value="0.826819" calcext:value-type="float">
            <text:p>0.826819</text:p>
          </table:table-cell>
        </table:table-row>
        <table:table-row table:style-name="ro1">
          <table:table-cell office:value-type="float" office:value="0.853936" calcext:value-type="float">
            <text:p>0.853936</text:p>
          </table:table-cell>
          <table:table-cell office:value-type="float" office:value="0.853987" calcext:value-type="float">
            <text:p>0.853987</text:p>
          </table:table-cell>
        </table:table-row>
        <table:table-row table:style-name="ro1">
          <table:table-cell office:value-type="float" office:value="0.875341" calcext:value-type="float">
            <text:p>0.875341</text:p>
          </table:table-cell>
          <table:table-cell office:value-type="float" office:value="0.875392" calcext:value-type="float">
            <text:p>0.875392</text:p>
          </table:table-cell>
        </table:table-row>
        <table:table-row table:style-name="ro1">
          <table:table-cell office:value-type="float" office:value="0.8952" calcext:value-type="float">
            <text:p>0.8952</text:p>
          </table:table-cell>
          <table:table-cell office:value-type="float" office:value="0.89525" calcext:value-type="float">
            <text:p>0.89525</text:p>
          </table:table-cell>
        </table:table-row>
        <table:table-row table:style-name="ro1">
          <table:table-cell office:value-type="float" office:value="0.917016" calcext:value-type="float">
            <text:p>0.917016</text:p>
          </table:table-cell>
          <table:table-cell office:value-type="float" office:value="0.917066" calcext:value-type="float">
            <text:p>0.917066</text:p>
          </table:table-cell>
        </table:table-row>
        <table:table-row table:style-name="ro1">
          <table:table-cell office:value-type="float" office:value="0.939317" calcext:value-type="float">
            <text:p>0.939317</text:p>
          </table:table-cell>
          <table:table-cell office:value-type="float" office:value="0.939367" calcext:value-type="float">
            <text:p>0.939367</text:p>
          </table:table-cell>
        </table:table-row>
        <table:table-row table:style-name="ro1">
          <table:table-cell office:value-type="float" office:value="0.96097" calcext:value-type="float">
            <text:p>0.96097</text:p>
          </table:table-cell>
          <table:table-cell office:value-type="float" office:value="0.96102" calcext:value-type="float">
            <text:p>0.96102</text:p>
          </table:table-cell>
        </table:table-row>
        <table:table-row table:style-name="ro1">
          <table:table-cell office:value-type="float" office:value="0.981527" calcext:value-type="float">
            <text:p>0.981527</text:p>
          </table:table-cell>
          <table:table-cell office:value-type="float" office:value="0.981577" calcext:value-type="float">
            <text:p>0.981577</text:p>
          </table:table-cell>
        </table:table-row>
        <table:table-row table:style-name="ro1">
          <table:table-cell office:value-type="float" office:value="1.004906" calcext:value-type="float">
            <text:p>1.004906</text:p>
          </table:table-cell>
          <table:table-cell office:value-type="float" office:value="1.004956" calcext:value-type="float">
            <text:p>1.004956</text:p>
          </table:table-cell>
        </table:table-row>
        <table:table-row table:style-name="ro1">
          <table:table-cell office:value-type="float" office:value="1.028785" calcext:value-type="float">
            <text:p>1.028785</text:p>
          </table:table-cell>
          <table:table-cell office:value-type="float" office:value="1.028835" calcext:value-type="float">
            <text:p>1.028835</text:p>
          </table:table-cell>
        </table:table-row>
        <table:table-row table:style-name="ro1">
          <table:table-cell office:value-type="float" office:value="1.052606" calcext:value-type="float">
            <text:p>1.052606</text:p>
          </table:table-cell>
          <table:table-cell office:value-type="float" office:value="1.052656" calcext:value-type="float">
            <text:p>1.052656</text:p>
          </table:table-cell>
        </table:table-row>
        <table:table-row table:style-name="ro1">
          <table:table-cell office:value-type="float" office:value="1.076524" calcext:value-type="float">
            <text:p>1.076524</text:p>
          </table:table-cell>
          <table:table-cell office:value-type="float" office:value="1.076574" calcext:value-type="float">
            <text:p>1.076574</text:p>
          </table:table-cell>
        </table:table-row>
        <table:table-row table:style-name="ro1">
          <table:table-cell office:value-type="float" office:value="1.101529" calcext:value-type="float">
            <text:p>1.101529</text:p>
          </table:table-cell>
          <table:table-cell office:value-type="float" office:value="1.101579" calcext:value-type="float">
            <text:p>1.101579</text:p>
          </table:table-cell>
        </table:table-row>
        <table:table-row table:style-name="ro1">
          <table:table-cell office:value-type="float" office:value="1.12067" calcext:value-type="float">
            <text:p>1.12067</text:p>
          </table:table-cell>
          <table:table-cell office:value-type="float" office:value="1.124003" calcext:value-type="float">
            <text:p>1.124003</text:p>
          </table:table-cell>
        </table:table-row>
        <table:table-row table:style-name="ro1">
          <table:table-cell office:value-type="float" office:value="1.143638" calcext:value-type="float">
            <text:p>1.143638</text:p>
          </table:table-cell>
          <table:table-cell office:value-type="float" office:value="1.144359" calcext:value-type="float">
            <text:p>1.144359</text:p>
          </table:table-cell>
        </table:table-row>
        <table:table-row table:style-name="ro1">
          <table:table-cell office:value-type="float" office:value="1.167883" calcext:value-type="float">
            <text:p>1.167883</text:p>
          </table:table-cell>
          <table:table-cell office:value-type="float" office:value="1.16367" calcext:value-type="float">
            <text:p>1.16367</text:p>
          </table:table-cell>
        </table:table-row>
        <table:table-row table:style-name="ro1">
          <table:table-cell office:value-type="float" office:value="1.1883" calcext:value-type="float">
            <text:p>1.1883</text:p>
          </table:table-cell>
          <table:table-cell office:value-type="float" office:value="1.18422" calcext:value-type="float">
            <text:p>1.18422</text:p>
          </table:table-cell>
        </table:table-row>
        <table:table-row table:style-name="ro1">
          <table:table-cell office:value-type="float" office:value="1.208716" calcext:value-type="float">
            <text:p>1.208716</text:p>
          </table:table-cell>
          <table:table-cell office:value-type="float" office:value="1.206025" calcext:value-type="float">
            <text:p>1.206025</text:p>
          </table:table-cell>
        </table:table-row>
        <table:table-row table:style-name="ro1">
          <table:table-cell office:value-type="float" office:value="1.227857" calcext:value-type="float">
            <text:p>1.227857</text:p>
          </table:table-cell>
          <table:table-cell office:value-type="float" office:value="1.226755" calcext:value-type="float">
            <text:p>1.226755</text:p>
          </table:table-cell>
        </table:table-row>
        <table:table-row table:style-name="ro1">
          <table:table-cell office:value-type="float" office:value="1.245721" calcext:value-type="float">
            <text:p>1.245721</text:p>
          </table:table-cell>
          <table:table-cell office:value-type="float" office:value="1.246946" calcext:value-type="float">
            <text:p>1.246946</text:p>
          </table:table-cell>
        </table:table-row>
        <table:table-row table:style-name="ro1">
          <table:table-cell office:value-type="float" office:value="1.26231" calcext:value-type="float">
            <text:p>1.26231</text:p>
          </table:table-cell>
          <table:table-cell office:value-type="float" office:value="1.266134" calcext:value-type="float">
            <text:p>1.266134</text:p>
          </table:table-cell>
        </table:table-row>
        <table:table-row table:style-name="ro1">
          <table:table-cell office:value-type="float" office:value="1.280174" calcext:value-type="float">
            <text:p>1.280174</text:p>
          </table:table-cell>
          <table:table-cell office:value-type="float" office:value="1.284341" calcext:value-type="float">
            <text:p>1.284341</text:p>
          </table:table-cell>
        </table:table-row>
        <table:table-row table:style-name="ro1">
          <table:table-cell office:value-type="float" office:value="1.298039" calcext:value-type="float">
            <text:p>1.298039</text:p>
          </table:table-cell>
          <table:table-cell office:value-type="float" office:value="1.30165" calcext:value-type="float">
            <text:p>1.30165</text:p>
          </table:table-cell>
        </table:table-row>
        <table:table-row table:style-name="ro1">
          <table:table-cell office:value-type="float" office:value="1.314627" calcext:value-type="float">
            <text:p>1.314627</text:p>
          </table:table-cell>
          <table:table-cell office:value-type="float" office:value="1.316918" calcext:value-type="float">
            <text:p>1.316918</text:p>
          </table:table-cell>
        </table:table-row>
        <table:table-row table:style-name="ro1">
          <table:table-cell office:value-type="float" office:value="1.332492" calcext:value-type="float">
            <text:p>1.332492</text:p>
          </table:table-cell>
          <table:table-cell office:value-type="float" office:value="1.332018" calcext:value-type="float">
            <text:p>1.332018</text:p>
          </table:table-cell>
        </table:table-row>
        <table:table-row table:style-name="ro1">
          <table:table-cell office:value-type="float" office:value="1.34908" calcext:value-type="float">
            <text:p>1.34908</text:p>
          </table:table-cell>
          <table:table-cell office:value-type="float" office:value="1.347828" calcext:value-type="float">
            <text:p>1.347828</text:p>
          </table:table-cell>
        </table:table-row>
        <table:table-row table:style-name="ro1">
          <table:table-cell office:value-type="float" office:value="1.365669" calcext:value-type="float">
            <text:p>1.365669</text:p>
          </table:table-cell>
          <table:table-cell office:value-type="float" office:value="1.362948" calcext:value-type="float">
            <text:p>1.362948</text:p>
          </table:table-cell>
        </table:table-row>
        <table:table-row table:style-name="ro1">
          <table:table-cell office:value-type="float" office:value="1.382257" calcext:value-type="float">
            <text:p>1.382257</text:p>
          </table:table-cell>
          <table:table-cell office:value-type="float" office:value="1.376688" calcext:value-type="float">
            <text:p>1.376688</text:p>
          </table:table-cell>
        </table:table-row>
        <table:table-row table:style-name="ro1">
          <table:table-cell office:value-type="float" office:value="1.39757" calcext:value-type="float">
            <text:p>1.39757</text:p>
          </table:table-cell>
          <table:table-cell office:value-type="float" office:value="1.390662" calcext:value-type="float">
            <text:p>1.390662</text:p>
          </table:table-cell>
        </table:table-row>
        <table:table-row table:style-name="ro1">
          <table:table-cell office:value-type="float" office:value="1.410754" calcext:value-type="float">
            <text:p>1.410754</text:p>
          </table:table-cell>
          <table:table-cell office:value-type="float" office:value="1.403847" calcext:value-type="float">
            <text:p>1.403847</text:p>
          </table:table-cell>
        </table:table-row>
        <table:table-row table:style-name="ro1">
          <table:table-cell office:value-type="float" office:value="1.426208" calcext:value-type="float">
            <text:p>1.426208</text:p>
          </table:table-cell>
          <table:table-cell office:value-type="float" office:value="1.419301" calcext:value-type="float">
            <text:p>1.419301</text:p>
          </table:table-cell>
        </table:table-row>
        <table:table-row table:style-name="ro1">
          <table:table-cell office:value-type="float" office:value="1.436416" calcext:value-type="float">
            <text:p>1.436416</text:p>
          </table:table-cell>
          <table:table-cell office:value-type="float" office:value="1.435122" calcext:value-type="float">
            <text:p>1.435122</text:p>
          </table:table-cell>
        </table:table-row>
        <table:table-row table:style-name="ro1">
          <table:table-cell office:value-type="float" office:value="1.451729" calcext:value-type="float">
            <text:p>1.451729</text:p>
          </table:table-cell>
          <table:table-cell office:value-type="float" office:value="1.449997" calcext:value-type="float">
            <text:p>1.449997</text:p>
          </table:table-cell>
        </table:table-row>
        <table:table-row table:style-name="ro1">
          <table:table-cell office:value-type="float" office:value="1.468317" calcext:value-type="float">
            <text:p>1.468317</text:p>
          </table:table-cell>
          <table:table-cell office:value-type="float" office:value="1.463445" calcext:value-type="float">
            <text:p>1.463445</text:p>
          </table:table-cell>
        </table:table-row>
        <table:table-row table:style-name="ro1">
          <table:table-cell office:value-type="float" office:value="1.484906" calcext:value-type="float">
            <text:p>1.484906</text:p>
          </table:table-cell>
          <table:table-cell office:value-type="float" office:value="1.478219" calcext:value-type="float">
            <text:p>1.478219</text:p>
          </table:table-cell>
        </table:table-row>
        <table:table-row table:style-name="ro1">
          <table:table-cell office:value-type="float" office:value="1.504046" calcext:value-type="float">
            <text:p>1.504046</text:p>
          </table:table-cell>
          <table:table-cell office:value-type="float" office:value="1.494646" calcext:value-type="float">
            <text:p>1.494646</text:p>
          </table:table-cell>
        </table:table-row>
        <table:table-row table:style-name="ro1">
          <table:table-cell office:value-type="float" office:value="1.519359" calcext:value-type="float">
            <text:p>1.519359</text:p>
          </table:table-cell>
          <table:table-cell office:value-type="float" office:value="1.511678" calcext:value-type="float">
            <text:p>1.511678</text:p>
          </table:table-cell>
        </table:table-row>
        <table:table-row table:style-name="ro1">
          <table:table-cell office:value-type="float" office:value="1.534671" calcext:value-type="float">
            <text:p>1.534671</text:p>
          </table:table-cell>
          <table:table-cell office:value-type="float" office:value="1.528499" calcext:value-type="float">
            <text:p>1.528499</text:p>
          </table:table-cell>
        </table:table-row>
        <table:table-row table:style-name="ro1">
          <table:table-cell office:value-type="float" office:value="1.546156" calcext:value-type="float">
            <text:p>1.546156</text:p>
          </table:table-cell>
          <table:table-cell office:value-type="float" office:value="1.544761" calcext:value-type="float">
            <text:p>1.544761</text:p>
          </table:table-cell>
        </table:table-row>
        <table:table-row table:style-name="ro1">
          <table:table-cell office:value-type="float" office:value="1.556364" calcext:value-type="float">
            <text:p>1.556364</text:p>
          </table:table-cell>
          <table:table-cell office:value-type="float" office:value="1.560164" calcext:value-type="float">
            <text:p>1.560164</text:p>
          </table:table-cell>
        </table:table-row>
        <table:table-row table:style-name="ro1">
          <table:table-cell office:value-type="float" office:value="1.567848" calcext:value-type="float">
            <text:p>1.567848</text:p>
          </table:table-cell>
          <table:table-cell office:value-type="float" office:value="1.574117" calcext:value-type="float">
            <text:p>1.574117</text:p>
          </table:table-cell>
        </table:table-row>
        <table:table-row table:style-name="ro1">
          <table:table-cell office:value-type="float" office:value="1.57678" calcext:value-type="float">
            <text:p>1.57678</text:p>
          </table:table-cell>
          <table:table-cell office:value-type="float" office:value="1.587615" calcext:value-type="float">
            <text:p>1.587615</text:p>
          </table:table-cell>
        </table:table-row>
        <table:table-row table:style-name="ro1">
          <table:table-cell office:value-type="float" office:value="1.589423" calcext:value-type="float">
            <text:p>1.589423</text:p>
          </table:table-cell>
          <table:table-cell office:value-type="float" office:value="1.600257" calcext:value-type="float">
            <text:p>1.600257</text:p>
          </table:table-cell>
        </table:table-row>
        <table:table-row table:style-name="ro1">
          <table:table-cell office:value-type="float" office:value="1.600907" calcext:value-type="float">
            <text:p>1.600907</text:p>
          </table:table-cell>
          <table:table-cell office:value-type="float" office:value="1.610793" calcext:value-type="float">
            <text:p>1.610793</text:p>
          </table:table-cell>
        </table:table-row>
        <table:table-row table:style-name="ro1">
          <table:table-cell office:value-type="float" office:value="1.611116" calcext:value-type="float">
            <text:p>1.611116</text:p>
          </table:table-cell>
          <table:table-cell office:value-type="float" office:value="1.619251" calcext:value-type="float">
            <text:p>1.619251</text:p>
          </table:table-cell>
        </table:table-row>
        <table:table-row table:style-name="ro1">
          <table:table-cell office:value-type="float" office:value="1.6226" calcext:value-type="float">
            <text:p>1.6226</text:p>
          </table:table-cell>
          <table:table-cell office:value-type="float" office:value="1.627103" calcext:value-type="float">
            <text:p>1.627103</text:p>
          </table:table-cell>
        </table:table-row>
        <table:table-row table:style-name="ro1">
          <table:table-cell office:value-type="float" office:value="1.632808" calcext:value-type="float">
            <text:p>1.632808</text:p>
          </table:table-cell>
          <table:table-cell office:value-type="float" office:value="1.634669" calcext:value-type="float">
            <text:p>1.634669</text:p>
          </table:table-cell>
        </table:table-row>
        <table:table-row table:style-name="ro1">
          <table:table-cell office:value-type="float" office:value="1.643016" calcext:value-type="float">
            <text:p>1.643016</text:p>
          </table:table-cell>
          <table:table-cell office:value-type="float" office:value="1.641539" calcext:value-type="float">
            <text:p>1.641539</text:p>
          </table:table-cell>
        </table:table-row>
        <table:table-row table:style-name="ro1">
          <table:table-cell office:value-type="float" office:value="1.651949" calcext:value-type="float">
            <text:p>1.651949</text:p>
          </table:table-cell>
          <table:table-cell office:value-type="float" office:value="1.648343" calcext:value-type="float">
            <text:p>1.648343</text:p>
          </table:table-cell>
        </table:table-row>
        <table:table-row table:style-name="ro1">
          <table:table-cell office:value-type="float" office:value="1.660881" calcext:value-type="float">
            <text:p>1.660881</text:p>
          </table:table-cell>
          <table:table-cell office:value-type="float" office:value="1.657037" calcext:value-type="float">
            <text:p>1.657037</text:p>
          </table:table-cell>
        </table:table-row>
        <table:table-row table:style-name="ro1">
          <table:table-cell office:value-type="float" office:value="1.668537" calcext:value-type="float">
            <text:p>1.668537</text:p>
          </table:table-cell>
          <table:table-cell office:value-type="float" office:value="1.666166" calcext:value-type="float">
            <text:p>1.666166</text:p>
          </table:table-cell>
        </table:table-row>
        <table:table-row table:style-name="ro1">
          <table:table-cell office:value-type="float" office:value="1.674917" calcext:value-type="float">
            <text:p>1.674917</text:p>
          </table:table-cell>
          <table:table-cell office:value-type="float" office:value="1.675295" calcext:value-type="float">
            <text:p>1.675295</text:p>
          </table:table-cell>
        </table:table-row>
        <table:table-row table:style-name="ro1">
          <table:table-cell office:value-type="float" office:value="1.682574" calcext:value-type="float">
            <text:p>1.682574</text:p>
          </table:table-cell>
          <table:table-cell office:value-type="float" office:value="1.684763" calcext:value-type="float">
            <text:p>1.684763</text:p>
          </table:table-cell>
        </table:table-row>
        <table:table-row table:style-name="ro1">
          <table:table-cell office:value-type="float" office:value="1.691506" calcext:value-type="float">
            <text:p>1.691506</text:p>
          </table:table-cell>
          <table:table-cell office:value-type="float" office:value="1.692434" calcext:value-type="float">
            <text:p>1.692434</text:p>
          </table:table-cell>
        </table:table-row>
        <table:table-row table:style-name="ro1">
          <table:table-cell office:value-type="float" office:value="1.700438" calcext:value-type="float">
            <text:p>1.700438</text:p>
          </table:table-cell>
          <table:table-cell office:value-type="float" office:value="1.700055" calcext:value-type="float">
            <text:p>1.700055</text:p>
          </table:table-cell>
        </table:table-row>
        <table:table-row table:style-name="ro1">
          <table:table-cell office:value-type="float" office:value="1.70937" calcext:value-type="float">
            <text:p>1.70937</text:p>
          </table:table-cell>
          <table:table-cell office:value-type="float" office:value="1.708604" calcext:value-type="float">
            <text:p>1.708604</text:p>
          </table:table-cell>
        </table:table-row>
        <table:table-row table:style-name="ro1">
          <table:table-cell office:value-type="float" office:value="1.718302" calcext:value-type="float">
            <text:p>1.718302</text:p>
          </table:table-cell>
          <table:table-cell office:value-type="float" office:value="1.717312" calcext:value-type="float">
            <text:p>1.717312</text:p>
          </table:table-cell>
        </table:table-row>
        <table:table-row table:style-name="ro1">
          <table:table-cell office:value-type="float" office:value="1.725959" calcext:value-type="float">
            <text:p>1.725959</text:p>
          </table:table-cell>
          <table:table-cell office:value-type="float" office:value="1.726716" calcext:value-type="float">
            <text:p>1.726716</text:p>
          </table:table-cell>
        </table:table-row>
        <table:table-row table:style-name="ro1">
          <table:table-cell office:value-type="float" office:value="1.733615" calcext:value-type="float">
            <text:p>1.733615</text:p>
          </table:table-cell>
          <table:table-cell office:value-type="float" office:value="1.736375" calcext:value-type="float">
            <text:p>1.736375</text:p>
          </table:table-cell>
        </table:table-row>
        <table:table-row table:style-name="ro1">
          <table:table-cell office:value-type="float" office:value="1.739995" calcext:value-type="float">
            <text:p>1.739995</text:p>
          </table:table-cell>
          <table:table-cell office:value-type="float" office:value="1.744839" calcext:value-type="float">
            <text:p>1.744839</text:p>
          </table:table-cell>
        </table:table-row>
        <table:table-row table:style-name="ro1">
          <table:table-cell office:value-type="float" office:value="1.746375" calcext:value-type="float">
            <text:p>1.746375</text:p>
          </table:table-cell>
          <table:table-cell office:value-type="float" office:value="1.752945" calcext:value-type="float">
            <text:p>1.752945</text:p>
          </table:table-cell>
        </table:table-row>
        <table:table-row table:style-name="ro1">
          <table:table-cell office:value-type="float" office:value="1.752756" calcext:value-type="float">
            <text:p>1.752756</text:p>
          </table:table-cell>
          <table:table-cell office:value-type="float" office:value="1.761212" calcext:value-type="float">
            <text:p>1.761212</text:p>
          </table:table-cell>
        </table:table-row>
        <table:table-row table:style-name="ro1">
          <table:table-cell office:value-type="float" office:value="1.760753" calcext:value-type="float">
            <text:p>1.760753</text:p>
          </table:table-cell>
          <table:table-cell office:value-type="float" office:value="1.76921" calcext:value-type="float">
            <text:p>1.76921</text:p>
          </table:table-cell>
        </table:table-row>
        <table:table-row table:style-name="ro1">
          <table:table-cell office:value-type="float" office:value="1.765857" calcext:value-type="float">
            <text:p>1.765857</text:p>
          </table:table-cell>
          <table:table-cell office:value-type="float" office:value="1.776846" calcext:value-type="float">
            <text:p>1.776846</text:p>
          </table:table-cell>
        </table:table-row>
        <table:table-row table:style-name="ro1">
          <table:table-cell office:value-type="float" office:value="1.774789" calcext:value-type="float">
            <text:p>1.774789</text:p>
          </table:table-cell>
          <table:table-cell office:value-type="float" office:value="1.781329" calcext:value-type="float">
            <text:p>1.781329</text:p>
          </table:table-cell>
        </table:table-row>
        <table:table-row table:style-name="ro1">
          <table:table-cell office:value-type="float" office:value="1.779605" calcext:value-type="float">
            <text:p>1.779605</text:p>
          </table:table-cell>
          <table:table-cell office:value-type="float" office:value="1.786145" calcext:value-type="float">
            <text:p>1.786145</text:p>
          </table:table-cell>
        </table:table-row>
        <table:table-row table:style-name="ro1">
          <table:table-cell office:value-type="float" office:value="1.787261" calcext:value-type="float">
            <text:p>1.787261</text:p>
          </table:table-cell>
          <table:table-cell office:value-type="float" office:value="1.790279" calcext:value-type="float">
            <text:p>1.790279</text:p>
          </table:table-cell>
        </table:table-row>
        <table:table-row table:style-name="ro1">
          <table:table-cell office:value-type="float" office:value="1.791089" calcext:value-type="float">
            <text:p>1.791089</text:p>
          </table:table-cell>
          <table:table-cell office:value-type="float" office:value="1.794981" calcext:value-type="float">
            <text:p>1.794981</text:p>
          </table:table-cell>
        </table:table-row>
        <table:table-row table:style-name="ro1">
          <table:table-cell office:value-type="float" office:value="1.794917" calcext:value-type="float">
            <text:p>1.794917</text:p>
          </table:table-cell>
          <table:table-cell office:value-type="float" office:value="1.799486" calcext:value-type="float">
            <text:p>1.799486</text:p>
          </table:table-cell>
        </table:table-row>
        <table:table-row table:style-name="ro1">
          <table:table-cell office:value-type="float" office:value="1.798746" calcext:value-type="float">
            <text:p>1.798746</text:p>
          </table:table-cell>
          <table:table-cell office:value-type="float" office:value="1.80381" calcext:value-type="float">
            <text:p>1.80381</text:p>
          </table:table-cell>
        </table:table-row>
        <table:table-row table:style-name="ro1">
          <table:table-cell office:value-type="float" office:value="1.801298" calcext:value-type="float">
            <text:p>1.801298</text:p>
          </table:table-cell>
          <table:table-cell office:value-type="float" office:value="1.808342" calcext:value-type="float">
            <text:p>1.808342</text:p>
          </table:table-cell>
        </table:table-row>
        <table:table-row table:style-name="ro1">
          <table:table-cell office:value-type="float" office:value="1.802574" calcext:value-type="float">
            <text:p>1.802574</text:p>
          </table:table-cell>
          <table:table-cell office:value-type="float" office:value="1.81252" calcext:value-type="float">
            <text:p>1.81252</text:p>
          </table:table-cell>
        </table:table-row>
        <table:table-row table:style-name="ro1">
          <table:table-cell office:value-type="float" office:value="1.808954" calcext:value-type="float">
            <text:p>1.808954</text:p>
          </table:table-cell>
          <table:table-cell office:value-type="float" office:value="1.81691" calcext:value-type="float">
            <text:p>1.81691</text:p>
          </table:table-cell>
        </table:table-row>
        <table:table-row table:style-name="ro1">
          <table:table-cell office:value-type="float" office:value="1.815334" calcext:value-type="float">
            <text:p>1.815334</text:p>
          </table:table-cell>
          <table:table-cell office:value-type="float" office:value="1.818891" calcext:value-type="float">
            <text:p>1.818891</text:p>
          </table:table-cell>
        </table:table-row>
        <table:table-row table:style-name="ro1">
          <table:table-cell office:value-type="float" office:value="1.820438" calcext:value-type="float">
            <text:p>1.820438</text:p>
          </table:table-cell>
          <table:table-cell office:value-type="float" office:value="1.820333" calcext:value-type="float">
            <text:p>1.820333</text:p>
          </table:table-cell>
        </table:table-row>
        <table:table-row table:style-name="ro1">
          <table:table-cell office:value-type="float" office:value="1.824266" calcext:value-type="float">
            <text:p>1.824266</text:p>
          </table:table-cell>
          <table:table-cell office:value-type="float" office:value="1.823791" calcext:value-type="float">
            <text:p>1.823791</text:p>
          </table:table-cell>
        </table:table-row>
        <table:table-row table:style-name="ro1">
          <table:table-cell office:value-type="float" office:value="1.825542" calcext:value-type="float">
            <text:p>1.825542</text:p>
          </table:table-cell>
          <table:table-cell office:value-type="float" office:value="1.827921" calcext:value-type="float">
            <text:p>1.827921</text:p>
          </table:table-cell>
        </table:table-row>
        <table:table-row table:style-name="ro1">
          <table:table-cell office:value-type="float" office:value="1.826818" calcext:value-type="float">
            <text:p>1.826818</text:p>
          </table:table-cell>
          <table:table-cell office:value-type="float" office:value="1.831989" calcext:value-type="float">
            <text:p>1.831989</text:p>
          </table:table-cell>
        </table:table-row>
        <table:table-row table:style-name="ro1">
          <table:table-cell office:value-type="float" office:value="1.82937" calcext:value-type="float">
            <text:p>1.82937</text:p>
          </table:table-cell>
          <table:table-cell office:value-type="float" office:value="1.833866" calcext:value-type="float">
            <text:p>1.833866</text:p>
          </table:table-cell>
        </table:table-row>
        <table:table-row table:style-name="ro1">
          <table:table-cell office:value-type="float" office:value="1.831923" calcext:value-type="float">
            <text:p>1.831923</text:p>
          </table:table-cell>
          <table:table-cell office:value-type="float" office:value="1.834947" calcext:value-type="float">
            <text:p>1.834947</text:p>
          </table:table-cell>
        </table:table-row>
        <table:table-row table:style-name="ro1">
          <table:table-cell office:value-type="float" office:value="1.835751" calcext:value-type="float">
            <text:p>1.835751</text:p>
          </table:table-cell>
          <table:table-cell office:value-type="float" office:value="1.836469" calcext:value-type="float">
            <text:p>1.836469</text:p>
          </table:table-cell>
        </table:table-row>
        <table:table-row table:style-name="ro1">
          <table:table-cell office:value-type="float" office:value="1.840855" calcext:value-type="float">
            <text:p>1.840855</text:p>
          </table:table-cell>
          <table:table-cell office:value-type="float" office:value="1.837813" calcext:value-type="float">
            <text:p>1.837813</text:p>
          </table:table-cell>
        </table:table-row>
        <table:table-row table:style-name="ro1">
          <table:table-cell office:value-type="float" office:value="1.844683" calcext:value-type="float">
            <text:p>1.844683</text:p>
          </table:table-cell>
          <table:table-cell office:value-type="float" office:value="1.83976" calcext:value-type="float">
            <text:p>1.83976</text:p>
          </table:table-cell>
        </table:table-row>
        <table:table-row table:style-name="ro1">
          <table:table-cell office:value-type="float" office:value="1.848511" calcext:value-type="float">
            <text:p>1.848511</text:p>
          </table:table-cell>
          <table:table-cell office:value-type="float" office:value="1.841518" calcext:value-type="float">
            <text:p>1.841518</text:p>
          </table:table-cell>
        </table:table-row>
        <table:table-row table:style-name="ro1">
          <table:table-cell office:value-type="float" office:value="1.848511" calcext:value-type="float">
            <text:p>1.848511</text:p>
          </table:table-cell>
          <table:table-cell office:value-type="float" office:value="1.844071" calcext:value-type="float">
            <text:p>1.844071</text:p>
          </table:table-cell>
        </table:table-row>
        <table:table-row table:style-name="ro1">
          <table:table-cell office:value-type="float" office:value="1.85409" calcext:value-type="float">
            <text:p>1.85409</text:p>
          </table:table-cell>
          <table:table-cell office:value-type="float" office:value="1.84965" calcext:value-type="float">
            <text:p>1.84965</text:p>
          </table:table-cell>
        </table:table-row>
        <table:table-row table:style-name="ro1">
          <table:table-cell office:value-type="float" office:value="1.852814" calcext:value-type="float">
            <text:p>1.852814</text:p>
          </table:table-cell>
          <table:table-cell office:value-type="float" office:value="1.854318" calcext:value-type="float">
            <text:p>1.854318</text:p>
          </table:table-cell>
        </table:table-row>
        <table:table-row table:style-name="ro1">
          <table:table-cell office:value-type="float" office:value="1.851538" calcext:value-type="float">
            <text:p>1.851538</text:p>
          </table:table-cell>
          <table:table-cell office:value-type="float" office:value="1.857533" calcext:value-type="float">
            <text:p>1.857533</text:p>
          </table:table-cell>
        </table:table-row>
        <table:table-row table:style-name="ro1">
          <table:table-cell office:value-type="float" office:value="1.852814" calcext:value-type="float">
            <text:p>1.852814</text:p>
          </table:table-cell>
          <table:table-cell office:value-type="float" office:value="1.855942" calcext:value-type="float">
            <text:p>1.855942</text:p>
          </table:table-cell>
        </table:table-row>
        <table:table-row table:style-name="ro1">
          <table:table-cell office:value-type="float" office:value="1.856642" calcext:value-type="float">
            <text:p>1.856642</text:p>
          </table:table-cell>
          <table:table-cell office:value-type="float" office:value="1.854645" calcext:value-type="float">
            <text:p>1.854645</text:p>
          </table:table-cell>
        </table:table-row>
        <table:table-row table:style-name="ro1">
          <table:table-cell office:value-type="float" office:value="1.859195" calcext:value-type="float">
            <text:p>1.859195</text:p>
          </table:table-cell>
          <table:table-cell office:value-type="float" office:value="1.854162" calcext:value-type="float">
            <text:p>1.854162</text:p>
          </table:table-cell>
        </table:table-row>
        <table:table-row table:style-name="ro1">
          <table:table-cell office:value-type="float" office:value="1.861747" calcext:value-type="float">
            <text:p>1.861747</text:p>
          </table:table-cell>
          <table:table-cell office:value-type="float" office:value="1.85404" calcext:value-type="float">
            <text:p>1.85404</text:p>
          </table:table-cell>
        </table:table-row>
        <table:table-row table:style-name="ro1">
          <table:table-cell office:value-type="float" office:value="1.861747" calcext:value-type="float">
            <text:p>1.861747</text:p>
          </table:table-cell>
          <table:table-cell office:value-type="float" office:value="1.854656" calcext:value-type="float">
            <text:p>1.854656</text:p>
          </table:table-cell>
        </table:table-row>
        <table:table-row table:style-name="ro1">
          <table:table-cell office:value-type="float" office:value="1.863023" calcext:value-type="float">
            <text:p>1.863023</text:p>
          </table:table-cell>
          <table:table-cell office:value-type="float" office:value="1.8587" calcext:value-type="float">
            <text:p>1.8587</text:p>
          </table:table-cell>
        </table:table-row>
        <table:table-row table:style-name="ro1">
          <table:table-cell office:value-type="float" office:value="1.864299" calcext:value-type="float">
            <text:p>1.864299</text:p>
          </table:table-cell>
          <table:table-cell office:value-type="float" office:value="1.861275" calcext:value-type="float">
            <text:p>1.861275</text:p>
          </table:table-cell>
        </table:table-row>
        <table:table-row table:style-name="ro1">
          <table:table-cell office:value-type="float" office:value="1.868127" calcext:value-type="float">
            <text:p>1.868127</text:p>
          </table:table-cell>
          <table:table-cell office:value-type="float" office:value="1.862118" calcext:value-type="float">
            <text:p>1.862118</text:p>
          </table:table-cell>
        </table:table-row>
        <table:table-row table:style-name="ro1">
          <table:table-cell office:value-type="float" office:value="1.868127" calcext:value-type="float">
            <text:p>1.868127</text:p>
          </table:table-cell>
          <table:table-cell office:value-type="float" office:value="1.863252" calcext:value-type="float">
            <text:p>1.863252</text:p>
          </table:table-cell>
        </table:table-row>
        <table:table-row table:style-name="ro1">
          <table:table-cell office:value-type="float" office:value="1.869403" calcext:value-type="float">
            <text:p>1.869403</text:p>
          </table:table-cell>
          <table:table-cell office:value-type="float" office:value="1.864765" calcext:value-type="float">
            <text:p>1.864765</text:p>
          </table:table-cell>
        </table:table-row>
        <table:table-row table:style-name="ro1">
          <table:table-cell office:value-type="float" office:value="1.870679" calcext:value-type="float">
            <text:p>1.870679</text:p>
          </table:table-cell>
          <table:table-cell office:value-type="float" office:value="1.866052" calcext:value-type="float">
            <text:p>1.866052</text:p>
          </table:table-cell>
        </table:table-row>
        <table:table-row table:style-name="ro1">
          <table:table-cell office:value-type="float" office:value="1.870679" calcext:value-type="float">
            <text:p>1.870679</text:p>
          </table:table-cell>
          <table:table-cell office:value-type="float" office:value="1.866094" calcext:value-type="float">
            <text:p>1.866094</text:p>
          </table:table-cell>
        </table:table-row>
        <table:table-row table:style-name="ro1">
          <table:table-cell office:value-type="float" office:value="1.871955" calcext:value-type="float">
            <text:p>1.871955</text:p>
          </table:table-cell>
          <table:table-cell office:value-type="float" office:value="1.866356" calcext:value-type="float">
            <text:p>1.866356</text:p>
          </table:table-cell>
        </table:table-row>
        <table:table-row table:style-name="ro1">
          <table:table-cell office:value-type="float" office:value="1.870679" calcext:value-type="float">
            <text:p>1.870679</text:p>
          </table:table-cell>
          <table:table-cell office:value-type="float" office:value="1.866504" calcext:value-type="float">
            <text:p>1.866504</text:p>
          </table:table-cell>
        </table:table-row>
        <table:table-row table:style-name="ro1">
          <table:table-cell office:value-type="float" office:value="1.869403" calcext:value-type="float">
            <text:p>1.869403</text:p>
          </table:table-cell>
          <table:table-cell office:value-type="float" office:value="1.866797" calcext:value-type="float">
            <text:p>1.866797</text:p>
          </table:table-cell>
        </table:table-row>
        <table:table-row table:style-name="ro1">
          <table:table-cell office:value-type="float" office:value="1.86991" calcext:value-type="float">
            <text:p>1.86991</text:p>
          </table:table-cell>
          <table:table-cell office:value-type="float" office:value="1.867304" calcext:value-type="float">
            <text:p>1.867304</text:p>
          </table:table-cell>
        </table:table-row>
        <table:table-row table:style-name="ro1">
          <table:table-cell office:value-type="float" office:value="1.871186" calcext:value-type="float">
            <text:p>1.871186</text:p>
          </table:table-cell>
          <table:table-cell office:value-type="float" office:value="1.867712" calcext:value-type="float">
            <text:p>1.867712</text:p>
          </table:table-cell>
        </table:table-row>
        <table:table-row table:style-name="ro1">
          <table:table-cell office:value-type="float" office:value="1.872462" calcext:value-type="float">
            <text:p>1.872462</text:p>
          </table:table-cell>
          <table:table-cell office:value-type="float" office:value="1.867847" calcext:value-type="float">
            <text:p>1.867847</text:p>
          </table:table-cell>
        </table:table-row>
        <table:table-row table:style-name="ro1">
          <table:table-cell office:value-type="float" office:value="1.875014" calcext:value-type="float">
            <text:p>1.875014</text:p>
          </table:table-cell>
          <table:table-cell office:value-type="float" office:value="1.867586" calcext:value-type="float">
            <text:p>1.867586</text:p>
          </table:table-cell>
        </table:table-row>
        <table:table-row table:style-name="ro1">
          <table:table-cell office:value-type="float" office:value="1.877685" calcext:value-type="float">
            <text:p>1.877685</text:p>
          </table:table-cell>
          <table:table-cell office:value-type="float" office:value="1.870257" calcext:value-type="float">
            <text:p>1.870257</text:p>
          </table:table-cell>
        </table:table-row>
        <table:table-row table:style-name="ro1">
          <table:table-cell office:value-type="float" office:value="1.878961" calcext:value-type="float">
            <text:p>1.878961</text:p>
          </table:table-cell>
          <table:table-cell office:value-type="float" office:value="1.872671" calcext:value-type="float">
            <text:p>1.872671</text:p>
          </table:table-cell>
        </table:table-row>
        <table:table-row table:style-name="ro1">
          <table:table-cell office:value-type="float" office:value="1.877685" calcext:value-type="float">
            <text:p>1.877685</text:p>
          </table:table-cell>
          <table:table-cell office:value-type="float" office:value="1.874439" calcext:value-type="float">
            <text:p>1.874439</text:p>
          </table:table-cell>
        </table:table-row>
        <table:table-row table:style-name="ro1">
          <table:table-cell office:value-type="float" office:value="1.875133" calcext:value-type="float">
            <text:p>1.875133</text:p>
          </table:table-cell>
          <table:table-cell office:value-type="float" office:value="1.876037" calcext:value-type="float">
            <text:p>1.876037</text:p>
          </table:table-cell>
        </table:table-row>
        <table:table-row table:style-name="ro1">
          <table:table-cell office:value-type="float" office:value="1.870029" calcext:value-type="float">
            <text:p>1.870029</text:p>
          </table:table-cell>
          <table:table-cell office:value-type="float" office:value="1.87528" calcext:value-type="float">
            <text:p>1.87528</text:p>
          </table:table-cell>
        </table:table-row>
        <table:table-row table:style-name="ro1">
          <table:table-cell office:value-type="float" office:value="1.866201" calcext:value-type="float">
            <text:p>1.866201</text:p>
          </table:table-cell>
          <table:table-cell office:value-type="float" office:value="1.874067" calcext:value-type="float">
            <text:p>1.874067</text:p>
          </table:table-cell>
        </table:table-row>
        <table:table-row table:style-name="ro1">
          <table:table-cell office:value-type="float" office:value="1.868753" calcext:value-type="float">
            <text:p>1.868753</text:p>
          </table:table-cell>
          <table:table-cell office:value-type="float" office:value="1.871028" calcext:value-type="float">
            <text:p>1.871028</text:p>
          </table:table-cell>
        </table:table-row>
        <table:table-row table:style-name="ro1">
          <table:table-cell office:value-type="float" office:value="1.872581" calcext:value-type="float">
            <text:p>1.872581</text:p>
          </table:table-cell>
          <table:table-cell office:value-type="float" office:value="1.866029" calcext:value-type="float">
            <text:p>1.866029</text:p>
          </table:table-cell>
        </table:table-row>
        <table:table-row table:style-name="ro1">
          <table:table-cell office:value-type="float" office:value="1.873857" calcext:value-type="float">
            <text:p>1.873857</text:p>
          </table:table-cell>
          <table:table-cell office:value-type="float" office:value="1.860723" calcext:value-type="float">
            <text:p>1.860723</text:p>
          </table:table-cell>
        </table:table-row>
        <table:table-row table:style-name="ro1">
          <table:table-cell office:value-type="float" office:value="1.870029" calcext:value-type="float">
            <text:p>1.870029</text:p>
          </table:table-cell>
          <table:table-cell office:value-type="float" office:value="1.862672" calcext:value-type="float">
            <text:p>1.862672</text:p>
          </table:table-cell>
        </table:table-row>
        <table:table-row table:style-name="ro1">
          <table:table-cell office:value-type="float" office:value="1.867477" calcext:value-type="float">
            <text:p>1.867477</text:p>
          </table:table-cell>
          <table:table-cell office:value-type="float" office:value="1.86517" calcext:value-type="float">
            <text:p>1.86517</text:p>
          </table:table-cell>
        </table:table-row>
        <table:table-row table:style-name="ro1">
          <table:table-cell office:value-type="float" office:value="1.866201" calcext:value-type="float">
            <text:p>1.866201</text:p>
          </table:table-cell>
          <table:table-cell office:value-type="float" office:value="1.866859" calcext:value-type="float">
            <text:p>1.866859</text:p>
          </table:table-cell>
        </table:table-row>
        <table:table-row table:style-name="ro1">
          <table:table-cell office:value-type="float" office:value="1.866201" calcext:value-type="float">
            <text:p>1.866201</text:p>
          </table:table-cell>
          <table:table-cell office:value-type="float" office:value="1.866466" calcext:value-type="float">
            <text:p>1.866466</text:p>
          </table:table-cell>
        </table:table-row>
        <table:table-row table:style-name="ro1">
          <table:table-cell office:value-type="float" office:value="1.864925" calcext:value-type="float">
            <text:p>1.864925</text:p>
          </table:table-cell>
          <table:table-cell office:value-type="float" office:value="1.866046" calcext:value-type="float">
            <text:p>1.866046</text:p>
          </table:table-cell>
        </table:table-row>
        <table:table-row table:style-name="ro1">
          <table:table-cell office:value-type="float" office:value="1.863649" calcext:value-type="float">
            <text:p>1.863649</text:p>
          </table:table-cell>
          <table:table-cell office:value-type="float" office:value="1.865699" calcext:value-type="float">
            <text:p>1.865699</text:p>
          </table:table-cell>
        </table:table-row>
        <table:table-row table:style-name="ro1">
          <table:table-cell office:value-type="float" office:value="1.864925" calcext:value-type="float">
            <text:p>1.864925</text:p>
          </table:table-cell>
          <table:table-cell office:value-type="float" office:value="1.864882" calcext:value-type="float">
            <text:p>1.864882</text:p>
          </table:table-cell>
        </table:table-row>
        <table:table-row table:style-name="ro1">
          <table:table-cell office:value-type="float" office:value="1.866201" calcext:value-type="float">
            <text:p>1.866201</text:p>
          </table:table-cell>
          <table:table-cell office:value-type="float" office:value="1.863636" calcext:value-type="float">
            <text:p>1.863636</text:p>
          </table:table-cell>
        </table:table-row>
        <table:table-row table:style-name="ro1">
          <table:table-cell office:value-type="float" office:value="1.866201" calcext:value-type="float">
            <text:p>1.866201</text:p>
          </table:table-cell>
          <table:table-cell office:value-type="float" office:value="1.86085" calcext:value-type="float">
            <text:p>1.86085</text:p>
          </table:table-cell>
        </table:table-row>
        <table:table-row table:style-name="ro1">
          <table:table-cell office:value-type="float" office:value="1.866201" calcext:value-type="float">
            <text:p>1.866201</text:p>
          </table:table-cell>
          <table:table-cell office:value-type="float" office:value="1.858847" calcext:value-type="float">
            <text:p>1.858847</text:p>
          </table:table-cell>
        </table:table-row>
        <table:table-row table:style-name="ro1">
          <table:table-cell office:value-type="float" office:value="1.863649" calcext:value-type="float">
            <text:p>1.863649</text:p>
          </table:table-cell>
          <table:table-cell office:value-type="float" office:value="1.858285" calcext:value-type="float">
            <text:p>1.858285</text:p>
          </table:table-cell>
        </table:table-row>
        <table:table-row table:style-name="ro1">
          <table:table-cell office:value-type="float" office:value="1.85982" calcext:value-type="float">
            <text:p>1.85982</text:p>
          </table:table-cell>
          <table:table-cell office:value-type="float" office:value="1.856933" calcext:value-type="float">
            <text:p>1.856933</text:p>
          </table:table-cell>
        </table:table-row>
        <table:table-row table:style-name="ro1">
          <table:table-cell office:value-type="float" office:value="1.857268" calcext:value-type="float">
            <text:p>1.857268</text:p>
          </table:table-cell>
          <table:table-cell office:value-type="float" office:value="1.854465" calcext:value-type="float">
            <text:p>1.854465</text:p>
          </table:table-cell>
        </table:table-row>
        <table:table-row table:style-name="ro1">
          <table:table-cell office:value-type="float" office:value="1.854716" calcext:value-type="float">
            <text:p>1.854716</text:p>
          </table:table-cell>
          <table:table-cell office:value-type="float" office:value="1.851709" calcext:value-type="float">
            <text:p>1.851709</text:p>
          </table:table-cell>
        </table:table-row>
        <table:table-row table:style-name="ro1">
          <table:table-cell office:value-type="float" office:value="1.852164" calcext:value-type="float">
            <text:p>1.852164</text:p>
          </table:table-cell>
          <table:table-cell office:value-type="float" office:value="1.849831" calcext:value-type="float">
            <text:p>1.849831</text:p>
          </table:table-cell>
        </table:table-row>
        <table:table-row table:style-name="ro1">
          <table:table-cell office:value-type="float" office:value="1.852164" calcext:value-type="float">
            <text:p>1.852164</text:p>
          </table:table-cell>
          <table:table-cell office:value-type="float" office:value="1.848907" calcext:value-type="float">
            <text:p>1.848907</text:p>
          </table:table-cell>
        </table:table-row>
        <table:table-row table:style-name="ro1">
          <table:table-cell office:value-type="float" office:value="1.852164" calcext:value-type="float">
            <text:p>1.852164</text:p>
          </table:table-cell>
          <table:table-cell office:value-type="float" office:value="1.84813" calcext:value-type="float">
            <text:p>1.84813</text:p>
          </table:table-cell>
        </table:table-row>
        <table:table-row table:style-name="ro1">
          <table:table-cell office:value-type="float" office:value="1.854716" calcext:value-type="float">
            <text:p>1.854716</text:p>
          </table:table-cell>
          <table:table-cell office:value-type="float" office:value="1.847435" calcext:value-type="float">
            <text:p>1.847435</text:p>
          </table:table-cell>
        </table:table-row>
        <table:table-row table:style-name="ro1">
          <table:table-cell office:value-type="float" office:value="1.855992" calcext:value-type="float">
            <text:p>1.855992</text:p>
          </table:table-cell>
          <table:table-cell office:value-type="float" office:value="1.84627" calcext:value-type="float">
            <text:p>1.84627</text:p>
          </table:table-cell>
        </table:table-row>
        <table:table-row table:style-name="ro1">
          <table:table-cell office:value-type="float" office:value="1.854716" calcext:value-type="float">
            <text:p>1.854716</text:p>
          </table:table-cell>
          <table:table-cell office:value-type="float" office:value="1.844441" calcext:value-type="float">
            <text:p>1.844441</text:p>
          </table:table-cell>
        </table:table-row>
        <table:table-row table:style-name="ro1">
          <table:table-cell office:value-type="float" office:value="1.850888" calcext:value-type="float">
            <text:p>1.850888</text:p>
          </table:table-cell>
          <table:table-cell office:value-type="float" office:value="1.846303" calcext:value-type="float">
            <text:p>1.846303</text:p>
          </table:table-cell>
        </table:table-row>
        <table:table-row table:style-name="ro1">
          <table:table-cell office:value-type="float" office:value="1.84706" calcext:value-type="float">
            <text:p>1.84706</text:p>
          </table:table-cell>
          <table:table-cell office:value-type="float" office:value="1.847291" calcext:value-type="float">
            <text:p>1.847291</text:p>
          </table:table-cell>
        </table:table-row>
        <table:table-row table:style-name="ro1">
          <table:table-cell office:value-type="float" office:value="1.844508" calcext:value-type="float">
            <text:p>1.844508</text:p>
          </table:table-cell>
          <table:table-cell office:value-type="float" office:value="1.846727" calcext:value-type="float">
            <text:p>1.846727</text:p>
          </table:table-cell>
        </table:table-row>
        <table:table-row table:style-name="ro1">
          <table:table-cell office:value-type="float" office:value="1.843232" calcext:value-type="float">
            <text:p>1.843232</text:p>
          </table:table-cell>
          <table:table-cell office:value-type="float" office:value="1.844367" calcext:value-type="float">
            <text:p>1.844367</text:p>
          </table:table-cell>
        </table:table-row>
        <table:table-row table:style-name="ro1">
          <table:table-cell office:value-type="float" office:value="1.843232" calcext:value-type="float">
            <text:p>1.843232</text:p>
          </table:table-cell>
          <table:table-cell office:value-type="float" office:value="1.840464" calcext:value-type="float">
            <text:p>1.840464</text:p>
          </table:table-cell>
        </table:table-row>
        <table:table-row table:style-name="ro1">
          <table:table-cell office:value-type="float" office:value="1.844508" calcext:value-type="float">
            <text:p>1.844508</text:p>
          </table:table-cell>
          <table:table-cell office:value-type="float" office:value="1.83672" calcext:value-type="float">
            <text:p>1.83672</text:p>
          </table:table-cell>
        </table:table-row>
        <table:table-row table:style-name="ro1">
          <table:table-cell office:value-type="float" office:value="1.843232" calcext:value-type="float">
            <text:p>1.843232</text:p>
          </table:table-cell>
          <table:table-cell office:value-type="float" office:value="1.832921" calcext:value-type="float">
            <text:p>1.832921</text:p>
          </table:table-cell>
        </table:table-row>
        <table:table-row table:style-name="ro1">
          <table:table-cell office:value-type="float" office:value="1.843232" calcext:value-type="float">
            <text:p>1.843232</text:p>
          </table:table-cell>
          <table:table-cell office:value-type="float" office:value="1.82856" calcext:value-type="float">
            <text:p>1.82856</text:p>
          </table:table-cell>
        </table:table-row>
        <table:table-row table:style-name="ro1">
          <table:table-cell office:value-type="float" office:value="1.839404" calcext:value-type="float">
            <text:p>1.839404</text:p>
          </table:table-cell>
          <table:table-cell office:value-type="float" office:value="1.825361" calcext:value-type="float">
            <text:p>1.825361</text:p>
          </table:table-cell>
        </table:table-row>
        <table:table-row table:style-name="ro1">
          <table:table-cell office:value-type="float" office:value="1.835771" calcext:value-type="float">
            <text:p>1.835771</text:p>
          </table:table-cell>
          <table:table-cell office:value-type="float" office:value="1.821728" calcext:value-type="float">
            <text:p>1.821728</text:p>
          </table:table-cell>
        </table:table-row>
        <table:table-row table:style-name="ro1">
          <table:table-cell office:value-type="float" office:value="1.829391" calcext:value-type="float">
            <text:p>1.829391</text:p>
          </table:table-cell>
          <table:table-cell office:value-type="float" office:value="1.819571" calcext:value-type="float">
            <text:p>1.819571</text:p>
          </table:table-cell>
        </table:table-row>
        <table:table-row table:style-name="ro1">
          <table:table-cell office:value-type="float" office:value="1.824287" calcext:value-type="float">
            <text:p>1.824287</text:p>
          </table:table-cell>
          <table:table-cell office:value-type="float" office:value="1.819072" calcext:value-type="float">
            <text:p>1.819072</text:p>
          </table:table-cell>
        </table:table-row>
        <table:table-row table:style-name="ro1">
          <table:table-cell office:value-type="float" office:value="1.819183" calcext:value-type="float">
            <text:p>1.819183</text:p>
          </table:table-cell>
          <table:table-cell office:value-type="float" office:value="1.81774" calcext:value-type="float">
            <text:p>1.81774</text:p>
          </table:table-cell>
        </table:table-row>
        <table:table-row table:style-name="ro1">
          <table:table-cell office:value-type="float" office:value="1.817906" calcext:value-type="float">
            <text:p>1.817906</text:p>
          </table:table-cell>
          <table:table-cell office:value-type="float" office:value="1.814146" calcext:value-type="float">
            <text:p>1.814146</text:p>
          </table:table-cell>
        </table:table-row>
        <table:table-row table:style-name="ro1">
          <table:table-cell office:value-type="float" office:value="1.819183" calcext:value-type="float">
            <text:p>1.819183</text:p>
          </table:table-cell>
          <table:table-cell office:value-type="float" office:value="1.810292" calcext:value-type="float">
            <text:p>1.810292</text:p>
          </table:table-cell>
        </table:table-row>
        <table:table-row table:style-name="ro1">
          <table:table-cell office:value-type="float" office:value="1.821735" calcext:value-type="float">
            <text:p>1.821735</text:p>
          </table:table-cell>
          <table:table-cell office:value-type="float" office:value="1.807251" calcext:value-type="float">
            <text:p>1.807251</text:p>
          </table:table-cell>
        </table:table-row>
        <table:table-row table:style-name="ro1">
          <table:table-cell office:value-type="float" office:value="1.824287" calcext:value-type="float">
            <text:p>1.824287</text:p>
          </table:table-cell>
          <table:table-cell office:value-type="float" office:value="1.806054" calcext:value-type="float">
            <text:p>1.806054</text:p>
          </table:table-cell>
        </table:table-row>
        <table:table-row table:style-name="ro1">
          <table:table-cell office:value-type="float" office:value="1.823011" calcext:value-type="float">
            <text:p>1.823011</text:p>
          </table:table-cell>
          <table:table-cell office:value-type="float" office:value="1.804934" calcext:value-type="float">
            <text:p>1.804934</text:p>
          </table:table-cell>
        </table:table-row>
        <table:table-row table:style-name="ro1">
          <table:table-cell office:value-type="float" office:value="1.81663" calcext:value-type="float">
            <text:p>1.81663</text:p>
          </table:table-cell>
          <table:table-cell office:value-type="float" office:value="1.807977" calcext:value-type="float">
            <text:p>1.807977</text:p>
          </table:table-cell>
        </table:table-row>
        <table:table-row table:style-name="ro1">
          <table:table-cell office:value-type="float" office:value="1.81025" calcext:value-type="float">
            <text:p>1.81025</text:p>
          </table:table-cell>
          <table:table-cell office:value-type="float" office:value="1.81107" calcext:value-type="float">
            <text:p>1.81107</text:p>
          </table:table-cell>
        </table:table-row>
        <table:table-row table:style-name="ro1">
          <table:table-cell office:value-type="float" office:value="1.807698" calcext:value-type="float">
            <text:p>1.807698</text:p>
          </table:table-cell>
          <table:table-cell office:value-type="float" office:value="1.811012" calcext:value-type="float">
            <text:p>1.811012</text:p>
          </table:table-cell>
        </table:table-row>
        <table:table-row table:style-name="ro1">
          <table:table-cell office:value-type="float" office:value="1.806422" calcext:value-type="float">
            <text:p>1.806422</text:p>
          </table:table-cell>
          <table:table-cell office:value-type="float" office:value="1.807413" calcext:value-type="float">
            <text:p>1.807413</text:p>
          </table:table-cell>
        </table:table-row>
        <table:table-row table:style-name="ro1">
          <table:table-cell office:value-type="float" office:value="1.806422" calcext:value-type="float">
            <text:p>1.806422</text:p>
          </table:table-cell>
          <table:table-cell office:value-type="float" office:value="1.803053" calcext:value-type="float">
            <text:p>1.803053</text:p>
          </table:table-cell>
        </table:table-row>
        <table:table-row table:style-name="ro1">
          <table:table-cell office:value-type="float" office:value="1.807698" calcext:value-type="float">
            <text:p>1.807698</text:p>
          </table:table-cell>
          <table:table-cell office:value-type="float" office:value="1.798752" calcext:value-type="float">
            <text:p>1.798752</text:p>
          </table:table-cell>
        </table:table-row>
        <table:table-row table:style-name="ro1">
          <table:table-cell office:value-type="float" office:value="1.806422" calcext:value-type="float">
            <text:p>1.806422</text:p>
          </table:table-cell>
          <table:table-cell office:value-type="float" office:value="1.794172" calcext:value-type="float">
            <text:p>1.794172</text:p>
          </table:table-cell>
        </table:table-row>
        <table:table-row table:style-name="ro1">
          <table:table-cell office:value-type="float" office:value="1.802594" calcext:value-type="float">
            <text:p>1.802594</text:p>
          </table:table-cell>
          <table:table-cell office:value-type="float" office:value="1.792303" calcext:value-type="float">
            <text:p>1.792303</text:p>
          </table:table-cell>
        </table:table-row>
        <table:table-row table:style-name="ro1">
          <table:table-cell office:value-type="float" office:value="1.794938" calcext:value-type="float">
            <text:p>1.794938</text:p>
          </table:table-cell>
          <table:table-cell office:value-type="float" office:value="1.791483" calcext:value-type="float">
            <text:p>1.791483</text:p>
          </table:table-cell>
        </table:table-row>
        <table:table-row table:style-name="ro1">
          <table:table-cell office:value-type="float" office:value="1.787282" calcext:value-type="float">
            <text:p>1.787282</text:p>
          </table:table-cell>
          <table:table-cell office:value-type="float" office:value="1.790105" calcext:value-type="float">
            <text:p>1.790105</text:p>
          </table:table-cell>
        </table:table-row>
        <table:table-row table:style-name="ro1">
          <table:table-cell office:value-type="float" office:value="1.782177" calcext:value-type="float">
            <text:p>1.782177</text:p>
          </table:table-cell>
          <table:table-cell office:value-type="float" office:value="1.787835" calcext:value-type="float">
            <text:p>1.787835</text:p>
          </table:table-cell>
        </table:table-row>
        <table:table-row table:style-name="ro1">
          <table:table-cell office:value-type="float" office:value="1.782177" calcext:value-type="float">
            <text:p>1.782177</text:p>
          </table:table-cell>
          <table:table-cell office:value-type="float" office:value="1.782906" calcext:value-type="float">
            <text:p>1.782906</text:p>
          </table:table-cell>
        </table:table-row>
        <table:table-row table:style-name="ro1">
          <table:table-cell office:value-type="float" office:value="1.775968" calcext:value-type="float">
            <text:p>1.775968</text:p>
          </table:table-cell>
          <table:table-cell office:value-type="float" office:value="1.776697" calcext:value-type="float">
            <text:p>1.776697</text:p>
          </table:table-cell>
        </table:table-row>
        <table:table-row table:style-name="ro1">
          <table:table-cell office:value-type="float" office:value="1.783625" calcext:value-type="float">
            <text:p>1.783625</text:p>
          </table:table-cell>
          <table:table-cell office:value-type="float" office:value="1.769929" calcext:value-type="float">
            <text:p>1.769929</text:p>
          </table:table-cell>
        </table:table-row>
        <table:table-row table:style-name="ro1">
          <table:table-cell office:value-type="float" office:value="1.778103" calcext:value-type="float">
            <text:p>1.778103</text:p>
          </table:table-cell>
          <table:table-cell office:value-type="float" office:value="1.764407" calcext:value-type="float">
            <text:p>1.764407</text:p>
          </table:table-cell>
        </table:table-row>
        <table:table-row table:style-name="ro1">
          <table:table-cell office:value-type="float" office:value="1.781432" calcext:value-type="float">
            <text:p>1.781432</text:p>
          </table:table-cell>
          <table:table-cell office:value-type="float" office:value="1.767736" calcext:value-type="float">
            <text:p>1.767736</text:p>
          </table:table-cell>
        </table:table-row>
        <table:table-row table:style-name="ro1">
          <table:table-cell office:value-type="float" office:value="1.78526" calcext:value-type="float">
            <text:p>1.78526</text:p>
          </table:table-cell>
          <table:table-cell office:value-type="float" office:value="1.772899" calcext:value-type="float">
            <text:p>1.772899</text:p>
          </table:table-cell>
        </table:table-row>
        <table:table-row table:style-name="ro1">
          <table:table-cell office:value-type="float" office:value="1.78996" calcext:value-type="float">
            <text:p>1.78996</text:p>
          </table:table-cell>
          <table:table-cell office:value-type="float" office:value="1.777599" calcext:value-type="float">
            <text:p>1.777599</text:p>
          </table:table-cell>
        </table:table-row>
        <table:table-row table:style-name="ro1">
          <table:table-cell office:value-type="float" office:value="1.800257" calcext:value-type="float">
            <text:p>1.800257</text:p>
          </table:table-cell>
          <table:table-cell office:value-type="float" office:value="1.787896" calcext:value-type="float">
            <text:p>1.787896</text:p>
          </table:table-cell>
        </table:table-row>
        <table:table-row table:style-name="ro1">
          <table:table-cell office:value-type="float" office:value="1.816647" calcext:value-type="float">
            <text:p>1.816647</text:p>
          </table:table-cell>
          <table:table-cell office:value-type="float" office:value="1.804286" calcext:value-type="float">
            <text:p>1.804286</text:p>
          </table:table-cell>
        </table:table-row>
        <table:table-row table:style-name="ro1">
          <table:table-cell office:value-type="float" office:value="1.834141" calcext:value-type="float">
            <text:p>1.834141</text:p>
          </table:table-cell>
          <table:table-cell office:value-type="float" office:value="1.82178" calcext:value-type="float">
            <text:p>1.82178</text:p>
          </table:table-cell>
        </table:table-row>
        <table:table-row table:style-name="ro1">
          <table:table-cell office:value-type="float" office:value="1.842917" calcext:value-type="float">
            <text:p>1.842917</text:p>
          </table:table-cell>
          <table:table-cell office:value-type="float" office:value="1.830556" calcext:value-type="float">
            <text:p>1.830556</text:p>
          </table:table-cell>
        </table:table-row>
        <table:table-row table:style-name="ro1">
          <table:table-cell office:value-type="float" office:value="1.844121" calcext:value-type="float">
            <text:p>1.844121</text:p>
          </table:table-cell>
          <table:table-cell office:value-type="float" office:value="1.831761" calcext:value-type="float">
            <text:p>1.831761</text:p>
          </table:table-cell>
        </table:table-row>
        <table:table-row table:style-name="ro1">
          <table:table-cell office:value-type="float" office:value="1.842255" calcext:value-type="float">
            <text:p>1.842255</text:p>
          </table:table-cell>
          <table:table-cell office:value-type="float" office:value="1.829895" calcext:value-type="float">
            <text:p>1.829895</text:p>
          </table:table-cell>
        </table:table-row>
        <table:table-row table:style-name="ro1">
          <table:table-cell office:value-type="float" office:value="1.838294" calcext:value-type="float">
            <text:p>1.838294</text:p>
          </table:table-cell>
          <table:table-cell office:value-type="float" office:value="1.825933" calcext:value-type="float">
            <text:p>1.825933</text:p>
          </table:table-cell>
        </table:table-row>
        <table:table-row table:style-name="ro1">
          <table:table-cell office:value-type="float" office:value="1.834582" calcext:value-type="float">
            <text:p>1.834582</text:p>
          </table:table-cell>
          <table:table-cell office:value-type="float" office:value="1.822221" calcext:value-type="float">
            <text:p>1.822221</text:p>
          </table:table-cell>
        </table:table-row>
        <table:table-row table:style-name="ro1">
          <table:table-cell office:value-type="float" office:value="1.833017" calcext:value-type="float">
            <text:p>1.833017</text:p>
          </table:table-cell>
          <table:table-cell office:value-type="float" office:value="1.820656" calcext:value-type="float">
            <text:p>1.820656</text:p>
          </table:table-cell>
        </table:table-row>
        <table:table-row table:style-name="ro1">
          <table:table-cell office:value-type="float" office:value="1.827364" calcext:value-type="float">
            <text:p>1.827364</text:p>
          </table:table-cell>
          <table:table-cell office:value-type="float" office:value="1.815003" calcext:value-type="float">
            <text:p>1.815003</text:p>
          </table:table-cell>
        </table:table-row>
        <table:table-row table:style-name="ro1">
          <table:table-cell office:value-type="float" office:value="1.820551" calcext:value-type="float">
            <text:p>1.820551</text:p>
          </table:table-cell>
          <table:table-cell office:value-type="float" office:value="1.80819" calcext:value-type="float">
            <text:p>1.80819</text:p>
          </table:table-cell>
        </table:table-row>
        <table:table-row table:style-name="ro1">
          <table:table-cell office:value-type="float" office:value="1.812904" calcext:value-type="float">
            <text:p>1.812904</text:p>
          </table:table-cell>
          <table:table-cell office:value-type="float" office:value="1.800543" calcext:value-type="float">
            <text:p>1.800543</text:p>
          </table:table-cell>
        </table:table-row>
        <table:table-row table:style-name="ro1">
          <table:table-cell office:value-type="float" office:value="1.799747" calcext:value-type="float">
            <text:p>1.799747</text:p>
          </table:table-cell>
          <table:table-cell office:value-type="float" office:value="1.787387" calcext:value-type="float">
            <text:p>1.787387</text:p>
          </table:table-cell>
        </table:table-row>
        <table:table-row table:style-name="ro1">
          <table:table-cell office:value-type="float" office:value="1.789105" calcext:value-type="float">
            <text:p>1.789105</text:p>
          </table:table-cell>
          <table:table-cell office:value-type="float" office:value="1.776744" calcext:value-type="float">
            <text:p>1.776744</text:p>
          </table:table-cell>
        </table:table-row>
        <table:table-row table:style-name="ro1">
          <table:table-cell office:value-type="float" office:value="1.785318" calcext:value-type="float">
            <text:p>1.785318</text:p>
          </table:table-cell>
          <table:table-cell office:value-type="float" office:value="1.772957" calcext:value-type="float">
            <text:p>1.772957</text:p>
          </table:table-cell>
        </table:table-row>
        <table:table-row table:style-name="ro1">
          <table:table-cell office:value-type="float" office:value="1.784786" calcext:value-type="float">
            <text:p>1.784786</text:p>
          </table:table-cell>
          <table:table-cell office:value-type="float" office:value="1.772425" calcext:value-type="float">
            <text:p>1.772425</text:p>
          </table:table-cell>
        </table:table-row>
        <table:table-row table:style-name="ro1">
          <table:table-cell office:value-type="float" office:value="1.783577" calcext:value-type="float">
            <text:p>1.783577</text:p>
          </table:table-cell>
          <table:table-cell office:value-type="float" office:value="1.771216" calcext:value-type="float">
            <text:p>1.771216</text:p>
          </table:table-cell>
        </table:table-row>
        <table:table-row table:style-name="ro1">
          <table:table-cell office:value-type="float" office:value="1.778278" calcext:value-type="float">
            <text:p>1.778278</text:p>
          </table:table-cell>
          <table:table-cell office:value-type="float" office:value="1.765917" calcext:value-type="float">
            <text:p>1.765917</text:p>
          </table:table-cell>
        </table:table-row>
        <table:table-row table:style-name="ro1">
          <table:table-cell office:value-type="float" office:value="1.776887" calcext:value-type="float">
            <text:p>1.776887</text:p>
          </table:table-cell>
          <table:table-cell office:value-type="float" office:value="1.764526" calcext:value-type="float">
            <text:p>1.764526</text:p>
          </table:table-cell>
        </table:table-row>
        <table:table-row table:style-name="ro1">
          <table:table-cell office:value-type="float" office:value="1.776887" calcext:value-type="float">
            <text:p>1.776887</text:p>
          </table:table-cell>
          <table:table-cell office:value-type="float" office:value="1.76493" calcext:value-type="float">
            <text:p>1.76493</text:p>
          </table:table-cell>
        </table:table-row>
        <table:table-row table:style-name="ro1">
          <table:table-cell office:value-type="float" office:value="1.778163" calcext:value-type="float">
            <text:p>1.778163</text:p>
          </table:table-cell>
          <table:table-cell office:value-type="float" office:value="1.765543" calcext:value-type="float">
            <text:p>1.765543</text:p>
          </table:table-cell>
        </table:table-row>
        <table:table-row table:style-name="ro1">
          <table:table-cell office:value-type="float" office:value="1.775611" calcext:value-type="float">
            <text:p>1.775611</text:p>
          </table:table-cell>
          <table:table-cell office:value-type="float" office:value="1.766453" calcext:value-type="float">
            <text:p>1.766453</text:p>
          </table:table-cell>
        </table:table-row>
        <table:table-row table:style-name="ro1">
          <table:table-cell office:value-type="float" office:value="1.774335" calcext:value-type="float">
            <text:p>1.774335</text:p>
          </table:table-cell>
          <table:table-cell office:value-type="float" office:value="1.767085" calcext:value-type="float">
            <text:p>1.767085</text:p>
          </table:table-cell>
        </table:table-row>
        <table:table-row table:style-name="ro1">
          <table:table-cell office:value-type="float" office:value="1.770507" calcext:value-type="float">
            <text:p>1.770507</text:p>
          </table:table-cell>
          <table:table-cell office:value-type="float" office:value="1.766682" calcext:value-type="float">
            <text:p>1.766682</text:p>
          </table:table-cell>
        </table:table-row>
        <table:table-row table:style-name="ro1">
          <table:table-cell office:value-type="float" office:value="1.769231" calcext:value-type="float">
            <text:p>1.769231</text:p>
          </table:table-cell>
          <table:table-cell office:value-type="float" office:value="1.76603" calcext:value-type="float">
            <text:p>1.76603</text:p>
          </table:table-cell>
        </table:table-row>
        <table:table-row table:style-name="ro1">
          <table:table-cell office:value-type="float" office:value="1.765403" calcext:value-type="float">
            <text:p>1.765403</text:p>
          </table:table-cell>
          <table:table-cell office:value-type="float" office:value="1.76544" calcext:value-type="float">
            <text:p>1.76544</text:p>
          </table:table-cell>
        </table:table-row>
        <table:table-row table:style-name="ro1">
          <table:table-cell office:value-type="float" office:value="1.761575" calcext:value-type="float">
            <text:p>1.761575</text:p>
          </table:table-cell>
          <table:table-cell office:value-type="float" office:value="1.765281" calcext:value-type="float">
            <text:p>1.765281</text:p>
          </table:table-cell>
        </table:table-row>
        <table:table-row table:style-name="ro1">
          <table:table-cell office:value-type="float" office:value="1.760299" calcext:value-type="float">
            <text:p>1.760299</text:p>
          </table:table-cell>
          <table:table-cell office:value-type="float" office:value="1.765491" calcext:value-type="float">
            <text:p>1.765491</text:p>
          </table:table-cell>
        </table:table-row>
        <table:table-row table:style-name="ro1">
          <table:table-cell office:value-type="float" office:value="1.759023" calcext:value-type="float">
            <text:p>1.759023</text:p>
          </table:table-cell>
          <table:table-cell office:value-type="float" office:value="1.763627" calcext:value-type="float">
            <text:p>1.763627</text:p>
          </table:table-cell>
        </table:table-row>
        <table:table-row table:style-name="ro1">
          <table:table-cell office:value-type="float" office:value="1.757747" calcext:value-type="float">
            <text:p>1.757747</text:p>
          </table:table-cell>
          <table:table-cell office:value-type="float" office:value="1.761185" calcext:value-type="float">
            <text:p>1.761185</text:p>
          </table:table-cell>
        </table:table-row>
        <table:table-row table:style-name="ro1">
          <table:table-cell office:value-type="float" office:value="1.752643" calcext:value-type="float">
            <text:p>1.752643</text:p>
          </table:table-cell>
          <table:table-cell office:value-type="float" office:value="1.759134" calcext:value-type="float">
            <text:p>1.759134</text:p>
          </table:table-cell>
        </table:table-row>
        <table:table-row table:style-name="ro1">
          <table:table-cell office:value-type="float" office:value="1.748814" calcext:value-type="float">
            <text:p>1.748814</text:p>
          </table:table-cell>
          <table:table-cell office:value-type="float" office:value="1.756442" calcext:value-type="float">
            <text:p>1.756442</text:p>
          </table:table-cell>
        </table:table-row>
        <table:table-row table:style-name="ro1">
          <table:table-cell office:value-type="float" office:value="1.746262" calcext:value-type="float">
            <text:p>1.746262</text:p>
          </table:table-cell>
          <table:table-cell office:value-type="float" office:value="1.751419" calcext:value-type="float">
            <text:p>1.751419</text:p>
          </table:table-cell>
        </table:table-row>
        <table:table-row table:style-name="ro1">
          <table:table-cell office:value-type="float" office:value="1.742434" calcext:value-type="float">
            <text:p>1.742434</text:p>
          </table:table-cell>
          <table:table-cell office:value-type="float" office:value="1.747047" calcext:value-type="float">
            <text:p>1.747047</text:p>
          </table:table-cell>
        </table:table-row>
        <table:table-row table:style-name="ro1">
          <table:table-cell office:value-type="float" office:value="1.73733" calcext:value-type="float">
            <text:p>1.73733</text:p>
          </table:table-cell>
          <table:table-cell office:value-type="float" office:value="1.742922" calcext:value-type="float">
            <text:p>1.742922</text:p>
          </table:table-cell>
        </table:table-row>
        <table:table-row table:style-name="ro1">
          <table:table-cell office:value-type="float" office:value="1.733502" calcext:value-type="float">
            <text:p>1.733502</text:p>
          </table:table-cell>
          <table:table-cell office:value-type="float" office:value="1.739007" calcext:value-type="float">
            <text:p>1.739007</text:p>
          </table:table-cell>
        </table:table-row>
        <table:table-row table:style-name="ro1">
          <table:table-cell office:value-type="float" office:value="1.730186" calcext:value-type="float">
            <text:p>1.730186</text:p>
          </table:table-cell>
          <table:table-cell office:value-type="float" office:value="1.735691" calcext:value-type="float">
            <text:p>1.735691</text:p>
          </table:table-cell>
        </table:table-row>
        <table:table-row table:style-name="ro1">
          <table:table-cell office:value-type="float" office:value="1.726358" calcext:value-type="float">
            <text:p>1.726358</text:p>
          </table:table-cell>
          <table:table-cell office:value-type="float" office:value="1.733555" calcext:value-type="float">
            <text:p>1.733555</text:p>
          </table:table-cell>
        </table:table-row>
        <table:table-row table:style-name="ro1">
          <table:table-cell office:value-type="float" office:value="1.723806" calcext:value-type="float">
            <text:p>1.723806</text:p>
          </table:table-cell>
          <table:table-cell office:value-type="float" office:value="1.731292" calcext:value-type="float">
            <text:p>1.731292</text:p>
          </table:table-cell>
        </table:table-row>
        <table:table-row table:style-name="ro1">
          <table:table-cell office:value-type="float" office:value="1.72253" calcext:value-type="float">
            <text:p>1.72253</text:p>
          </table:table-cell>
          <table:table-cell office:value-type="float" office:value="1.727794" calcext:value-type="float">
            <text:p>1.727794</text:p>
          </table:table-cell>
        </table:table-row>
        <table:table-row table:style-name="ro1">
          <table:table-cell office:value-type="float" office:value="1.719978" calcext:value-type="float">
            <text:p>1.719978</text:p>
          </table:table-cell>
          <table:table-cell office:value-type="float" office:value="1.725278" calcext:value-type="float">
            <text:p>1.725278</text:p>
          </table:table-cell>
        </table:table-row>
        <table:table-row table:style-name="ro1">
          <table:table-cell office:value-type="float" office:value="1.717426" calcext:value-type="float">
            <text:p>1.717426</text:p>
          </table:table-cell>
          <table:table-cell office:value-type="float" office:value="1.723397" calcext:value-type="float">
            <text:p>1.723397</text:p>
          </table:table-cell>
        </table:table-row>
        <table:table-row table:style-name="ro1">
          <table:table-cell office:value-type="float" office:value="1.71615" calcext:value-type="float">
            <text:p>1.71615</text:p>
          </table:table-cell>
          <table:table-cell office:value-type="float" office:value="1.721761" calcext:value-type="float">
            <text:p>1.721761</text:p>
          </table:table-cell>
        </table:table-row>
        <table:table-row table:style-name="ro1">
          <table:table-cell office:value-type="float" office:value="1.714874" calcext:value-type="float">
            <text:p>1.714874</text:p>
          </table:table-cell>
          <table:table-cell office:value-type="float" office:value="1.719776" calcext:value-type="float">
            <text:p>1.719776</text:p>
          </table:table-cell>
        </table:table-row>
        <table:table-row table:style-name="ro1">
          <table:table-cell office:value-type="float" office:value="1.714874" calcext:value-type="float">
            <text:p>1.714874</text:p>
          </table:table-cell>
          <table:table-cell office:value-type="float" office:value="1.718374" calcext:value-type="float">
            <text:p>1.718374</text:p>
          </table:table-cell>
        </table:table-row>
        <table:table-row table:style-name="ro1">
          <table:table-cell office:value-type="float" office:value="1.714874" calcext:value-type="float">
            <text:p>1.714874</text:p>
          </table:table-cell>
          <table:table-cell office:value-type="float" office:value="1.717541" calcext:value-type="float">
            <text:p>1.717541</text:p>
          </table:table-cell>
        </table:table-row>
        <table:table-row table:style-name="ro1">
          <table:table-cell office:value-type="float" office:value="1.713598" calcext:value-type="float">
            <text:p>1.713598</text:p>
          </table:table-cell>
          <table:table-cell office:value-type="float" office:value="1.717087" calcext:value-type="float">
            <text:p>1.717087</text:p>
          </table:table-cell>
        </table:table-row>
        <table:table-row table:style-name="ro1">
          <table:table-cell office:value-type="float" office:value="1.712322" calcext:value-type="float">
            <text:p>1.712322</text:p>
          </table:table-cell>
          <table:table-cell office:value-type="float" office:value="1.717143" calcext:value-type="float">
            <text:p>1.717143</text:p>
          </table:table-cell>
        </table:table-row>
        <table:table-row table:style-name="ro1">
          <table:table-cell office:value-type="float" office:value="1.70977" calcext:value-type="float">
            <text:p>1.70977</text:p>
          </table:table-cell>
          <table:table-cell office:value-type="float" office:value="1.717371" calcext:value-type="float">
            <text:p>1.717371</text:p>
          </table:table-cell>
        </table:table-row>
        <table:table-row table:style-name="ro1">
          <table:table-cell office:value-type="float" office:value="1.708494" calcext:value-type="float">
            <text:p>1.708494</text:p>
          </table:table-cell>
          <table:table-cell office:value-type="float" office:value="1.715586" calcext:value-type="float">
            <text:p>1.715586</text:p>
          </table:table-cell>
        </table:table-row>
        <table:table-row table:style-name="ro1">
          <table:table-cell office:value-type="float" office:value="1.707218" calcext:value-type="float">
            <text:p>1.707218</text:p>
          </table:table-cell>
          <table:table-cell office:value-type="float" office:value="1.713795" calcext:value-type="float">
            <text:p>1.713795</text:p>
          </table:table-cell>
        </table:table-row>
        <table:table-row table:style-name="ro1">
          <table:table-cell office:value-type="float" office:value="1.70339" calcext:value-type="float">
            <text:p>1.70339</text:p>
          </table:table-cell>
          <table:table-cell office:value-type="float" office:value="1.711965" calcext:value-type="float">
            <text:p>1.711965</text:p>
          </table:table-cell>
        </table:table-row>
        <table:table-row table:style-name="ro1">
          <table:table-cell office:value-type="float" office:value="1.702114" calcext:value-type="float">
            <text:p>1.702114</text:p>
          </table:table-cell>
          <table:table-cell office:value-type="float" office:value="1.708719" calcext:value-type="float">
            <text:p>1.708719</text:p>
          </table:table-cell>
        </table:table-row>
        <table:table-row table:style-name="ro1">
          <table:table-cell office:value-type="float" office:value="1.699562" calcext:value-type="float">
            <text:p>1.699562</text:p>
          </table:table-cell>
          <table:table-cell office:value-type="float" office:value="1.705834" calcext:value-type="float">
            <text:p>1.705834</text:p>
          </table:table-cell>
        </table:table-row>
        <table:table-row table:style-name="ro1">
          <table:table-cell office:value-type="float" office:value="1.695733" calcext:value-type="float">
            <text:p>1.695733</text:p>
          </table:table-cell>
          <table:table-cell office:value-type="float" office:value="1.703396" calcext:value-type="float">
            <text:p>1.703396</text:p>
          </table:table-cell>
        </table:table-row>
        <table:table-row table:style-name="ro1">
          <table:table-cell office:value-type="float" office:value="1.691905" calcext:value-type="float">
            <text:p>1.691905</text:p>
          </table:table-cell>
          <table:table-cell office:value-type="float" office:value="1.69999" calcext:value-type="float">
            <text:p>1.69999</text:p>
          </table:table-cell>
        </table:table-row>
        <table:table-row table:style-name="ro1">
          <table:table-cell office:value-type="float" office:value="1.686801" calcext:value-type="float">
            <text:p>1.686801</text:p>
          </table:table-cell>
          <table:table-cell office:value-type="float" office:value="1.694571" calcext:value-type="float">
            <text:p>1.694571</text:p>
          </table:table-cell>
        </table:table-row>
        <table:table-row table:style-name="ro1">
          <table:table-cell office:value-type="float" office:value="1.682973" calcext:value-type="float">
            <text:p>1.682973</text:p>
          </table:table-cell>
          <table:table-cell office:value-type="float" office:value="1.689109" calcext:value-type="float">
            <text:p>1.689109</text:p>
          </table:table-cell>
        </table:table-row>
        <table:table-row table:style-name="ro1">
          <table:table-cell office:value-type="float" office:value="1.676593" calcext:value-type="float">
            <text:p>1.676593</text:p>
          </table:table-cell>
          <table:table-cell office:value-type="float" office:value="1.684656" calcext:value-type="float">
            <text:p>1.684656</text:p>
          </table:table-cell>
        </table:table-row>
        <table:table-row table:style-name="ro1">
          <table:table-cell office:value-type="float" office:value="1.674041" calcext:value-type="float">
            <text:p>1.674041</text:p>
          </table:table-cell>
          <table:table-cell office:value-type="float" office:value="1.680003" calcext:value-type="float">
            <text:p>1.680003</text:p>
          </table:table-cell>
        </table:table-row>
        <table:table-row table:style-name="ro1">
          <table:table-cell office:value-type="float" office:value="1.671489" calcext:value-type="float">
            <text:p>1.671489</text:p>
          </table:table-cell>
          <table:table-cell office:value-type="float" office:value="1.675686" calcext:value-type="float">
            <text:p>1.675686</text:p>
          </table:table-cell>
        </table:table-row>
        <table:table-row table:style-name="ro1">
          <table:table-cell office:value-type="float" office:value="1.668937" calcext:value-type="float">
            <text:p>1.668937</text:p>
          </table:table-cell>
          <table:table-cell office:value-type="float" office:value="1.673122" calcext:value-type="float">
            <text:p>1.673122</text:p>
          </table:table-cell>
        </table:table-row>
        <table:table-row table:style-name="ro1">
          <table:table-cell office:value-type="float" office:value="1.667661" calcext:value-type="float">
            <text:p>1.667661</text:p>
          </table:table-cell>
          <table:table-cell office:value-type="float" office:value="1.671446" calcext:value-type="float">
            <text:p>1.671446</text:p>
          </table:table-cell>
        </table:table-row>
        <table:table-row table:style-name="ro1">
          <table:table-cell office:value-type="float" office:value="1.666385" calcext:value-type="float">
            <text:p>1.666385</text:p>
          </table:table-cell>
          <table:table-cell office:value-type="float" office:value="1.670504" calcext:value-type="float">
            <text:p>1.670504</text:p>
          </table:table-cell>
        </table:table-row>
        <table:table-row table:style-name="ro1">
          <table:table-cell office:value-type="float" office:value="1.662556" calcext:value-type="float">
            <text:p>1.662556</text:p>
          </table:table-cell>
          <table:table-cell office:value-type="float" office:value="1.670456" calcext:value-type="float">
            <text:p>1.670456</text:p>
          </table:table-cell>
        </table:table-row>
        <table:table-row table:style-name="ro1">
          <table:table-cell office:value-type="float" office:value="1.66128" calcext:value-type="float">
            <text:p>1.66128</text:p>
          </table:table-cell>
          <table:table-cell office:value-type="float" office:value="1.669315" calcext:value-type="float">
            <text:p>1.669315</text:p>
          </table:table-cell>
        </table:table-row>
        <table:table-row table:style-name="ro1">
          <table:table-cell office:value-type="float" office:value="1.658728" calcext:value-type="float">
            <text:p>1.658728</text:p>
          </table:table-cell>
          <table:table-cell office:value-type="float" office:value="1.666127" calcext:value-type="float">
            <text:p>1.666127</text:p>
          </table:table-cell>
        </table:table-row>
        <table:table-row table:style-name="ro1">
          <table:table-cell office:value-type="float" office:value="1.657452" calcext:value-type="float">
            <text:p>1.657452</text:p>
          </table:table-cell>
          <table:table-cell office:value-type="float" office:value="1.663438" calcext:value-type="float">
            <text:p>1.663438</text:p>
          </table:table-cell>
        </table:table-row>
        <table:table-row table:style-name="ro1">
          <table:table-cell office:value-type="float" office:value="1.653624" calcext:value-type="float">
            <text:p>1.653624</text:p>
          </table:table-cell>
          <table:table-cell office:value-type="float" office:value="1.661023" calcext:value-type="float">
            <text:p>1.661023</text:p>
          </table:table-cell>
        </table:table-row>
        <table:table-row table:style-name="ro1">
          <table:table-cell office:value-type="float" office:value="1.651072" calcext:value-type="float">
            <text:p>1.651072</text:p>
          </table:table-cell>
          <table:table-cell office:value-type="float" office:value="1.658056" calcext:value-type="float">
            <text:p>1.658056</text:p>
          </table:table-cell>
        </table:table-row>
        <table:table-row table:style-name="ro1">
          <table:table-cell office:value-type="float" office:value="1.647244" calcext:value-type="float">
            <text:p>1.647244</text:p>
          </table:table-cell>
          <table:table-cell office:value-type="float" office:value="1.654968" calcext:value-type="float">
            <text:p>1.654968</text:p>
          </table:table-cell>
        </table:table-row>
        <table:table-row table:style-name="ro1">
          <table:table-cell office:value-type="float" office:value="1.644692" calcext:value-type="float">
            <text:p>1.644692</text:p>
          </table:table-cell>
          <table:table-cell office:value-type="float" office:value="1.651234" calcext:value-type="float">
            <text:p>1.651234</text:p>
          </table:table-cell>
        </table:table-row>
        <table:table-row table:style-name="ro1">
          <table:table-cell office:value-type="float" office:value="1.64214" calcext:value-type="float">
            <text:p>1.64214</text:p>
          </table:table-cell>
          <table:table-cell office:value-type="float" office:value="1.648373" calcext:value-type="float">
            <text:p>1.648373</text:p>
          </table:table-cell>
        </table:table-row>
        <table:table-row table:style-name="ro1">
          <table:table-cell office:value-type="float" office:value="1.640864" calcext:value-type="float">
            <text:p>1.640864</text:p>
          </table:table-cell>
          <table:table-cell office:value-type="float" office:value="1.64639" calcext:value-type="float">
            <text:p>1.64639</text:p>
          </table:table-cell>
        </table:table-row>
        <table:table-row table:style-name="ro1">
          <table:table-cell office:value-type="float" office:value="1.639588" calcext:value-type="float">
            <text:p>1.639588</text:p>
          </table:table-cell>
          <table:table-cell office:value-type="float" office:value="1.644748" calcext:value-type="float">
            <text:p>1.644748</text:p>
          </table:table-cell>
        </table:table-row>
        <table:table-row table:style-name="ro1">
          <table:table-cell office:value-type="float" office:value="1.637036" calcext:value-type="float">
            <text:p>1.637036</text:p>
          </table:table-cell>
          <table:table-cell office:value-type="float" office:value="1.643446" calcext:value-type="float">
            <text:p>1.643446</text:p>
          </table:table-cell>
        </table:table-row>
        <table:table-row table:style-name="ro1">
          <table:table-cell office:value-type="float" office:value="1.63576" calcext:value-type="float">
            <text:p>1.63576</text:p>
          </table:table-cell>
          <table:table-cell office:value-type="float" office:value="1.643021" calcext:value-type="float">
            <text:p>1.643021</text:p>
          </table:table-cell>
        </table:table-row>
        <table:table-row table:style-name="ro1">
          <table:table-cell office:value-type="float" office:value="1.634484" calcext:value-type="float">
            <text:p>1.634484</text:p>
          </table:table-cell>
          <table:table-cell office:value-type="float" office:value="1.641888" calcext:value-type="float">
            <text:p>1.641888</text:p>
          </table:table-cell>
        </table:table-row>
        <table:table-row table:style-name="ro1">
          <table:table-cell office:value-type="float" office:value="1.634484" calcext:value-type="float">
            <text:p>1.634484</text:p>
          </table:table-cell>
          <table:table-cell office:value-type="float" office:value="1.640564" calcext:value-type="float">
            <text:p>1.640564</text:p>
          </table:table-cell>
        </table:table-row>
        <table:table-row table:style-name="ro1">
          <table:table-cell office:value-type="float" office:value="1.634484" calcext:value-type="float">
            <text:p>1.634484</text:p>
          </table:table-cell>
          <table:table-cell office:value-type="float" office:value="1.639464" calcext:value-type="float">
            <text:p>1.639464</text:p>
          </table:table-cell>
        </table:table-row>
        <table:table-row table:style-name="ro1">
          <table:table-cell office:value-type="float" office:value="1.633208" calcext:value-type="float">
            <text:p>1.633208</text:p>
          </table:table-cell>
          <table:table-cell office:value-type="float" office:value="1.639747" calcext:value-type="float">
            <text:p>1.639747</text:p>
          </table:table-cell>
        </table:table-row>
        <table:table-row table:style-name="ro1">
          <table:table-cell office:value-type="float" office:value="1.633208" calcext:value-type="float">
            <text:p>1.633208</text:p>
          </table:table-cell>
          <table:table-cell office:value-type="float" office:value="1.640348" calcext:value-type="float">
            <text:p>1.640348</text:p>
          </table:table-cell>
        </table:table-row>
        <table:table-row table:style-name="ro1">
          <table:table-cell office:value-type="float" office:value="1.633208" calcext:value-type="float">
            <text:p>1.633208</text:p>
          </table:table-cell>
          <table:table-cell office:value-type="float" office:value="1.640162" calcext:value-type="float">
            <text:p>1.640162</text:p>
          </table:table-cell>
        </table:table-row>
        <table:table-row table:style-name="ro1">
          <table:table-cell office:value-type="float" office:value="1.633208" calcext:value-type="float">
            <text:p>1.633208</text:p>
          </table:table-cell>
          <table:table-cell office:value-type="float" office:value="1.639698" calcext:value-type="float">
            <text:p>1.639698</text:p>
          </table:table-cell>
        </table:table-row>
        <table:table-row table:style-name="ro1">
          <table:table-cell office:value-type="float" office:value="1.633208" calcext:value-type="float">
            <text:p>1.633208</text:p>
          </table:table-cell>
          <table:table-cell office:value-type="float" office:value="1.639464" calcext:value-type="float">
            <text:p>1.639464</text:p>
          </table:table-cell>
        </table:table-row>
        <table:table-row table:style-name="ro1">
          <table:table-cell office:value-type="float" office:value="1.633208" calcext:value-type="float">
            <text:p>1.633208</text:p>
          </table:table-cell>
          <table:table-cell office:value-type="float" office:value="1.638953" calcext:value-type="float">
            <text:p>1.638953</text:p>
          </table:table-cell>
        </table:table-row>
        <table:table-row table:style-name="ro1">
          <table:table-cell office:value-type="float" office:value="1.630656" calcext:value-type="float">
            <text:p>1.630656</text:p>
          </table:table-cell>
          <table:table-cell office:value-type="float" office:value="1.637825" calcext:value-type="float">
            <text:p>1.637825</text:p>
          </table:table-cell>
        </table:table-row>
        <table:table-row table:style-name="ro1">
          <table:table-cell office:value-type="float" office:value="1.628104" calcext:value-type="float">
            <text:p>1.628104</text:p>
          </table:table-cell>
          <table:table-cell office:value-type="float" office:value="1.635974" calcext:value-type="float">
            <text:p>1.635974</text:p>
          </table:table-cell>
        </table:table-row>
        <table:table-row table:style-name="ro1">
          <table:table-cell office:value-type="float" office:value="1.625552" calcext:value-type="float">
            <text:p>1.625552</text:p>
          </table:table-cell>
          <table:table-cell office:value-type="float" office:value="1.633139" calcext:value-type="float">
            <text:p>1.633139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1.629138" calcext:value-type="float">
            <text:p>1.629138</text:p>
          </table:table-cell>
        </table:table-row>
        <table:table-row table:style-name="ro1">
          <table:table-cell office:value-type="float" office:value="1.620448" calcext:value-type="float">
            <text:p>1.620448</text:p>
          </table:table-cell>
          <table:table-cell office:value-type="float" office:value="1.625349" calcext:value-type="float">
            <text:p>1.625349</text:p>
          </table:table-cell>
        </table:table-row>
        <table:table-row table:style-name="ro1">
          <table:table-cell office:value-type="float" office:value="1.617896" calcext:value-type="float">
            <text:p>1.617896</text:p>
          </table:table-cell>
          <table:table-cell office:value-type="float" office:value="1.6225" calcext:value-type="float">
            <text:p>1.6225</text:p>
          </table:table-cell>
        </table:table-row>
        <table:table-row table:style-name="ro1">
          <table:table-cell office:value-type="float" office:value="1.61662" calcext:value-type="float">
            <text:p>1.61662</text:p>
          </table:table-cell>
          <table:table-cell office:value-type="float" office:value="1.620326" calcext:value-type="float">
            <text:p>1.620326</text:p>
          </table:table-cell>
        </table:table-row>
        <table:table-row table:style-name="ro1">
          <table:table-cell office:value-type="float" office:value="1.615344" calcext:value-type="float">
            <text:p>1.615344</text:p>
          </table:table-cell>
          <table:table-cell office:value-type="float" office:value="1.618459" calcext:value-type="float">
            <text:p>1.618459</text:p>
          </table:table-cell>
        </table:table-row>
        <table:table-row table:style-name="ro1">
          <table:table-cell office:value-type="float" office:value="1.61401" calcext:value-type="float">
            <text:p>1.61401</text:p>
          </table:table-cell>
          <table:table-cell office:value-type="float" office:value="1.617125" calcext:value-type="float">
            <text:p>1.617125</text:p>
          </table:table-cell>
        </table:table-row>
        <table:table-row table:style-name="ro1">
          <table:table-cell office:value-type="float" office:value="1.617838" calcext:value-type="float">
            <text:p>1.617838</text:p>
          </table:table-cell>
          <table:table-cell office:value-type="float" office:value="1.616495" calcext:value-type="float">
            <text:p>1.616495</text:p>
          </table:table-cell>
        </table:table-row>
        <table:table-row table:style-name="ro1">
          <table:table-cell office:value-type="float" office:value="1.619114" calcext:value-type="float">
            <text:p>1.619114</text:p>
          </table:table-cell>
          <table:table-cell office:value-type="float" office:value="1.616301" calcext:value-type="float">
            <text:p>1.616301</text:p>
          </table:table-cell>
        </table:table-row>
        <table:table-row table:style-name="ro1">
          <table:table-cell office:value-type="float" office:value="1.617838" calcext:value-type="float">
            <text:p>1.617838</text:p>
          </table:table-cell>
          <table:table-cell office:value-type="float" office:value="1.616375" calcext:value-type="float">
            <text:p>1.616375</text:p>
          </table:table-cell>
        </table:table-row>
        <table:table-row table:style-name="ro1">
          <table:table-cell office:value-type="float" office:value="1.616562" calcext:value-type="float">
            <text:p>1.616562</text:p>
          </table:table-cell>
          <table:table-cell office:value-type="float" office:value="1.616103" calcext:value-type="float">
            <text:p>1.616103</text:p>
          </table:table-cell>
        </table:table-row>
        <table:table-row table:style-name="ro1">
          <table:table-cell office:value-type="float" office:value="1.616562" calcext:value-type="float">
            <text:p>1.616562</text:p>
          </table:table-cell>
          <table:table-cell office:value-type="float" office:value="1.615074" calcext:value-type="float">
            <text:p>1.615074</text:p>
          </table:table-cell>
        </table:table-row>
        <table:table-row table:style-name="ro1">
          <table:table-cell office:value-type="float" office:value="1.61401" calcext:value-type="float">
            <text:p>1.61401</text:p>
          </table:table-cell>
          <table:table-cell office:value-type="float" office:value="1.613595" calcext:value-type="float">
            <text:p>1.613595</text:p>
          </table:table-cell>
        </table:table-row>
        <table:table-row table:style-name="ro1">
          <table:table-cell office:value-type="float" office:value="1.610182" calcext:value-type="float">
            <text:p>1.610182</text:p>
          </table:table-cell>
          <table:table-cell office:value-type="float" office:value="1.611262" calcext:value-type="float">
            <text:p>1.611262</text:p>
          </table:table-cell>
        </table:table-row>
        <table:table-row table:style-name="ro1">
          <table:table-cell office:value-type="float" office:value="1.606354" calcext:value-type="float">
            <text:p>1.606354</text:p>
          </table:table-cell>
          <table:table-cell office:value-type="float" office:value="1.60705" calcext:value-type="float">
            <text:p>1.60705</text:p>
          </table:table-cell>
        </table:table-row>
        <table:table-row table:style-name="ro1">
          <table:table-cell office:value-type="float" office:value="1.601249" calcext:value-type="float">
            <text:p>1.601249</text:p>
          </table:table-cell>
          <table:table-cell office:value-type="float" office:value="1.602644" calcext:value-type="float">
            <text:p>1.602644</text:p>
          </table:table-cell>
        </table:table-row>
        <table:table-row table:style-name="ro1">
          <table:table-cell office:value-type="float" office:value="1.596145" calcext:value-type="float">
            <text:p>1.596145</text:p>
          </table:table-cell>
          <table:table-cell office:value-type="float" office:value="1.598393" calcext:value-type="float">
            <text:p>1.598393</text:p>
          </table:table-cell>
        </table:table-row>
        <table:table-row table:style-name="ro1">
          <table:table-cell office:value-type="float" office:value="1.593593" calcext:value-type="float">
            <text:p>1.593593</text:p>
          </table:table-cell>
          <table:table-cell office:value-type="float" office:value="1.59363" calcext:value-type="float">
            <text:p>1.59363</text:p>
          </table:table-cell>
        </table:table-row>
        <table:table-row table:style-name="ro1">
          <table:table-cell office:value-type="float" office:value="1.591041" calcext:value-type="float">
            <text:p>1.591041</text:p>
          </table:table-cell>
          <table:table-cell office:value-type="float" office:value="1.589832" calcext:value-type="float">
            <text:p>1.589832</text:p>
          </table:table-cell>
        </table:table-row>
        <table:table-row table:style-name="ro1">
          <table:table-cell office:value-type="float" office:value="1.588202" calcext:value-type="float">
            <text:p>1.588202</text:p>
          </table:table-cell>
          <table:table-cell office:value-type="float" office:value="1.586993" calcext:value-type="float">
            <text:p>1.586993</text:p>
          </table:table-cell>
        </table:table-row>
        <table:table-row table:style-name="ro1">
          <table:table-cell office:value-type="float" office:value="1.586604" calcext:value-type="float">
            <text:p>1.586604</text:p>
          </table:table-cell>
          <table:table-cell office:value-type="float" office:value="1.585395" calcext:value-type="float">
            <text:p>1.585395</text:p>
          </table:table-cell>
        </table:table-row>
        <table:table-row table:style-name="ro1">
          <table:table-cell office:value-type="float" office:value="1.586142" calcext:value-type="float">
            <text:p>1.586142</text:p>
          </table:table-cell>
          <table:table-cell office:value-type="float" office:value="1.584933" calcext:value-type="float">
            <text:p>1.584933</text:p>
          </table:table-cell>
        </table:table-row>
        <table:table-row table:style-name="ro1">
          <table:table-cell office:value-type="float" office:value="1.587418" calcext:value-type="float">
            <text:p>1.587418</text:p>
          </table:table-cell>
          <table:table-cell office:value-type="float" office:value="1.58535" calcext:value-type="float">
            <text:p>1.58535</text:p>
          </table:table-cell>
        </table:table-row>
        <table:table-row table:style-name="ro1">
          <table:table-cell office:value-type="float" office:value="1.587418" calcext:value-type="float">
            <text:p>1.587418</text:p>
          </table:table-cell>
          <table:table-cell office:value-type="float" office:value="1.585976" calcext:value-type="float">
            <text:p>1.585976</text:p>
          </table:table-cell>
        </table:table-row>
        <table:table-row table:style-name="ro1">
          <table:table-cell office:value-type="float" office:value="1.584866" calcext:value-type="float">
            <text:p>1.584866</text:p>
          </table:table-cell>
          <table:table-cell office:value-type="float" office:value="1.585937" calcext:value-type="float">
            <text:p>1.585937</text:p>
          </table:table-cell>
        </table:table-row>
        <table:table-row table:style-name="ro1">
          <table:table-cell office:value-type="float" office:value="1.58359" calcext:value-type="float">
            <text:p>1.58359</text:p>
          </table:table-cell>
          <table:table-cell office:value-type="float" office:value="1.58551" calcext:value-type="float">
            <text:p>1.58551</text:p>
          </table:table-cell>
        </table:table-row>
        <table:table-row table:style-name="ro1">
          <table:table-cell office:value-type="float" office:value="1.582314" calcext:value-type="float">
            <text:p>1.582314</text:p>
          </table:table-cell>
          <table:table-cell office:value-type="float" office:value="1.584236" calcext:value-type="float">
            <text:p>1.584236</text:p>
          </table:table-cell>
        </table:table-row>
        <table:table-row table:style-name="ro1">
          <table:table-cell office:value-type="float" office:value="1.582314" calcext:value-type="float">
            <text:p>1.582314</text:p>
          </table:table-cell>
          <table:table-cell office:value-type="float" office:value="1.584023" calcext:value-type="float">
            <text:p>1.584023</text:p>
          </table:table-cell>
        </table:table-row>
        <table:table-row table:style-name="ro1">
          <table:table-cell office:value-type="float" office:value="1.581038" calcext:value-type="float">
            <text:p>1.581038</text:p>
          </table:table-cell>
          <table:table-cell office:value-type="float" office:value="1.584762" calcext:value-type="float">
            <text:p>1.584762</text:p>
          </table:table-cell>
        </table:table-row>
        <table:table-row table:style-name="ro1">
          <table:table-cell office:value-type="float" office:value="1.579762" calcext:value-type="float">
            <text:p>1.579762</text:p>
          </table:table-cell>
          <table:table-cell office:value-type="float" office:value="1.585075" calcext:value-type="float">
            <text:p>1.585075</text:p>
          </table:table-cell>
        </table:table-row>
        <table:table-row table:style-name="ro1">
          <table:table-cell office:value-type="float" office:value="1.579762" calcext:value-type="float">
            <text:p>1.579762</text:p>
          </table:table-cell>
          <table:table-cell office:value-type="float" office:value="1.5843" calcext:value-type="float">
            <text:p>1.5843</text:p>
          </table:table-cell>
        </table:table-row>
        <table:table-row table:style-name="ro1">
          <table:table-cell office:value-type="float" office:value="1.578582" calcext:value-type="float">
            <text:p>1.578582</text:p>
          </table:table-cell>
          <table:table-cell office:value-type="float" office:value="1.583121" calcext:value-type="float">
            <text:p>1.583121</text:p>
          </table:table-cell>
        </table:table-row>
        <table:table-row table:style-name="ro1">
          <table:table-cell office:value-type="float" office:value="1.578582" calcext:value-type="float">
            <text:p>1.578582</text:p>
          </table:table-cell>
          <table:table-cell office:value-type="float" office:value="1.58272" calcext:value-type="float">
            <text:p>1.58272</text:p>
          </table:table-cell>
        </table:table-row>
        <table:table-row table:style-name="ro1">
          <table:table-cell office:value-type="float" office:value="1.577306" calcext:value-type="float">
            <text:p>1.577306</text:p>
          </table:table-cell>
          <table:table-cell office:value-type="float" office:value="1.581759" calcext:value-type="float">
            <text:p>1.581759</text:p>
          </table:table-cell>
        </table:table-row>
        <table:table-row table:style-name="ro1">
          <table:table-cell office:value-type="float" office:value="1.575127" calcext:value-type="float">
            <text:p>1.575127</text:p>
          </table:table-cell>
          <table:table-cell office:value-type="float" office:value="1.579579" calcext:value-type="float">
            <text:p>1.579579</text:p>
          </table:table-cell>
        </table:table-row>
        <table:table-row table:style-name="ro1">
          <table:table-cell office:value-type="float" office:value="1.572691" calcext:value-type="float">
            <text:p>1.572691</text:p>
          </table:table-cell>
          <table:table-cell office:value-type="float" office:value="1.577144" calcext:value-type="float">
            <text:p>1.577144</text:p>
          </table:table-cell>
        </table:table-row>
        <table:table-row table:style-name="ro1">
          <table:table-cell office:value-type="float" office:value="1.571415" calcext:value-type="float">
            <text:p>1.571415</text:p>
          </table:table-cell>
          <table:table-cell office:value-type="float" office:value="1.575227" calcext:value-type="float">
            <text:p>1.575227</text:p>
          </table:table-cell>
        </table:table-row>
        <table:table-row table:style-name="ro1">
          <table:table-cell office:value-type="float" office:value="1.568863" calcext:value-type="float">
            <text:p>1.568863</text:p>
          </table:table-cell>
          <table:table-cell office:value-type="float" office:value="1.573852" calcext:value-type="float">
            <text:p>1.573852</text:p>
          </table:table-cell>
        </table:table-row>
        <table:table-row table:style-name="ro1">
          <table:table-cell office:value-type="float" office:value="1.566311" calcext:value-type="float">
            <text:p>1.566311</text:p>
          </table:table-cell>
          <table:table-cell office:value-type="float" office:value="1.571494" calcext:value-type="float">
            <text:p>1.571494</text:p>
          </table:table-cell>
        </table:table-row>
        <table:table-row table:style-name="ro1">
          <table:table-cell office:value-type="float" office:value="1.563759" calcext:value-type="float">
            <text:p>1.563759</text:p>
          </table:table-cell>
          <table:table-cell office:value-type="float" office:value="1.567872" calcext:value-type="float">
            <text:p>1.567872</text:p>
          </table:table-cell>
        </table:table-row>
        <table:table-row table:style-name="ro1">
          <table:table-cell office:value-type="float" office:value="1.563759" calcext:value-type="float">
            <text:p>1.563759</text:p>
          </table:table-cell>
          <table:table-cell office:value-type="float" office:value="1.564802" calcext:value-type="float">
            <text:p>1.564802</text:p>
          </table:table-cell>
        </table:table-row>
        <table:table-row table:style-name="ro1">
          <table:table-cell office:value-type="float" office:value="1.562483" calcext:value-type="float">
            <text:p>1.562483</text:p>
          </table:table-cell>
          <table:table-cell office:value-type="float" office:value="1.562824" calcext:value-type="float">
            <text:p>1.562824</text:p>
          </table:table-cell>
        </table:table-row>
        <table:table-row table:style-name="ro1">
          <table:table-cell office:value-type="float" office:value="1.562483" calcext:value-type="float">
            <text:p>1.562483</text:p>
          </table:table-cell>
          <table:table-cell office:value-type="float" office:value="1.561618" calcext:value-type="float">
            <text:p>1.561618</text:p>
          </table:table-cell>
        </table:table-row>
        <table:table-row table:style-name="ro1">
          <table:table-cell office:value-type="float" office:value="1.565035" calcext:value-type="float">
            <text:p>1.565035</text:p>
          </table:table-cell>
          <table:table-cell office:value-type="float" office:value="1.560326" calcext:value-type="float">
            <text:p>1.560326</text:p>
          </table:table-cell>
        </table:table-row>
        <table:table-row table:style-name="ro1">
          <table:table-cell office:value-type="float" office:value="1.565035" calcext:value-type="float">
            <text:p>1.565035</text:p>
          </table:table-cell>
          <table:table-cell office:value-type="float" office:value="1.557666" calcext:value-type="float">
            <text:p>1.557666</text:p>
          </table:table-cell>
        </table:table-row>
        <table:table-row table:style-name="ro1">
          <table:table-cell office:value-type="float" office:value="1.563759" calcext:value-type="float">
            <text:p>1.563759</text:p>
          </table:table-cell>
          <table:table-cell office:value-type="float" office:value="1.558859" calcext:value-type="float">
            <text:p>1.558859</text:p>
          </table:table-cell>
        </table:table-row>
        <table:table-row table:style-name="ro1">
          <table:table-cell office:value-type="float" office:value="1.562483" calcext:value-type="float">
            <text:p>1.562483</text:p>
          </table:table-cell>
          <table:table-cell office:value-type="float" office:value="1.558573" calcext:value-type="float">
            <text:p>1.558573</text:p>
          </table:table-cell>
        </table:table-row>
        <table:table-row table:style-name="ro1">
          <table:table-cell office:value-type="float" office:value="1.562483" calcext:value-type="float">
            <text:p>1.562483</text:p>
          </table:table-cell>
          <table:table-cell office:value-type="float" office:value="1.558621" calcext:value-type="float">
            <text:p>1.558621</text:p>
          </table:table-cell>
        </table:table-row>
        <table:table-row table:style-name="ro1">
          <table:table-cell office:value-type="float" office:value="1.562483" calcext:value-type="float">
            <text:p>1.562483</text:p>
          </table:table-cell>
          <table:table-cell office:value-type="float" office:value="1.556466" calcext:value-type="float">
            <text:p>1.556466</text:p>
          </table:table-cell>
        </table:table-row>
        <table:table-row table:style-name="ro1">
          <table:table-cell office:value-type="float" office:value="1.562483" calcext:value-type="float">
            <text:p>1.562483</text:p>
          </table:table-cell>
          <table:table-cell office:value-type="float" office:value="1.555395" calcext:value-type="float">
            <text:p>1.555395</text:p>
          </table:table-cell>
        </table:table-row>
        <table:table-row table:style-name="ro1">
          <table:table-cell office:value-type="float" office:value="1.559931" calcext:value-type="float">
            <text:p>1.559931</text:p>
          </table:table-cell>
          <table:table-cell office:value-type="float" office:value="1.554327" calcext:value-type="float">
            <text:p>1.554327</text:p>
          </table:table-cell>
        </table:table-row>
        <table:table-row table:style-name="ro1">
          <table:table-cell office:value-type="float" office:value="1.556103" calcext:value-type="float">
            <text:p>1.556103</text:p>
          </table:table-cell>
          <table:table-cell office:value-type="float" office:value="1.554024" calcext:value-type="float">
            <text:p>1.554024</text:p>
          </table:table-cell>
        </table:table-row>
        <table:table-row table:style-name="ro1">
          <table:table-cell office:value-type="float" office:value="1.556103" calcext:value-type="float">
            <text:p>1.556103</text:p>
          </table:table-cell>
          <table:table-cell office:value-type="float" office:value="1.551951" calcext:value-type="float">
            <text:p>1.551951</text:p>
          </table:table-cell>
        </table:table-row>
        <table:table-row table:style-name="ro1">
          <table:table-cell office:value-type="float" office:value="1.554827" calcext:value-type="float">
            <text:p>1.554827</text:p>
          </table:table-cell>
          <table:table-cell office:value-type="float" office:value="1.54902" calcext:value-type="float">
            <text:p>1.54902</text:p>
          </table:table-cell>
        </table:table-row>
        <table:table-row table:style-name="ro1">
          <table:table-cell office:value-type="float" office:value="1.552275" calcext:value-type="float">
            <text:p>1.552275</text:p>
          </table:table-cell>
          <table:table-cell office:value-type="float" office:value="1.54746" calcext:value-type="float">
            <text:p>1.54746</text:p>
          </table:table-cell>
        </table:table-row>
        <table:table-row table:style-name="ro1">
          <table:table-cell office:value-type="float" office:value="1.549723" calcext:value-type="float">
            <text:p>1.549723</text:p>
          </table:table-cell>
          <table:table-cell office:value-type="float" office:value="1.54608" calcext:value-type="float">
            <text:p>1.54608</text:p>
          </table:table-cell>
        </table:table-row>
        <table:table-row table:style-name="ro1">
          <table:table-cell office:value-type="float" office:value="1.548447" calcext:value-type="float">
            <text:p>1.548447</text:p>
          </table:table-cell>
          <table:table-cell office:value-type="float" office:value="1.544304" calcext:value-type="float">
            <text:p>1.544304</text:p>
          </table:table-cell>
        </table:table-row>
        <table:table-row table:style-name="ro1">
          <table:table-cell office:value-type="float" office:value="1.548447" calcext:value-type="float">
            <text:p>1.548447</text:p>
          </table:table-cell>
          <table:table-cell office:value-type="float" office:value="1.542301" calcext:value-type="float">
            <text:p>1.542301</text:p>
          </table:table-cell>
        </table:table-row>
        <table:table-row table:style-name="ro1">
          <table:table-cell office:value-type="float" office:value="1.548198" calcext:value-type="float">
            <text:p>1.548198</text:p>
          </table:table-cell>
          <table:table-cell office:value-type="float" office:value="1.542051" calcext:value-type="float">
            <text:p>1.542051</text:p>
          </table:table-cell>
        </table:table-row>
        <table:table-row table:style-name="ro1">
          <table:table-cell office:value-type="float" office:value="1.55075" calcext:value-type="float">
            <text:p>1.55075</text:p>
          </table:table-cell>
          <table:table-cell office:value-type="float" office:value="1.542226" calcext:value-type="float">
            <text:p>1.542226</text:p>
          </table:table-cell>
        </table:table-row>
        <table:table-row table:style-name="ro1">
          <table:table-cell office:value-type="float" office:value="1.553302" calcext:value-type="float">
            <text:p>1.553302</text:p>
          </table:table-cell>
          <table:table-cell office:value-type="float" office:value="1.543127" calcext:value-type="float">
            <text:p>1.543127</text:p>
          </table:table-cell>
        </table:table-row>
        <table:table-row table:style-name="ro1">
          <table:table-cell office:value-type="float" office:value="1.554578" calcext:value-type="float">
            <text:p>1.554578</text:p>
          </table:table-cell>
          <table:table-cell office:value-type="float" office:value="1.545096" calcext:value-type="float">
            <text:p>1.545096</text:p>
          </table:table-cell>
        </table:table-row>
        <table:table-row table:style-name="ro1">
          <table:table-cell office:value-type="float" office:value="1.554578" calcext:value-type="float">
            <text:p>1.554578</text:p>
          </table:table-cell>
          <table:table-cell office:value-type="float" office:value="1.547166" calcext:value-type="float">
            <text:p>1.547166</text:p>
          </table:table-cell>
        </table:table-row>
        <table:table-row table:style-name="ro1">
          <table:table-cell office:value-type="float" office:value="1.553302" calcext:value-type="float">
            <text:p>1.553302</text:p>
          </table:table-cell>
          <table:table-cell office:value-type="float" office:value="1.54837" calcext:value-type="float">
            <text:p>1.54837</text:p>
          </table:table-cell>
        </table:table-row>
        <table:table-row table:style-name="ro1">
          <table:table-cell office:value-type="float" office:value="1.553302" calcext:value-type="float">
            <text:p>1.553302</text:p>
          </table:table-cell>
          <table:table-cell office:value-type="float" office:value="1.548832" calcext:value-type="float">
            <text:p>1.548832</text:p>
          </table:table-cell>
        </table:table-row>
        <table:table-row table:style-name="ro1">
          <table:table-cell office:value-type="float" office:value="1.552026" calcext:value-type="float">
            <text:p>1.552026</text:p>
          </table:table-cell>
          <table:table-cell office:value-type="float" office:value="1.548495" calcext:value-type="float">
            <text:p>1.548495</text:p>
          </table:table-cell>
        </table:table-row>
        <table:table-row table:style-name="ro1">
          <table:table-cell office:value-type="float" office:value="1.55075" calcext:value-type="float">
            <text:p>1.55075</text:p>
          </table:table-cell>
          <table:table-cell office:value-type="float" office:value="1.548012" calcext:value-type="float">
            <text:p>1.548012</text:p>
          </table:table-cell>
        </table:table-row>
        <table:table-row table:style-name="ro1">
          <table:table-cell office:value-type="float" office:value="1.55075" calcext:value-type="float">
            <text:p>1.55075</text:p>
          </table:table-cell>
          <table:table-cell office:value-type="float" office:value="1.547022" calcext:value-type="float">
            <text:p>1.547022</text:p>
          </table:table-cell>
        </table:table-row>
        <table:table-row table:style-name="ro1">
          <table:table-cell office:value-type="float" office:value="1.549474" calcext:value-type="float">
            <text:p>1.549474</text:p>
          </table:table-cell>
          <table:table-cell office:value-type="float" office:value="1.546386" calcext:value-type="float">
            <text:p>1.546386</text:p>
          </table:table-cell>
        </table:table-row>
        <table:table-row table:style-name="ro1">
          <table:table-cell office:value-type="float" office:value="1.549474" calcext:value-type="float">
            <text:p>1.549474</text:p>
          </table:table-cell>
          <table:table-cell office:value-type="float" office:value="1.546563" calcext:value-type="float">
            <text:p>1.546563</text:p>
          </table:table-cell>
        </table:table-row>
        <table:table-row table:style-name="ro1">
          <table:table-cell office:value-type="float" office:value="1.549507" calcext:value-type="float">
            <text:p>1.549507</text:p>
          </table:table-cell>
          <table:table-cell office:value-type="float" office:value="1.546596" calcext:value-type="float">
            <text:p>1.546596</text:p>
          </table:table-cell>
        </table:table-row>
        <table:table-row table:style-name="ro1">
          <table:table-cell office:value-type="float" office:value="1.549918" calcext:value-type="float">
            <text:p>1.549918</text:p>
          </table:table-cell>
          <table:table-cell office:value-type="float" office:value="1.547007" calcext:value-type="float">
            <text:p>1.547007</text:p>
          </table:table-cell>
        </table:table-row>
        <table:table-row table:style-name="ro1">
          <table:table-cell office:value-type="float" office:value="1.55247" calcext:value-type="float">
            <text:p>1.55247</text:p>
          </table:table-cell>
          <table:table-cell office:value-type="float" office:value="1.548697" calcext:value-type="float">
            <text:p>1.548697</text:p>
          </table:table-cell>
        </table:table-row>
        <table:table-row table:style-name="ro1">
          <table:table-cell office:value-type="float" office:value="1.55247" calcext:value-type="float">
            <text:p>1.55247</text:p>
          </table:table-cell>
          <table:table-cell office:value-type="float" office:value="1.55124" calcext:value-type="float">
            <text:p>1.55124</text:p>
          </table:table-cell>
        </table:table-row>
        <table:table-row table:style-name="ro1">
          <table:table-cell office:value-type="float" office:value="1.553746" calcext:value-type="float">
            <text:p>1.553746</text:p>
          </table:table-cell>
          <table:table-cell office:value-type="float" office:value="1.552783" calcext:value-type="float">
            <text:p>1.552783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59" calcext:value-type="float">
            <text:p>1.553659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824" calcext:value-type="float">
            <text:p>1.553824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953" calcext:value-type="float">
            <text:p>1.553953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748" calcext:value-type="float">
            <text:p>1.553748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562" calcext:value-type="float">
            <text:p>1.553562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42" calcext:value-type="float">
            <text:p>1.553642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764" calcext:value-type="float">
            <text:p>1.553764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737" calcext:value-type="float">
            <text:p>1.553737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62" calcext:value-type="float">
            <text:p>1.553662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93" calcext:value-type="float">
            <text:p>1.553693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757" calcext:value-type="float">
            <text:p>1.553757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704" calcext:value-type="float">
            <text:p>1.553704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08" calcext:value-type="float">
            <text:p>1.553608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597" calcext:value-type="float">
            <text:p>1.553597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66" calcext:value-type="float">
            <text:p>1.553666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71" calcext:value-type="float">
            <text:p>1.553671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23" calcext:value-type="float">
            <text:p>1.553623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34" calcext:value-type="float">
            <text:p>1.553634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7" calcext:value-type="float">
            <text:p>1.55367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59" calcext:value-type="float">
            <text:p>1.553659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22" calcext:value-type="float">
            <text:p>1.553622</text:p>
          </table:table-cell>
        </table:table-row>
        <table:table-row table:style-name="ro1">
          <table:table-cell office:value-type="float" office:value="1.555022" calcext:value-type="float">
            <text:p>1.555022</text:p>
          </table:table-cell>
          <table:table-cell office:value-type="float" office:value="1.553616" calcext:value-type="float">
            <text:p>1.553616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674" calcext:value-type="float">
            <text:p>1.553674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706" calcext:value-type="float">
            <text:p>1.553706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706" calcext:value-type="float">
            <text:p>1.553706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721" calcext:value-type="float">
            <text:p>1.553721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748" calcext:value-type="float">
            <text:p>1.553748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769" calcext:value-type="float">
            <text:p>1.553769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832" calcext:value-type="float">
            <text:p>1.553832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3928" calcext:value-type="float">
            <text:p>1.553928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4072" calcext:value-type="float">
            <text:p>1.554072</text:p>
          </table:table-cell>
        </table:table-row>
        <table:table-row table:style-name="ro1">
          <table:table-cell office:value-type="float" office:value="1.556298" calcext:value-type="float">
            <text:p>1.556298</text:p>
          </table:table-cell>
          <table:table-cell office:value-type="float" office:value="1.554307" calcext:value-type="float">
            <text:p>1.554307</text:p>
          </table:table-cell>
        </table:table-row>
        <table:table-row table:style-name="ro1">
          <table:table-cell office:value-type="float" office:value="1.557574" calcext:value-type="float">
            <text:p>1.557574</text:p>
          </table:table-cell>
          <table:table-cell office:value-type="float" office:value="1.554685" calcext:value-type="float">
            <text:p>1.554685</text:p>
          </table:table-cell>
        </table:table-row>
        <table:table-row table:style-name="ro1">
          <table:table-cell office:value-type="float" office:value="1.557574" calcext:value-type="float">
            <text:p>1.557574</text:p>
          </table:table-cell>
          <table:table-cell office:value-type="float" office:value="1.555266" calcext:value-type="float">
            <text:p>1.555266</text:p>
          </table:table-cell>
        </table:table-row>
        <table:table-row table:style-name="ro1">
          <table:table-cell office:value-type="float" office:value="1.55885" calcext:value-type="float">
            <text:p>1.55885</text:p>
          </table:table-cell>
          <table:table-cell office:value-type="float" office:value="1.556055" calcext:value-type="float">
            <text:p>1.556055</text:p>
          </table:table-cell>
        </table:table-row>
        <table:table-row table:style-name="ro1">
          <table:table-cell office:value-type="float" office:value="1.560126" calcext:value-type="float">
            <text:p>1.560126</text:p>
          </table:table-cell>
          <table:table-cell office:value-type="float" office:value="1.557126" calcext:value-type="float">
            <text:p>1.557126</text:p>
          </table:table-cell>
        </table:table-row>
        <table:table-row table:style-name="ro1">
          <table:table-cell office:value-type="float" office:value="1.561402" calcext:value-type="float">
            <text:p>1.561402</text:p>
          </table:table-cell>
          <table:table-cell office:value-type="float" office:value="1.558447" calcext:value-type="float">
            <text:p>1.558447</text:p>
          </table:table-cell>
        </table:table-row>
        <table:table-row table:style-name="ro1">
          <table:table-cell office:value-type="float" office:value="1.561402" calcext:value-type="float">
            <text:p>1.561402</text:p>
          </table:table-cell>
          <table:table-cell office:value-type="float" office:value="1.559837" calcext:value-type="float">
            <text:p>1.559837</text:p>
          </table:table-cell>
        </table:table-row>
        <table:table-row table:style-name="ro1">
          <table:table-cell office:value-type="float" office:value="1.561998" calcext:value-type="float">
            <text:p>1.561998</text:p>
          </table:table-cell>
          <table:table-cell office:value-type="float" office:value="1.560432" calcext:value-type="float">
            <text:p>1.560432</text:p>
          </table:table-cell>
        </table:table-row>
        <table:table-row table:style-name="ro1">
          <table:table-cell office:value-type="float" office:value="1.561592" calcext:value-type="float">
            <text:p>1.561592</text:p>
          </table:table-cell>
          <table:table-cell office:value-type="float" office:value="1.560027" calcext:value-type="float">
            <text:p>1.560027</text:p>
          </table:table-cell>
        </table:table-row>
        <table:table-row table:style-name="ro1">
          <table:table-cell office:value-type="float" office:value="1.561592" calcext:value-type="float">
            <text:p>1.561592</text:p>
          </table:table-cell>
          <table:table-cell office:value-type="float" office:value="1.559426" calcext:value-type="float">
            <text:p>1.559426</text:p>
          </table:table-cell>
        </table:table-row>
        <table:table-row table:style-name="ro1">
          <table:table-cell office:value-type="float" office:value="1.561592" calcext:value-type="float">
            <text:p>1.561592</text:p>
          </table:table-cell>
          <table:table-cell office:value-type="float" office:value="1.559596" calcext:value-type="float">
            <text:p>1.559596</text:p>
          </table:table-cell>
        </table:table-row>
        <table:table-row table:style-name="ro1">
          <table:table-cell office:value-type="float" office:value="1.56205" calcext:value-type="float">
            <text:p>1.56205</text:p>
          </table:table-cell>
          <table:table-cell office:value-type="float" office:value="1.560053" calcext:value-type="float">
            <text:p>1.560053</text:p>
          </table:table-cell>
        </table:table-row>
        <table:table-row table:style-name="ro1">
          <table:table-cell office:value-type="float" office:value="1.559498" calcext:value-type="float">
            <text:p>1.559498</text:p>
          </table:table-cell>
          <table:table-cell office:value-type="float" office:value="1.559947" calcext:value-type="float">
            <text:p>1.559947</text:p>
          </table:table-cell>
        </table:table-row>
        <table:table-row table:style-name="ro1">
          <table:table-cell office:value-type="float" office:value="1.559104" calcext:value-type="float">
            <text:p>1.559104</text:p>
          </table:table-cell>
          <table:table-cell office:value-type="float" office:value="1.559553" calcext:value-type="float">
            <text:p>1.559553</text:p>
          </table:table-cell>
        </table:table-row>
        <table:table-row table:style-name="ro1">
          <table:table-cell office:value-type="float" office:value="1.559114" calcext:value-type="float">
            <text:p>1.559114</text:p>
          </table:table-cell>
          <table:table-cell office:value-type="float" office:value="1.559563" calcext:value-type="float">
            <text:p>1.559563</text:p>
          </table:table-cell>
        </table:table-row>
        <table:table-row table:style-name="ro1">
          <table:table-cell office:value-type="float" office:value="1.559114" calcext:value-type="float">
            <text:p>1.559114</text:p>
          </table:table-cell>
          <table:table-cell office:value-type="float" office:value="1.559888" calcext:value-type="float">
            <text:p>1.559888</text:p>
          </table:table-cell>
        </table:table-row>
        <table:table-row table:style-name="ro1">
          <table:table-cell office:value-type="float" office:value="1.559163" calcext:value-type="float">
            <text:p>1.559163</text:p>
          </table:table-cell>
          <table:table-cell office:value-type="float" office:value="1.559937" calcext:value-type="float">
            <text:p>1.559937</text:p>
          </table:table-cell>
        </table:table-row>
        <table:table-row table:style-name="ro1">
          <table:table-cell office:value-type="float" office:value="1.55901" calcext:value-type="float">
            <text:p>1.55901</text:p>
          </table:table-cell>
          <table:table-cell office:value-type="float" office:value="1.559785" calcext:value-type="float">
            <text:p>1.559785</text:p>
          </table:table-cell>
        </table:table-row>
        <table:table-row table:style-name="ro1">
          <table:table-cell office:value-type="float" office:value="1.558088" calcext:value-type="float">
            <text:p>1.558088</text:p>
          </table:table-cell>
          <table:table-cell office:value-type="float" office:value="1.558863" calcext:value-type="float">
            <text:p>1.558863</text:p>
          </table:table-cell>
        </table:table-row>
        <table:table-row table:style-name="ro1">
          <table:table-cell office:value-type="float" office:value="1.538402" calcext:value-type="float">
            <text:p>1.538402</text:p>
          </table:table-cell>
          <table:table-cell office:value-type="float" office:value="1.539176" calcext:value-type="float">
            <text:p>1.539176</text:p>
          </table:table-cell>
        </table:table-row>
        <table:table-row table:style-name="ro1">
          <table:table-cell office:value-type="float" office:value="1.496697" calcext:value-type="float">
            <text:p>1.496697</text:p>
          </table:table-cell>
          <table:table-cell office:value-type="float" office:value="1.497471" calcext:value-type="float">
            <text:p>1.497471</text:p>
          </table:table-cell>
        </table:table-row>
        <table:table-row table:style-name="ro1">
          <table:table-cell office:value-type="float" office:value="1.456935" calcext:value-type="float">
            <text:p>1.456935</text:p>
          </table:table-cell>
          <table:table-cell office:value-type="float" office:value="1.45771" calcext:value-type="float">
            <text:p>1.45771</text:p>
          </table:table-cell>
        </table:table-row>
        <table:table-row table:style-name="ro1">
          <table:table-cell office:value-type="float" office:value="1.42202" calcext:value-type="float">
            <text:p>1.42202</text:p>
          </table:table-cell>
          <table:table-cell office:value-type="float" office:value="1.422795" calcext:value-type="float">
            <text:p>1.422795</text:p>
          </table:table-cell>
        </table:table-row>
        <table:table-row table:style-name="ro1">
          <table:table-cell office:value-type="float" office:value="1.403865" calcext:value-type="float">
            <text:p>1.403865</text:p>
          </table:table-cell>
          <table:table-cell office:value-type="float" office:value="1.404639" calcext:value-type="float">
            <text:p>1.404639</text:p>
          </table:table-cell>
        </table:table-row>
        <table:table-row table:style-name="ro1">
          <table:table-cell office:value-type="float" office:value="1.402589" calcext:value-type="float">
            <text:p>1.402589</text:p>
          </table:table-cell>
          <table:table-cell office:value-type="float" office:value="1.405624" calcext:value-type="float">
            <text:p>1.405624</text:p>
          </table:table-cell>
        </table:table-row>
        <table:table-row table:style-name="ro1">
          <table:table-cell office:value-type="float" office:value="1.408969" calcext:value-type="float">
            <text:p>1.408969</text:p>
          </table:table-cell>
          <table:table-cell office:value-type="float" office:value="1.41447" calcext:value-type="float">
            <text:p>1.41447</text:p>
          </table:table-cell>
        </table:table-row>
        <table:table-row table:style-name="ro1">
          <table:table-cell office:value-type="float" office:value="1.420454" calcext:value-type="float">
            <text:p>1.420454</text:p>
          </table:table-cell>
          <table:table-cell office:value-type="float" office:value="1.42487" calcext:value-type="float">
            <text:p>1.42487</text:p>
          </table:table-cell>
        </table:table-row>
        <table:table-row table:style-name="ro1">
          <table:table-cell office:value-type="float" office:value="1.430662" calcext:value-type="float">
            <text:p>1.430662</text:p>
          </table:table-cell>
          <table:table-cell office:value-type="float" office:value="1.436199" calcext:value-type="float">
            <text:p>1.436199</text:p>
          </table:table-cell>
        </table:table-row>
        <table:table-row table:style-name="ro1">
          <table:table-cell office:value-type="float" office:value="1.443247" calcext:value-type="float">
            <text:p>1.443247</text:p>
          </table:table-cell>
          <table:table-cell office:value-type="float" office:value="1.448784" calcext:value-type="float">
            <text:p>1.448784</text:p>
          </table:table-cell>
        </table:table-row>
        <table:table-row table:style-name="ro1">
          <table:table-cell office:value-type="float" office:value="1.45404" calcext:value-type="float">
            <text:p>1.45404</text:p>
          </table:table-cell>
          <table:table-cell office:value-type="float" office:value="1.459577" calcext:value-type="float">
            <text:p>1.459577</text:p>
          </table:table-cell>
        </table:table-row>
        <table:table-row table:style-name="ro1">
          <table:table-cell office:value-type="float" office:value="1.46472" calcext:value-type="float">
            <text:p>1.46472</text:p>
          </table:table-cell>
          <table:table-cell office:value-type="float" office:value="1.470257" calcext:value-type="float">
            <text:p>1.470257</text:p>
          </table:table-cell>
        </table:table-row>
        <table:table-row table:style-name="ro1">
          <table:table-cell office:value-type="float" office:value="1.471048" calcext:value-type="float">
            <text:p>1.471048</text:p>
          </table:table-cell>
          <table:table-cell office:value-type="float" office:value="1.476585" calcext:value-type="float">
            <text:p>1.476585</text:p>
          </table:table-cell>
        </table:table-row>
        <table:table-row table:style-name="ro1">
          <table:table-cell office:value-type="float" office:value="1.471283" calcext:value-type="float">
            <text:p>1.471283</text:p>
          </table:table-cell>
          <table:table-cell office:value-type="float" office:value="1.47682" calcext:value-type="float">
            <text:p>1.47682</text:p>
          </table:table-cell>
        </table:table-row>
        <table:table-row table:style-name="ro1">
          <table:table-cell office:value-type="float" office:value="1.472056" calcext:value-type="float">
            <text:p>1.472056</text:p>
          </table:table-cell>
          <table:table-cell office:value-type="float" office:value="1.477593" calcext:value-type="float">
            <text:p>1.477593</text:p>
          </table:table-cell>
        </table:table-row>
        <table:table-row table:style-name="ro1">
          <table:table-cell office:value-type="float" office:value="1.471803" calcext:value-type="float">
            <text:p>1.471803</text:p>
          </table:table-cell>
          <table:table-cell office:value-type="float" office:value="1.47734" calcext:value-type="float">
            <text:p>1.47734</text:p>
          </table:table-cell>
        </table:table-row>
        <table:table-row table:style-name="ro1">
          <table:table-cell office:value-type="float" office:value="1.471618" calcext:value-type="float">
            <text:p>1.471618</text:p>
          </table:table-cell>
          <table:table-cell office:value-type="float" office:value="1.477155" calcext:value-type="float">
            <text:p>1.477155</text:p>
          </table:table-cell>
        </table:table-row>
        <table:table-row table:style-name="ro1">
          <table:table-cell office:value-type="float" office:value="1.469409" calcext:value-type="float">
            <text:p>1.469409</text:p>
          </table:table-cell>
          <table:table-cell office:value-type="float" office:value="1.474946" calcext:value-type="float">
            <text:p>1.474946</text:p>
          </table:table-cell>
        </table:table-row>
        <table:table-row table:style-name="ro1">
          <table:table-cell office:value-type="float" office:value="1.467149" calcext:value-type="float">
            <text:p>1.467149</text:p>
          </table:table-cell>
          <table:table-cell office:value-type="float" office:value="1.472686" calcext:value-type="float">
            <text:p>1.472686</text:p>
          </table:table-cell>
        </table:table-row>
        <table:table-row table:style-name="ro1">
          <table:table-cell office:value-type="float" office:value="1.464005" calcext:value-type="float">
            <text:p>1.464005</text:p>
          </table:table-cell>
          <table:table-cell office:value-type="float" office:value="1.469541" calcext:value-type="float">
            <text:p>1.469541</text:p>
          </table:table-cell>
        </table:table-row>
        <table:table-row table:style-name="ro1">
          <table:table-cell office:value-type="float" office:value="1.463271" calcext:value-type="float">
            <text:p>1.463271</text:p>
          </table:table-cell>
          <table:table-cell office:value-type="float" office:value="1.468808" calcext:value-type="float">
            <text:p>1.468808</text:p>
          </table:table-cell>
        </table:table-row>
        <table:table-row table:style-name="ro1">
          <table:table-cell office:value-type="float" office:value="1.466088" calcext:value-type="float">
            <text:p>1.466088</text:p>
          </table:table-cell>
          <table:table-cell office:value-type="float" office:value="1.471625" calcext:value-type="float">
            <text:p>1.471625</text:p>
          </table:table-cell>
        </table:table-row>
        <table:table-row table:style-name="ro1">
          <table:table-cell office:value-type="float" office:value="1.466918" calcext:value-type="float">
            <text:p>1.466918</text:p>
          </table:table-cell>
          <table:table-cell office:value-type="float" office:value="1.472455" calcext:value-type="float">
            <text:p>1.472455</text:p>
          </table:table-cell>
        </table:table-row>
        <table:table-row table:style-name="ro1">
          <table:table-cell office:value-type="float" office:value="1.467322" calcext:value-type="float">
            <text:p>1.467322</text:p>
          </table:table-cell>
          <table:table-cell office:value-type="float" office:value="1.472859" calcext:value-type="float">
            <text:p>1.472859</text:p>
          </table:table-cell>
        </table:table-row>
        <table:table-row table:style-name="ro1">
          <table:table-cell office:value-type="float" office:value="1.469827" calcext:value-type="float">
            <text:p>1.469827</text:p>
          </table:table-cell>
          <table:table-cell office:value-type="float" office:value="1.475364" calcext:value-type="float">
            <text:p>1.475364</text:p>
          </table:table-cell>
        </table:table-row>
        <table:table-row table:style-name="ro1">
          <table:table-cell office:value-type="float" office:value="1.473016" calcext:value-type="float">
            <text:p>1.473016</text:p>
          </table:table-cell>
          <table:table-cell office:value-type="float" office:value="1.478553" calcext:value-type="float">
            <text:p>1.478553</text:p>
          </table:table-cell>
        </table:table-row>
        <table:table-row table:style-name="ro1">
          <table:table-cell office:value-type="float" office:value="1.476728" calcext:value-type="float">
            <text:p>1.476728</text:p>
          </table:table-cell>
          <table:table-cell office:value-type="float" office:value="1.482265" calcext:value-type="float">
            <text:p>1.482265</text:p>
          </table:table-cell>
        </table:table-row>
        <table:table-row table:style-name="ro1">
          <table:table-cell office:value-type="float" office:value="1.479835" calcext:value-type="float">
            <text:p>1.479835</text:p>
          </table:table-cell>
          <table:table-cell office:value-type="float" office:value="1.485372" calcext:value-type="float">
            <text:p>1.485372</text:p>
          </table:table-cell>
        </table:table-row>
        <table:table-row table:style-name="ro1">
          <table:table-cell office:value-type="float" office:value="1.48152" calcext:value-type="float">
            <text:p>1.48152</text:p>
          </table:table-cell>
          <table:table-cell office:value-type="float" office:value="1.487057" calcext:value-type="float">
            <text:p>1.487057</text:p>
          </table:table-cell>
        </table:table-row>
        <table:table-row table:style-name="ro1">
          <table:table-cell office:value-type="float" office:value="1.483451" calcext:value-type="float">
            <text:p>1.483451</text:p>
          </table:table-cell>
          <table:table-cell office:value-type="float" office:value="1.488988" calcext:value-type="float">
            <text:p>1.488988</text:p>
          </table:table-cell>
        </table:table-row>
        <table:table-row table:style-name="ro1">
          <table:table-cell office:value-type="float" office:value="1.486528" calcext:value-type="float">
            <text:p>1.486528</text:p>
          </table:table-cell>
          <table:table-cell office:value-type="float" office:value="1.492065" calcext:value-type="float">
            <text:p>1.492065</text:p>
          </table:table-cell>
        </table:table-row>
        <table:table-row table:style-name="ro1">
          <table:table-cell office:value-type="float" office:value="1.489279" calcext:value-type="float">
            <text:p>1.489279</text:p>
          </table:table-cell>
          <table:table-cell office:value-type="float" office:value="1.494815" calcext:value-type="float">
            <text:p>1.494815</text:p>
          </table:table-cell>
        </table:table-row>
        <table:table-row table:style-name="ro1">
          <table:table-cell office:value-type="float" office:value="1.492646" calcext:value-type="float">
            <text:p>1.492646</text:p>
          </table:table-cell>
          <table:table-cell office:value-type="float" office:value="1.498183" calcext:value-type="float">
            <text:p>1.498183</text:p>
          </table:table-cell>
        </table:table-row>
        <table:table-row table:style-name="ro1">
          <table:table-cell office:value-type="float" office:value="1.495458" calcext:value-type="float">
            <text:p>1.495458</text:p>
          </table:table-cell>
          <table:table-cell office:value-type="float" office:value="1.500994" calcext:value-type="float">
            <text:p>1.500994</text:p>
          </table:table-cell>
        </table:table-row>
        <table:table-row table:style-name="ro1">
          <table:table-cell office:value-type="float" office:value="1.499015" calcext:value-type="float">
            <text:p>1.499015</text:p>
          </table:table-cell>
          <table:table-cell office:value-type="float" office:value="1.504552" calcext:value-type="float">
            <text:p>1.504552</text:p>
          </table:table-cell>
        </table:table-row>
        <table:table-row table:style-name="ro1">
          <table:table-cell office:value-type="float" office:value="1.502594" calcext:value-type="float">
            <text:p>1.502594</text:p>
          </table:table-cell>
          <table:table-cell office:value-type="float" office:value="1.508131" calcext:value-type="float">
            <text:p>1.508131</text:p>
          </table:table-cell>
        </table:table-row>
        <table:table-row table:style-name="ro1">
          <table:table-cell office:value-type="float" office:value="1.50626" calcext:value-type="float">
            <text:p>1.50626</text:p>
          </table:table-cell>
          <table:table-cell office:value-type="float" office:value="1.511797" calcext:value-type="float">
            <text:p>1.511797</text:p>
          </table:table-cell>
        </table:table-row>
        <table:table-row table:style-name="ro1">
          <table:table-cell office:value-type="float" office:value="1.510319" calcext:value-type="float">
            <text:p>1.510319</text:p>
          </table:table-cell>
          <table:table-cell office:value-type="float" office:value="1.515856" calcext:value-type="float">
            <text:p>1.515856</text:p>
          </table:table-cell>
        </table:table-row>
        <table:table-row table:style-name="ro1">
          <table:table-cell office:value-type="float" office:value="1.514242" calcext:value-type="float">
            <text:p>1.514242</text:p>
          </table:table-cell>
          <table:table-cell office:value-type="float" office:value="1.519778" calcext:value-type="float">
            <text:p>1.519778</text:p>
          </table:table-cell>
        </table:table-row>
        <table:table-row table:style-name="ro1">
          <table:table-cell office:value-type="float" office:value="1.518286" calcext:value-type="float">
            <text:p>1.518286</text:p>
          </table:table-cell>
          <table:table-cell office:value-type="float" office:value="1.523823" calcext:value-type="float">
            <text:p>1.523823</text:p>
          </table:table-cell>
        </table:table-row>
        <table:table-row table:style-name="ro1">
          <table:table-cell office:value-type="float" office:value="1.522516" calcext:value-type="float">
            <text:p>1.522516</text:p>
          </table:table-cell>
          <table:table-cell office:value-type="float" office:value="1.528053" calcext:value-type="float">
            <text:p>1.528053</text:p>
          </table:table-cell>
        </table:table-row>
        <table:table-row table:style-name="ro1">
          <table:table-cell office:value-type="float" office:value="1.52667" calcext:value-type="float">
            <text:p>1.52667</text:p>
          </table:table-cell>
          <table:table-cell office:value-type="float" office:value="1.532206" calcext:value-type="float">
            <text:p>1.532206</text:p>
          </table:table-cell>
        </table:table-row>
        <table:table-row table:style-name="ro1">
          <table:table-cell office:value-type="float" office:value="1.529473" calcext:value-type="float">
            <text:p>1.529473</text:p>
          </table:table-cell>
          <table:table-cell office:value-type="float" office:value="1.53501" calcext:value-type="float">
            <text:p>1.53501</text:p>
          </table:table-cell>
        </table:table-row>
        <table:table-row table:style-name="ro1">
          <table:table-cell office:value-type="float" office:value="1.531779" calcext:value-type="float">
            <text:p>1.531779</text:p>
          </table:table-cell>
          <table:table-cell office:value-type="float" office:value="1.537316" calcext:value-type="float">
            <text:p>1.537316</text:p>
          </table:table-cell>
        </table:table-row>
        <table:table-row table:style-name="ro1">
          <table:table-cell office:value-type="float" office:value="1.534203" calcext:value-type="float">
            <text:p>1.534203</text:p>
          </table:table-cell>
          <table:table-cell office:value-type="float" office:value="1.53974" calcext:value-type="float">
            <text:p>1.53974</text:p>
          </table:table-cell>
        </table:table-row>
        <table:table-row table:style-name="ro1">
          <table:table-cell office:value-type="float" office:value="1.535712" calcext:value-type="float">
            <text:p>1.535712</text:p>
          </table:table-cell>
          <table:table-cell office:value-type="float" office:value="1.541249" calcext:value-type="float">
            <text:p>1.541249</text:p>
          </table:table-cell>
        </table:table-row>
        <table:table-row table:style-name="ro1">
          <table:table-cell office:value-type="float" office:value="1.535979" calcext:value-type="float">
            <text:p>1.535979</text:p>
          </table:table-cell>
          <table:table-cell office:value-type="float" office:value="1.541516" calcext:value-type="float">
            <text:p>1.541516</text:p>
          </table:table-cell>
        </table:table-row>
        <table:table-row table:style-name="ro1">
          <table:table-cell office:value-type="float" office:value="1.535927" calcext:value-type="float">
            <text:p>1.535927</text:p>
          </table:table-cell>
          <table:table-cell office:value-type="float" office:value="1.541463" calcext:value-type="float">
            <text:p>1.541463</text:p>
          </table:table-cell>
        </table:table-row>
        <table:table-row table:style-name="ro1">
          <table:table-cell office:value-type="float" office:value="1.535982" calcext:value-type="float">
            <text:p>1.535982</text:p>
          </table:table-cell>
          <table:table-cell office:value-type="float" office:value="1.541519" calcext:value-type="float">
            <text:p>1.541519</text:p>
          </table:table-cell>
        </table:table-row>
        <table:table-row table:style-name="ro1">
          <table:table-cell office:value-type="float" office:value="1.533975" calcext:value-type="float">
            <text:p>1.533975</text:p>
          </table:table-cell>
          <table:table-cell office:value-type="float" office:value="1.539512" calcext:value-type="float">
            <text:p>1.539512</text:p>
          </table:table-cell>
        </table:table-row>
        <table:table-row table:style-name="ro1">
          <table:table-cell office:value-type="float" office:value="1.531806" calcext:value-type="float">
            <text:p>1.531806</text:p>
          </table:table-cell>
          <table:table-cell office:value-type="float" office:value="1.537343" calcext:value-type="float">
            <text:p>1.537343</text:p>
          </table:table-cell>
        </table:table-row>
        <table:table-row table:style-name="ro1">
          <table:table-cell office:value-type="float" office:value="1.53056" calcext:value-type="float">
            <text:p>1.53056</text:p>
          </table:table-cell>
          <table:table-cell office:value-type="float" office:value="1.536097" calcext:value-type="float">
            <text:p>1.536097</text:p>
          </table:table-cell>
        </table:table-row>
        <table:table-row table:style-name="ro1">
          <table:table-cell office:value-type="float" office:value="1.532227" calcext:value-type="float">
            <text:p>1.532227</text:p>
          </table:table-cell>
          <table:table-cell office:value-type="float" office:value="1.537764" calcext:value-type="float">
            <text:p>1.537764</text:p>
          </table:table-cell>
        </table:table-row>
        <table:table-row table:style-name="ro1">
          <table:table-cell office:value-type="float" office:value="1.533407" calcext:value-type="float">
            <text:p>1.533407</text:p>
          </table:table-cell>
          <table:table-cell office:value-type="float" office:value="1.538944" calcext:value-type="float">
            <text:p>1.538944</text:p>
          </table:table-cell>
        </table:table-row>
        <table:table-row table:style-name="ro1">
          <table:table-cell office:value-type="float" office:value="1.533178" calcext:value-type="float">
            <text:p>1.533178</text:p>
          </table:table-cell>
          <table:table-cell office:value-type="float" office:value="1.538715" calcext:value-type="float">
            <text:p>1.538715</text:p>
          </table:table-cell>
        </table:table-row>
        <table:table-row table:style-name="ro1">
          <table:table-cell office:value-type="float" office:value="1.534726" calcext:value-type="float">
            <text:p>1.534726</text:p>
          </table:table-cell>
          <table:table-cell office:value-type="float" office:value="1.540263" calcext:value-type="float">
            <text:p>1.540263</text:p>
          </table:table-cell>
        </table:table-row>
        <table:table-row table:style-name="ro1">
          <table:table-cell office:value-type="float" office:value="1.537136" calcext:value-type="float">
            <text:p>1.537136</text:p>
          </table:table-cell>
          <table:table-cell office:value-type="float" office:value="1.542673" calcext:value-type="float">
            <text:p>1.542673</text:p>
          </table:table-cell>
        </table:table-row>
        <table:table-row table:style-name="ro1">
          <table:table-cell office:value-type="float" office:value="1.539662" calcext:value-type="float">
            <text:p>1.539662</text:p>
          </table:table-cell>
          <table:table-cell office:value-type="float" office:value="1.545199" calcext:value-type="float">
            <text:p>1.545199</text:p>
          </table:table-cell>
        </table:table-row>
        <table:table-row table:style-name="ro1">
          <table:table-cell office:value-type="float" office:value="1.542991" calcext:value-type="float">
            <text:p>1.542991</text:p>
          </table:table-cell>
          <table:table-cell office:value-type="float" office:value="1.548528" calcext:value-type="float">
            <text:p>1.548528</text:p>
          </table:table-cell>
        </table:table-row>
        <table:table-row table:style-name="ro1">
          <table:table-cell office:value-type="float" office:value="1.546474" calcext:value-type="float">
            <text:p>1.546474</text:p>
          </table:table-cell>
          <table:table-cell office:value-type="float" office:value="1.552011" calcext:value-type="float">
            <text:p>1.552011</text:p>
          </table:table-cell>
        </table:table-row>
        <table:table-row table:style-name="ro1">
          <table:table-cell office:value-type="float" office:value="1.550043" calcext:value-type="float">
            <text:p>1.550043</text:p>
          </table:table-cell>
          <table:table-cell office:value-type="float" office:value="1.55558" calcext:value-type="float">
            <text:p>1.55558</text:p>
          </table:table-cell>
        </table:table-row>
        <table:table-row table:style-name="ro1">
          <table:table-cell office:value-type="float" office:value="1.553268" calcext:value-type="float">
            <text:p>1.553268</text:p>
          </table:table-cell>
          <table:table-cell office:value-type="float" office:value="1.558805" calcext:value-type="float">
            <text:p>1.558805</text:p>
          </table:table-cell>
        </table:table-row>
        <table:table-row table:style-name="ro1">
          <table:table-cell office:value-type="float" office:value="1.55681" calcext:value-type="float">
            <text:p>1.55681</text:p>
          </table:table-cell>
          <table:table-cell office:value-type="float" office:value="1.562347" calcext:value-type="float">
            <text:p>1.562347</text:p>
          </table:table-cell>
        </table:table-row>
        <table:table-row table:style-name="ro1">
          <table:table-cell office:value-type="float" office:value="1.55825" calcext:value-type="float">
            <text:p>1.55825</text:p>
          </table:table-cell>
          <table:table-cell office:value-type="float" office:value="1.563787" calcext:value-type="float">
            <text:p>1.563787</text:p>
          </table:table-cell>
        </table:table-row>
        <table:table-row table:style-name="ro1">
          <table:table-cell office:value-type="float" office:value="1.560802" calcext:value-type="float">
            <text:p>1.560802</text:p>
          </table:table-cell>
          <table:table-cell office:value-type="float" office:value="1.565551" calcext:value-type="float">
            <text:p>1.565551</text:p>
          </table:table-cell>
        </table:table-row>
        <table:table-row table:style-name="ro1">
          <table:table-cell office:value-type="float" office:value="1.564631" calcext:value-type="float">
            <text:p>1.564631</text:p>
          </table:table-cell>
          <table:table-cell office:value-type="float" office:value="1.567267" calcext:value-type="float">
            <text:p>1.567267</text:p>
          </table:table-cell>
        </table:table-row>
        <table:table-row table:style-name="ro1">
          <table:table-cell office:value-type="float" office:value="1.566326" calcext:value-type="float">
            <text:p>1.566326</text:p>
          </table:table-cell>
          <table:table-cell office:value-type="float" office:value="1.568962" calcext:value-type="float">
            <text:p>1.568962</text:p>
          </table:table-cell>
        </table:table-row>
        <table:table-row table:style-name="ro1">
          <table:table-cell office:value-type="float" office:value="1.56505" calcext:value-type="float">
            <text:p>1.56505</text:p>
          </table:table-cell>
          <table:table-cell office:value-type="float" office:value="1.570724" calcext:value-type="float">
            <text:p>1.570724</text:p>
          </table:table-cell>
        </table:table-row>
        <table:table-row table:style-name="ro1">
          <table:table-cell office:value-type="float" office:value="1.563774" calcext:value-type="float">
            <text:p>1.563774</text:p>
          </table:table-cell>
          <table:table-cell office:value-type="float" office:value="1.572265" calcext:value-type="float">
            <text:p>1.572265</text:p>
          </table:table-cell>
        </table:table-row>
        <table:table-row table:style-name="ro1">
          <table:table-cell office:value-type="float" office:value="1.562497" calcext:value-type="float">
            <text:p>1.562497</text:p>
          </table:table-cell>
          <table:table-cell office:value-type="float" office:value="1.573551" calcext:value-type="float">
            <text:p>1.573551</text:p>
          </table:table-cell>
        </table:table-row>
        <table:table-row table:style-name="ro1">
          <table:table-cell office:value-type="float" office:value="1.563774" calcext:value-type="float">
            <text:p>1.563774</text:p>
          </table:table-cell>
          <table:table-cell office:value-type="float" office:value="1.574487" calcext:value-type="float">
            <text:p>1.574487</text:p>
          </table:table-cell>
        </table:table-row>
        <table:table-row table:style-name="ro1">
          <table:table-cell office:value-type="float" office:value="1.567602" calcext:value-type="float">
            <text:p>1.567602</text:p>
          </table:table-cell>
          <table:table-cell office:value-type="float" office:value="1.573159" calcext:value-type="float">
            <text:p>1.573159</text:p>
          </table:table-cell>
        </table:table-row>
        <table:table-row table:style-name="ro1">
          <table:table-cell office:value-type="float" office:value="1.57143" calcext:value-type="float">
            <text:p>1.57143</text:p>
          </table:table-cell>
          <table:table-cell office:value-type="float" office:value="1.570781" calcext:value-type="float">
            <text:p>1.570781</text:p>
          </table:table-cell>
        </table:table-row>
        <table:table-row table:style-name="ro1">
          <table:table-cell office:value-type="float" office:value="1.57143" calcext:value-type="float">
            <text:p>1.57143</text:p>
          </table:table-cell>
          <table:table-cell office:value-type="float" office:value="1.56911" calcext:value-type="float">
            <text:p>1.56911</text:p>
          </table:table-cell>
        </table:table-row>
        <table:table-row table:style-name="ro1">
          <table:table-cell office:value-type="float" office:value="1.57143" calcext:value-type="float">
            <text:p>1.57143</text:p>
          </table:table-cell>
          <table:table-cell office:value-type="float" office:value="1.572542" calcext:value-type="float">
            <text:p>1.572542</text:p>
          </table:table-cell>
        </table:table-row>
        <table:table-row table:style-name="ro1">
          <table:table-cell office:value-type="float" office:value="1.57143" calcext:value-type="float">
            <text:p>1.57143</text:p>
          </table:table-cell>
          <table:table-cell office:value-type="float" office:value="1.573845" calcext:value-type="float">
            <text:p>1.573845</text:p>
          </table:table-cell>
        </table:table-row>
        <table:table-row table:style-name="ro1">
          <table:table-cell office:value-type="float" office:value="1.57143" calcext:value-type="float">
            <text:p>1.57143</text:p>
          </table:table-cell>
          <table:table-cell office:value-type="float" office:value="1.575742" calcext:value-type="float">
            <text:p>1.575742</text:p>
          </table:table-cell>
        </table:table-row>
        <table:table-row table:style-name="ro1">
          <table:table-cell office:value-type="float" office:value="1.572706" calcext:value-type="float">
            <text:p>1.572706</text:p>
          </table:table-cell>
          <table:table-cell office:value-type="float" office:value="1.577856" calcext:value-type="float">
            <text:p>1.577856</text:p>
          </table:table-cell>
        </table:table-row>
        <table:table-row table:style-name="ro1">
          <table:table-cell office:value-type="float" office:value="1.572706" calcext:value-type="float">
            <text:p>1.572706</text:p>
          </table:table-cell>
          <table:table-cell office:value-type="float" office:value="1.578795" calcext:value-type="float">
            <text:p>1.578795</text:p>
          </table:table-cell>
        </table:table-row>
        <table:table-row table:style-name="ro1">
          <table:table-cell office:value-type="float" office:value="1.573932" calcext:value-type="float">
            <text:p>1.573932</text:p>
          </table:table-cell>
          <table:table-cell office:value-type="float" office:value="1.580022" calcext:value-type="float">
            <text:p>1.580022</text:p>
          </table:table-cell>
        </table:table-row>
        <table:table-row table:style-name="ro1">
          <table:table-cell office:value-type="float" office:value="1.577761" calcext:value-type="float">
            <text:p>1.577761</text:p>
          </table:table-cell>
          <table:table-cell office:value-type="float" office:value="1.580868" calcext:value-type="float">
            <text:p>1.580868</text:p>
          </table:table-cell>
        </table:table-row>
        <table:table-row table:style-name="ro1">
          <table:table-cell office:value-type="float" office:value="1.580313" calcext:value-type="float">
            <text:p>1.580313</text:p>
          </table:table-cell>
          <table:table-cell office:value-type="float" office:value="1.581269" calcext:value-type="float">
            <text:p>1.581269</text:p>
          </table:table-cell>
        </table:table-row>
        <table:table-row table:style-name="ro1">
          <table:table-cell office:value-type="float" office:value="1.582865" calcext:value-type="float">
            <text:p>1.582865</text:p>
          </table:table-cell>
          <table:table-cell office:value-type="float" office:value="1.581459" calcext:value-type="float">
            <text:p>1.581459</text:p>
          </table:table-cell>
        </table:table-row>
        <table:table-row table:style-name="ro1">
          <table:table-cell office:value-type="float" office:value="1.584141" calcext:value-type="float">
            <text:p>1.584141</text:p>
          </table:table-cell>
          <table:table-cell office:value-type="float" office:value="1.581063" calcext:value-type="float">
            <text:p>1.581063</text:p>
          </table:table-cell>
        </table:table-row>
        <table:table-row table:style-name="ro1">
          <table:table-cell office:value-type="float" office:value="1.584141" calcext:value-type="float">
            <text:p>1.584141</text:p>
          </table:table-cell>
          <table:table-cell office:value-type="float" office:value="1.58064" calcext:value-type="float">
            <text:p>1.58064</text:p>
          </table:table-cell>
        </table:table-row>
        <table:table-row table:style-name="ro1">
          <table:table-cell office:value-type="float" office:value="1.582865" calcext:value-type="float">
            <text:p>1.582865</text:p>
          </table:table-cell>
          <table:table-cell office:value-type="float" office:value="1.580504" calcext:value-type="float">
            <text:p>1.580504</text:p>
          </table:table-cell>
        </table:table-row>
        <table:table-row table:style-name="ro1">
          <table:table-cell office:value-type="float" office:value="1.5829" calcext:value-type="float">
            <text:p>1.5829</text:p>
          </table:table-cell>
          <table:table-cell office:value-type="float" office:value="1.580539" calcext:value-type="float">
            <text:p>1.580539</text:p>
          </table:table-cell>
        </table:table-row>
        <table:table-row table:style-name="ro1">
          <table:table-cell office:value-type="float" office:value="1.582999" calcext:value-type="float">
            <text:p>1.582999</text:p>
          </table:table-cell>
          <table:table-cell office:value-type="float" office:value="1.580638" calcext:value-type="float">
            <text:p>1.580638</text:p>
          </table:table-cell>
        </table:table-row>
        <table:table-row table:style-name="ro1">
          <table:table-cell office:value-type="float" office:value="1.582955" calcext:value-type="float">
            <text:p>1.582955</text:p>
          </table:table-cell>
          <table:table-cell office:value-type="float" office:value="1.580594" calcext:value-type="float">
            <text:p>1.580594</text:p>
          </table:table-cell>
        </table:table-row>
        <table:table-row table:style-name="ro1">
          <table:table-cell office:value-type="float" office:value="1.584231" calcext:value-type="float">
            <text:p>1.584231</text:p>
          </table:table-cell>
          <table:table-cell office:value-type="float" office:value="1.580512" calcext:value-type="float">
            <text:p>1.580512</text:p>
          </table:table-cell>
        </table:table-row>
        <table:table-row table:style-name="ro1">
          <table:table-cell office:value-type="float" office:value="1.584231" calcext:value-type="float">
            <text:p>1.584231</text:p>
          </table:table-cell>
          <table:table-cell office:value-type="float" office:value="1.580536" calcext:value-type="float">
            <text:p>1.580536</text:p>
          </table:table-cell>
        </table:table-row>
        <table:table-row table:style-name="ro1">
          <table:table-cell office:value-type="float" office:value="1.584231" calcext:value-type="float">
            <text:p>1.584231</text:p>
          </table:table-cell>
          <table:table-cell office:value-type="float" office:value="1.580609" calcext:value-type="float">
            <text:p>1.580609</text:p>
          </table:table-cell>
        </table:table-row>
        <table:table-row table:style-name="ro1">
          <table:table-cell office:value-type="float" office:value="1.585507" calcext:value-type="float">
            <text:p>1.585507</text:p>
          </table:table-cell>
          <table:table-cell office:value-type="float" office:value="1.58057" calcext:value-type="float">
            <text:p>1.58057</text:p>
          </table:table-cell>
        </table:table-row>
        <table:table-row table:style-name="ro1">
          <table:table-cell office:value-type="float" office:value="1.585507" calcext:value-type="float">
            <text:p>1.585507</text:p>
          </table:table-cell>
          <table:table-cell office:value-type="float" office:value="1.580472" calcext:value-type="float">
            <text:p>1.580472</text:p>
          </table:table-cell>
        </table:table-row>
        <table:table-row table:style-name="ro1">
          <table:table-cell office:value-type="float" office:value="1.586783" calcext:value-type="float">
            <text:p>1.586783</text:p>
          </table:table-cell>
          <table:table-cell office:value-type="float" office:value="1.580438" calcext:value-type="float">
            <text:p>1.580438</text:p>
          </table:table-cell>
        </table:table-row>
        <table:table-row table:style-name="ro1">
          <table:table-cell office:value-type="float" office:value="1.586783" calcext:value-type="float">
            <text:p>1.586783</text:p>
          </table:table-cell>
          <table:table-cell office:value-type="float" office:value="1.580473" calcext:value-type="float">
            <text:p>1.580473</text:p>
          </table:table-cell>
        </table:table-row>
        <table:table-row table:style-name="ro1">
          <table:table-cell office:value-type="float" office:value="1.589335" calcext:value-type="float">
            <text:p>1.589335</text:p>
          </table:table-cell>
          <table:table-cell office:value-type="float" office:value="1.580536" calcext:value-type="float">
            <text:p>1.580536</text:p>
          </table:table-cell>
        </table:table-row>
        <table:table-row table:style-name="ro1">
          <table:table-cell office:value-type="float" office:value="1.589335" calcext:value-type="float">
            <text:p>1.589335</text:p>
          </table:table-cell>
          <table:table-cell office:value-type="float" office:value="1.580726" calcext:value-type="float">
            <text:p>1.580726</text:p>
          </table:table-cell>
        </table:table-row>
        <table:table-row table:style-name="ro1">
          <table:table-cell office:value-type="float" office:value="1.590611" calcext:value-type="float">
            <text:p>1.590611</text:p>
          </table:table-cell>
          <table:table-cell office:value-type="float" office:value="1.581666" calcext:value-type="float">
            <text:p>1.581666</text:p>
          </table:table-cell>
        </table:table-row>
        <table:table-row table:style-name="ro1">
          <table:table-cell office:value-type="float" office:value="1.591887" calcext:value-type="float">
            <text:p>1.591887</text:p>
          </table:table-cell>
          <table:table-cell office:value-type="float" office:value="1.584153" calcext:value-type="float">
            <text:p>1.584153</text:p>
          </table:table-cell>
        </table:table-row>
        <table:table-row table:style-name="ro1">
          <table:table-cell office:value-type="float" office:value="1.591887" calcext:value-type="float">
            <text:p>1.591887</text:p>
          </table:table-cell>
          <table:table-cell office:value-type="float" office:value="1.586703" calcext:value-type="float">
            <text:p>1.586703</text:p>
          </table:table-cell>
        </table:table-row>
        <table:table-row table:style-name="ro1">
          <table:table-cell office:value-type="float" office:value="1.590611" calcext:value-type="float">
            <text:p>1.590611</text:p>
          </table:table-cell>
          <table:table-cell office:value-type="float" office:value="1.589424" calcext:value-type="float">
            <text:p>1.589424</text:p>
          </table:table-cell>
        </table:table-row>
        <table:table-row table:style-name="ro1">
          <table:table-cell office:value-type="float" office:value="1.590611" calcext:value-type="float">
            <text:p>1.590611</text:p>
          </table:table-cell>
          <table:table-cell office:value-type="float" office:value="1.591747" calcext:value-type="float">
            <text:p>1.591747</text:p>
          </table:table-cell>
        </table:table-row>
        <table:table-row table:style-name="ro1">
          <table:table-cell office:value-type="float" office:value="1.593163" calcext:value-type="float">
            <text:p>1.593163</text:p>
          </table:table-cell>
          <table:table-cell office:value-type="float" office:value="1.591571" calcext:value-type="float">
            <text:p>1.591571</text:p>
          </table:table-cell>
        </table:table-row>
        <table:table-row table:style-name="ro1">
          <table:table-cell office:value-type="float" office:value="1.596991" calcext:value-type="float">
            <text:p>1.596991</text:p>
          </table:table-cell>
          <table:table-cell office:value-type="float" office:value="1.591443" calcext:value-type="float">
            <text:p>1.591443</text:p>
          </table:table-cell>
        </table:table-row>
        <table:table-row table:style-name="ro1">
          <table:table-cell office:value-type="float" office:value="1.598267" calcext:value-type="float">
            <text:p>1.598267</text:p>
          </table:table-cell>
          <table:table-cell office:value-type="float" office:value="1.591632" calcext:value-type="float">
            <text:p>1.591632</text:p>
          </table:table-cell>
        </table:table-row>
        <table:table-row table:style-name="ro1">
          <table:table-cell office:value-type="float" office:value="1.600819" calcext:value-type="float">
            <text:p>1.600819</text:p>
          </table:table-cell>
          <table:table-cell office:value-type="float" office:value="1.591976" calcext:value-type="float">
            <text:p>1.591976</text:p>
          </table:table-cell>
        </table:table-row>
        <table:table-row table:style-name="ro1">
          <table:table-cell office:value-type="float" office:value="1.599543" calcext:value-type="float">
            <text:p>1.599543</text:p>
          </table:table-cell>
          <table:table-cell office:value-type="float" office:value="1.593622" calcext:value-type="float">
            <text:p>1.593622</text:p>
          </table:table-cell>
        </table:table-row>
        <table:table-row table:style-name="ro1">
          <table:table-cell office:value-type="float" office:value="1.601104" calcext:value-type="float">
            <text:p>1.601104</text:p>
          </table:table-cell>
          <table:table-cell office:value-type="float" office:value="1.595183" calcext:value-type="float">
            <text:p>1.595183</text:p>
          </table:table-cell>
        </table:table-row>
        <table:table-row table:style-name="ro1">
          <table:table-cell office:value-type="float" office:value="1.598552" calcext:value-type="float">
            <text:p>1.598552</text:p>
          </table:table-cell>
          <table:table-cell office:value-type="float" office:value="1.59725" calcext:value-type="float">
            <text:p>1.59725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.599221" calcext:value-type="float">
            <text:p>1.599221</text:p>
          </table:table-cell>
        </table:table-row>
        <table:table-row table:style-name="ro1">
          <table:table-cell office:value-type="float" office:value="1.597276" calcext:value-type="float">
            <text:p>1.597276</text:p>
          </table:table-cell>
          <table:table-cell office:value-type="float" office:value="1.600729" calcext:value-type="float">
            <text:p>1.600729</text:p>
          </table:table-cell>
        </table:table-row>
        <table:table-row table:style-name="ro1">
          <table:table-cell office:value-type="float" office:value="1.598552" calcext:value-type="float">
            <text:p>1.598552</text:p>
          </table:table-cell>
          <table:table-cell office:value-type="float" office:value="1.601462" calcext:value-type="float">
            <text:p>1.601462</text:p>
          </table:table-cell>
        </table:table-row>
        <table:table-row table:style-name="ro1">
          <table:table-cell office:value-type="float" office:value="1.601104" calcext:value-type="float">
            <text:p>1.601104</text:p>
          </table:table-cell>
          <table:table-cell office:value-type="float" office:value="1.601587" calcext:value-type="float">
            <text:p>1.601587</text:p>
          </table:table-cell>
        </table:table-row>
        <table:table-row table:style-name="ro1">
          <table:table-cell office:value-type="float" office:value="1.606208" calcext:value-type="float">
            <text:p>1.606208</text:p>
          </table:table-cell>
          <table:table-cell office:value-type="float" office:value="1.600513" calcext:value-type="float">
            <text:p>1.600513</text:p>
          </table:table-cell>
        </table:table-row>
        <table:table-row table:style-name="ro1">
          <table:table-cell office:value-type="float" office:value="1.607484" calcext:value-type="float">
            <text:p>1.607484</text:p>
          </table:table-cell>
          <table:table-cell office:value-type="float" office:value="1.598971" calcext:value-type="float">
            <text:p>1.598971</text:p>
          </table:table-cell>
        </table:table-row>
        <table:table-row table:style-name="ro1">
          <table:table-cell office:value-type="float" office:value="1.607776" calcext:value-type="float">
            <text:p>1.607776</text:p>
          </table:table-cell>
          <table:table-cell office:value-type="float" office:value="1.599262" calcext:value-type="float">
            <text:p>1.599262</text:p>
          </table:table-cell>
        </table:table-row>
        <table:table-row table:style-name="ro1">
          <table:table-cell office:value-type="float" office:value="1.608337" calcext:value-type="float">
            <text:p>1.608337</text:p>
          </table:table-cell>
          <table:table-cell office:value-type="float" office:value="1.599823" calcext:value-type="float">
            <text:p>1.599823</text:p>
          </table:table-cell>
        </table:table-row>
        <table:table-row table:style-name="ro1">
          <table:table-cell office:value-type="float" office:value="1.608337" calcext:value-type="float">
            <text:p>1.608337</text:p>
          </table:table-cell>
          <table:table-cell office:value-type="float" office:value="1.600048" calcext:value-type="float">
            <text:p>1.600048</text:p>
          </table:table-cell>
        </table:table-row>
        <table:table-row table:style-name="ro1">
          <table:table-cell office:value-type="float" office:value="1.608337" calcext:value-type="float">
            <text:p>1.608337</text:p>
          </table:table-cell>
          <table:table-cell office:value-type="float" office:value="1.599635" calcext:value-type="float">
            <text:p>1.599635</text:p>
          </table:table-cell>
        </table:table-row>
        <table:table-row table:style-name="ro1">
          <table:table-cell office:value-type="float" office:value="1.607061" calcext:value-type="float">
            <text:p>1.607061</text:p>
          </table:table-cell>
          <table:table-cell office:value-type="float" office:value="1.599356" calcext:value-type="float">
            <text:p>1.599356</text:p>
          </table:table-cell>
        </table:table-row>
        <table:table-row table:style-name="ro1">
          <table:table-cell office:value-type="float" office:value="1.607061" calcext:value-type="float">
            <text:p>1.607061</text:p>
          </table:table-cell>
          <table:table-cell office:value-type="float" office:value="1.599613" calcext:value-type="float">
            <text:p>1.599613</text:p>
          </table:table-cell>
        </table:table-row>
        <table:table-row table:style-name="ro1">
          <table:table-cell office:value-type="float" office:value="1.607061" calcext:value-type="float">
            <text:p>1.607061</text:p>
          </table:table-cell>
          <table:table-cell office:value-type="float" office:value="1.59983" calcext:value-type="float">
            <text:p>1.59983</text:p>
          </table:table-cell>
        </table:table-row>
        <table:table-row table:style-name="ro1">
          <table:table-cell office:value-type="float" office:value="1.608337" calcext:value-type="float">
            <text:p>1.608337</text:p>
          </table:table-cell>
          <table:table-cell office:value-type="float" office:value="1.599669" calcext:value-type="float">
            <text:p>1.599669</text:p>
          </table:table-cell>
        </table:table-row>
        <table:table-row table:style-name="ro1">
          <table:table-cell office:value-type="float" office:value="1.608337" calcext:value-type="float">
            <text:p>1.608337</text:p>
          </table:table-cell>
          <table:table-cell office:value-type="float" office:value="1.59944" calcext:value-type="float">
            <text:p>1.59944</text:p>
          </table:table-cell>
        </table:table-row>
        <table:table-row table:style-name="ro1">
          <table:table-cell office:value-type="float" office:value="1.6084" calcext:value-type="float">
            <text:p>1.6084</text:p>
          </table:table-cell>
          <table:table-cell office:value-type="float" office:value="1.599502" calcext:value-type="float">
            <text:p>1.599502</text:p>
          </table:table-cell>
        </table:table-row>
        <table:table-row table:style-name="ro1">
          <table:table-cell office:value-type="float" office:value="1.608568" calcext:value-type="float">
            <text:p>1.608568</text:p>
          </table:table-cell>
          <table:table-cell office:value-type="float" office:value="1.599671" calcext:value-type="float">
            <text:p>1.599671</text:p>
          </table:table-cell>
        </table:table-row>
        <table:table-row table:style-name="ro1">
          <table:table-cell office:value-type="float" office:value="1.60474" calcext:value-type="float">
            <text:p>1.60474</text:p>
          </table:table-cell>
          <table:table-cell office:value-type="float" office:value="1.599616" calcext:value-type="float">
            <text:p>1.599616</text:p>
          </table:table-cell>
        </table:table-row>
        <table:table-row table:style-name="ro1">
          <table:table-cell office:value-type="float" office:value="1.60474" calcext:value-type="float">
            <text:p>1.60474</text:p>
          </table:table-cell>
          <table:table-cell office:value-type="float" office:value="1.59944" calcext:value-type="float">
            <text:p>1.59944</text:p>
          </table:table-cell>
        </table:table-row>
        <table:table-row table:style-name="ro1">
          <table:table-cell office:value-type="float" office:value="1.603464" calcext:value-type="float">
            <text:p>1.603464</text:p>
          </table:table-cell>
          <table:table-cell office:value-type="float" office:value="1.599439" calcext:value-type="float">
            <text:p>1.599439</text:p>
          </table:table-cell>
        </table:table-row>
        <table:table-row table:style-name="ro1">
          <table:table-cell office:value-type="float" office:value="1.602188" calcext:value-type="float">
            <text:p>1.602188</text:p>
          </table:table-cell>
          <table:table-cell office:value-type="float" office:value="1.599619" calcext:value-type="float">
            <text:p>1.599619</text:p>
          </table:table-cell>
        </table:table-row>
        <table:table-row table:style-name="ro1">
          <table:table-cell office:value-type="float" office:value="1.599636" calcext:value-type="float">
            <text:p>1.599636</text:p>
          </table:table-cell>
          <table:table-cell office:value-type="float" office:value="1.599619" calcext:value-type="float">
            <text:p>1.599619</text:p>
          </table:table-cell>
        </table:table-row>
        <table:table-row table:style-name="ro1">
          <table:table-cell office:value-type="float" office:value="1.595808" calcext:value-type="float">
            <text:p>1.595808</text:p>
          </table:table-cell>
          <table:table-cell office:value-type="float" office:value="1.59941" calcext:value-type="float">
            <text:p>1.59941</text:p>
          </table:table-cell>
        </table:table-row>
        <table:table-row table:style-name="ro1">
          <table:table-cell office:value-type="float" office:value="1.594532" calcext:value-type="float">
            <text:p>1.594532</text:p>
          </table:table-cell>
          <table:table-cell office:value-type="float" office:value="1.599352" calcext:value-type="float">
            <text:p>1.599352</text:p>
          </table:table-cell>
        </table:table-row>
        <table:table-row table:style-name="ro1">
          <table:table-cell office:value-type="float" office:value="1.597084" calcext:value-type="float">
            <text:p>1.597084</text:p>
          </table:table-cell>
          <table:table-cell office:value-type="float" office:value="1.598073" calcext:value-type="float">
            <text:p>1.598073</text:p>
          </table:table-cell>
        </table:table-row>
        <table:table-row table:style-name="ro1">
          <table:table-cell office:value-type="float" office:value="1.599636" calcext:value-type="float">
            <text:p>1.599636</text:p>
          </table:table-cell>
          <table:table-cell office:value-type="float" office:value="1.594697" calcext:value-type="float">
            <text:p>1.594697</text:p>
          </table:table-cell>
        </table:table-row>
        <table:table-row table:style-name="ro1">
          <table:table-cell office:value-type="float" office:value="1.59836" calcext:value-type="float">
            <text:p>1.59836</text:p>
          </table:table-cell>
          <table:table-cell office:value-type="float" office:value="1.593477" calcext:value-type="float">
            <text:p>1.593477</text:p>
          </table:table-cell>
        </table:table-row>
        <table:table-row table:style-name="ro1">
          <table:table-cell office:value-type="float" office:value="1.597084" calcext:value-type="float">
            <text:p>1.597084</text:p>
          </table:table-cell>
          <table:table-cell office:value-type="float" office:value="1.594938" calcext:value-type="float">
            <text:p>1.594938</text:p>
          </table:table-cell>
        </table:table-row>
        <table:table-row table:style-name="ro1">
          <table:table-cell office:value-type="float" office:value="1.597084" calcext:value-type="float">
            <text:p>1.597084</text:p>
          </table:table-cell>
          <table:table-cell office:value-type="float" office:value="1.595754" calcext:value-type="float">
            <text:p>1.595754</text:p>
          </table:table-cell>
        </table:table-row>
        <table:table-row table:style-name="ro1">
          <table:table-cell office:value-type="float" office:value="1.599636" calcext:value-type="float">
            <text:p>1.599636</text:p>
          </table:table-cell>
          <table:table-cell office:value-type="float" office:value="1.596117" calcext:value-type="float">
            <text:p>1.596117</text:p>
          </table:table-cell>
        </table:table-row>
        <table:table-row table:style-name="ro1">
          <table:table-cell office:value-type="float" office:value="1.600912" calcext:value-type="float">
            <text:p>1.600912</text:p>
          </table:table-cell>
          <table:table-cell office:value-type="float" office:value="1.596067" calcext:value-type="float">
            <text:p>1.596067</text:p>
          </table:table-cell>
        </table:table-row>
        <table:table-row table:style-name="ro1">
          <table:table-cell office:value-type="float" office:value="1.602188" calcext:value-type="float">
            <text:p>1.602188</text:p>
          </table:table-cell>
          <table:table-cell office:value-type="float" office:value="1.596864" calcext:value-type="float">
            <text:p>1.596864</text:p>
          </table:table-cell>
        </table:table-row>
        <table:table-row table:style-name="ro1">
          <table:table-cell office:value-type="float" office:value="1.603464" calcext:value-type="float">
            <text:p>1.603464</text:p>
          </table:table-cell>
          <table:table-cell office:value-type="float" office:value="1.597345" calcext:value-type="float">
            <text:p>1.597345</text:p>
          </table:table-cell>
        </table:table-row>
        <table:table-row table:style-name="ro1">
          <table:table-cell office:value-type="float" office:value="1.603464" calcext:value-type="float">
            <text:p>1.603464</text:p>
          </table:table-cell>
          <table:table-cell office:value-type="float" office:value="1.597982" calcext:value-type="float">
            <text:p>1.597982</text:p>
          </table:table-cell>
        </table:table-row>
        <table:table-row table:style-name="ro1">
          <table:table-cell office:value-type="float" office:value="1.602188" calcext:value-type="float">
            <text:p>1.602188</text:p>
          </table:table-cell>
          <table:table-cell office:value-type="float" office:value="1.59821" calcext:value-type="float">
            <text:p>1.59821</text:p>
          </table:table-cell>
        </table:table-row>
        <table:table-row table:style-name="ro1">
          <table:table-cell office:value-type="float" office:value="1.602397" calcext:value-type="float">
            <text:p>1.602397</text:p>
          </table:table-cell>
          <table:table-cell office:value-type="float" office:value="1.598419" calcext:value-type="float">
            <text:p>1.598419</text:p>
          </table:table-cell>
        </table:table-row>
        <table:table-row table:style-name="ro1">
          <table:table-cell office:value-type="float" office:value="1.598568" calcext:value-type="float">
            <text:p>1.598568</text:p>
          </table:table-cell>
          <table:table-cell office:value-type="float" office:value="1.598476" calcext:value-type="float">
            <text:p>1.598476</text:p>
          </table:table-cell>
        </table:table-row>
        <table:table-row table:style-name="ro1">
          <table:table-cell office:value-type="float" office:value="1.598401" calcext:value-type="float">
            <text:p>1.598401</text:p>
          </table:table-cell>
          <table:table-cell office:value-type="float" office:value="1.598308" calcext:value-type="float">
            <text:p>1.598308</text:p>
          </table:table-cell>
        </table:table-row>
        <table:table-row table:style-name="ro1">
          <table:table-cell office:value-type="float" office:value="1.596963" calcext:value-type="float">
            <text:p>1.596963</text:p>
          </table:table-cell>
          <table:table-cell office:value-type="float" office:value="1.59687" calcext:value-type="float">
            <text:p>1.59687</text:p>
          </table:table-cell>
        </table:table-row>
        <table:table-row table:style-name="ro1">
          <table:table-cell office:value-type="float" office:value="1.598239" calcext:value-type="float">
            <text:p>1.598239</text:p>
          </table:table-cell>
          <table:table-cell office:value-type="float" office:value="1.595532" calcext:value-type="float">
            <text:p>1.595532</text:p>
          </table:table-cell>
        </table:table-row>
        <table:table-row table:style-name="ro1">
          <table:table-cell office:value-type="float" office:value="1.598239" calcext:value-type="float">
            <text:p>1.598239</text:p>
          </table:table-cell>
          <table:table-cell office:value-type="float" office:value="1.593581" calcext:value-type="float">
            <text:p>1.593581</text:p>
          </table:table-cell>
        </table:table-row>
        <table:table-row table:style-name="ro1">
          <table:table-cell office:value-type="float" office:value="1.596809" calcext:value-type="float">
            <text:p>1.596809</text:p>
          </table:table-cell>
          <table:table-cell office:value-type="float" office:value="1.592151" calcext:value-type="float">
            <text:p>1.592151</text:p>
          </table:table-cell>
        </table:table-row>
        <table:table-row table:style-name="ro1">
          <table:table-cell office:value-type="float" office:value="1.598085" calcext:value-type="float">
            <text:p>1.598085</text:p>
          </table:table-cell>
          <table:table-cell office:value-type="float" office:value="1.591439" calcext:value-type="float">
            <text:p>1.591439</text:p>
          </table:table-cell>
        </table:table-row>
        <table:table-row table:style-name="ro1">
          <table:table-cell office:value-type="float" office:value="1.600637" calcext:value-type="float">
            <text:p>1.600637</text:p>
          </table:table-cell>
          <table:table-cell office:value-type="float" office:value="1.59101" calcext:value-type="float">
            <text:p>1.59101</text:p>
          </table:table-cell>
        </table:table-row>
        <table:table-row table:style-name="ro1">
          <table:table-cell office:value-type="float" office:value="1.601913" calcext:value-type="float">
            <text:p>1.601913</text:p>
          </table:table-cell>
          <table:table-cell office:value-type="float" office:value="1.590704" calcext:value-type="float">
            <text:p>1.590704</text:p>
          </table:table-cell>
        </table:table-row>
        <table:table-row table:style-name="ro1">
          <table:table-cell office:value-type="float" office:value="1.599361" calcext:value-type="float">
            <text:p>1.599361</text:p>
          </table:table-cell>
          <table:table-cell office:value-type="float" office:value="1.592114" calcext:value-type="float">
            <text:p>1.592114</text:p>
          </table:table-cell>
        </table:table-row>
        <table:table-row table:style-name="ro1">
          <table:table-cell office:value-type="float" office:value="1.600637" calcext:value-type="float">
            <text:p>1.600637</text:p>
          </table:table-cell>
          <table:table-cell office:value-type="float" office:value="1.594156" calcext:value-type="float">
            <text:p>1.594156</text:p>
          </table:table-cell>
        </table:table-row>
        <table:table-row table:style-name="ro1">
          <table:table-cell office:value-type="float" office:value="1.600637" calcext:value-type="float">
            <text:p>1.600637</text:p>
          </table:table-cell>
          <table:table-cell office:value-type="float" office:value="1.595902" calcext:value-type="float">
            <text:p>1.595902</text:p>
          </table:table-cell>
        </table:table-row>
        <table:table-row table:style-name="ro1">
          <table:table-cell office:value-type="float" office:value="1.599361" calcext:value-type="float">
            <text:p>1.599361</text:p>
          </table:table-cell>
          <table:table-cell office:value-type="float" office:value="1.596755" calcext:value-type="float">
            <text:p>1.596755</text:p>
          </table:table-cell>
        </table:table-row>
        <table:table-row table:style-name="ro1">
          <table:table-cell office:value-type="float" office:value="1.598085" calcext:value-type="float">
            <text:p>1.598085</text:p>
          </table:table-cell>
          <table:table-cell office:value-type="float" office:value="1.597098" calcext:value-type="float">
            <text:p>1.597098</text:p>
          </table:table-cell>
        </table:table-row>
        <table:table-row table:style-name="ro1">
          <table:table-cell office:value-type="float" office:value="1.595533" calcext:value-type="float">
            <text:p>1.595533</text:p>
          </table:table-cell>
          <table:table-cell office:value-type="float" office:value="1.596843" calcext:value-type="float">
            <text:p>1.596843</text:p>
          </table:table-cell>
        </table:table-row>
        <table:table-row table:style-name="ro1">
          <table:table-cell office:value-type="float" office:value="1.595533" calcext:value-type="float">
            <text:p>1.595533</text:p>
          </table:table-cell>
          <table:table-cell office:value-type="float" office:value="1.594213" calcext:value-type="float">
            <text:p>1.594213</text:p>
          </table:table-cell>
        </table:table-row>
        <table:table-row table:style-name="ro1">
          <table:table-cell office:value-type="float" office:value="1.594257" calcext:value-type="float">
            <text:p>1.594257</text:p>
          </table:table-cell>
          <table:table-cell office:value-type="float" office:value="1.591599" calcext:value-type="float">
            <text:p>1.591599</text:p>
          </table:table-cell>
        </table:table-row>
        <table:table-row table:style-name="ro1">
          <table:table-cell office:value-type="float" office:value="1.594257" calcext:value-type="float">
            <text:p>1.594257</text:p>
          </table:table-cell>
          <table:table-cell office:value-type="float" office:value="1.589631" calcext:value-type="float">
            <text:p>1.589631</text:p>
          </table:table-cell>
        </table:table-row>
        <table:table-row table:style-name="ro1">
          <table:table-cell office:value-type="float" office:value="1.595533" calcext:value-type="float">
            <text:p>1.595533</text:p>
          </table:table-cell>
          <table:table-cell office:value-type="float" office:value="1.588875" calcext:value-type="float">
            <text:p>1.588875</text:p>
          </table:table-cell>
        </table:table-row>
        <table:table-row table:style-name="ro1">
          <table:table-cell office:value-type="float" office:value="1.598085" calcext:value-type="float">
            <text:p>1.598085</text:p>
          </table:table-cell>
          <table:table-cell office:value-type="float" office:value="1.589808" calcext:value-type="float">
            <text:p>1.589808</text:p>
          </table:table-cell>
        </table:table-row>
        <table:table-row table:style-name="ro1">
          <table:table-cell office:value-type="float" office:value="1.601913" calcext:value-type="float">
            <text:p>1.601913</text:p>
          </table:table-cell>
          <table:table-cell office:value-type="float" office:value="1.591232" calcext:value-type="float">
            <text:p>1.591232</text:p>
          </table:table-cell>
        </table:table-row>
        <table:table-row table:style-name="ro1">
          <table:table-cell office:value-type="float" office:value="1.601913" calcext:value-type="float">
            <text:p>1.601913</text:p>
          </table:table-cell>
          <table:table-cell office:value-type="float" office:value="1.594267" calcext:value-type="float">
            <text:p>1.594267</text:p>
          </table:table-cell>
        </table:table-row>
        <table:table-row table:style-name="ro1">
          <table:table-cell office:value-type="float" office:value="1.600637" calcext:value-type="float">
            <text:p>1.600637</text:p>
          </table:table-cell>
          <table:table-cell office:value-type="float" office:value="1.596904" calcext:value-type="float">
            <text:p>1.596904</text:p>
          </table:table-cell>
        </table:table-row>
        <table:table-row table:style-name="ro1">
          <table:table-cell office:value-type="float" office:value="1.603546" calcext:value-type="float">
            <text:p>1.603546</text:p>
          </table:table-cell>
          <table:table-cell office:value-type="float" office:value="1.599813" calcext:value-type="float">
            <text:p>1.599813</text:p>
          </table:table-cell>
        </table:table-row>
        <table:table-row table:style-name="ro1">
          <table:table-cell office:value-type="float" office:value="1.603546" calcext:value-type="float">
            <text:p>1.603546</text:p>
          </table:table-cell>
          <table:table-cell office:value-type="float" office:value="1.600483" calcext:value-type="float">
            <text:p>1.600483</text:p>
          </table:table-cell>
        </table:table-row>
        <table:table-row table:style-name="ro1">
          <table:table-cell office:value-type="float" office:value="1.601804" calcext:value-type="float">
            <text:p>1.601804</text:p>
          </table:table-cell>
          <table:table-cell office:value-type="float" office:value="1.598741" calcext:value-type="float">
            <text:p>1.598741</text:p>
          </table:table-cell>
        </table:table-row>
        <table:table-row table:style-name="ro1">
          <table:table-cell office:value-type="float" office:value="1.600528" calcext:value-type="float">
            <text:p>1.600528</text:p>
          </table:table-cell>
          <table:table-cell office:value-type="float" office:value="1.596623" calcext:value-type="float">
            <text:p>1.596623</text:p>
          </table:table-cell>
        </table:table-row>
        <table:table-row table:style-name="ro1">
          <table:table-cell office:value-type="float" office:value="1.598452" calcext:value-type="float">
            <text:p>1.598452</text:p>
          </table:table-cell>
          <table:table-cell office:value-type="float" office:value="1.594546" calcext:value-type="float">
            <text:p>1.594546</text:p>
          </table:table-cell>
        </table:table-row>
        <table:table-row table:style-name="ro1">
          <table:table-cell office:value-type="float" office:value="1.5959" calcext:value-type="float">
            <text:p>1.5959</text:p>
          </table:table-cell>
          <table:table-cell office:value-type="float" office:value="1.592363" calcext:value-type="float">
            <text:p>1.592363</text:p>
          </table:table-cell>
        </table:table-row>
        <table:table-row table:style-name="ro1">
          <table:table-cell office:value-type="float" office:value="1.593445" calcext:value-type="float">
            <text:p>1.593445</text:p>
          </table:table-cell>
          <table:table-cell office:value-type="float" office:value="1.589908" calcext:value-type="float">
            <text:p>1.589908</text:p>
          </table:table-cell>
        </table:table-row>
        <table:table-row table:style-name="ro1">
          <table:table-cell office:value-type="float" office:value="1.593445" calcext:value-type="float">
            <text:p>1.593445</text:p>
          </table:table-cell>
          <table:table-cell office:value-type="float" office:value="1.587502" calcext:value-type="float">
            <text:p>1.587502</text:p>
          </table:table-cell>
        </table:table-row>
        <table:table-row table:style-name="ro1">
          <table:table-cell office:value-type="float" office:value="1.591819" calcext:value-type="float">
            <text:p>1.591819</text:p>
          </table:table-cell>
          <table:table-cell office:value-type="float" office:value="1.585876" calcext:value-type="float">
            <text:p>1.585876</text:p>
          </table:table-cell>
        </table:table-row>
        <table:table-row table:style-name="ro1">
          <table:table-cell office:value-type="float" office:value="1.590778" calcext:value-type="float">
            <text:p>1.590778</text:p>
          </table:table-cell>
          <table:table-cell office:value-type="float" office:value="1.584835" calcext:value-type="float">
            <text:p>1.584835</text:p>
          </table:table-cell>
        </table:table-row>
        <table:table-row table:style-name="ro1">
          <table:table-cell office:value-type="float" office:value="1.592054" calcext:value-type="float">
            <text:p>1.592054</text:p>
          </table:table-cell>
          <table:table-cell office:value-type="float" office:value="1.583927" calcext:value-type="float">
            <text:p>1.583927</text:p>
          </table:table-cell>
        </table:table-row>
        <table:table-row table:style-name="ro1">
          <table:table-cell office:value-type="float" office:value="1.592054" calcext:value-type="float">
            <text:p>1.592054</text:p>
          </table:table-cell>
          <table:table-cell office:value-type="float" office:value="1.583653" calcext:value-type="float">
            <text:p>1.583653</text:p>
          </table:table-cell>
        </table:table-row>
        <table:table-row table:style-name="ro1">
          <table:table-cell office:value-type="float" office:value="1.592054" calcext:value-type="float">
            <text:p>1.592054</text:p>
          </table:table-cell>
          <table:table-cell office:value-type="float" office:value="1.584122" calcext:value-type="float">
            <text:p>1.584122</text:p>
          </table:table-cell>
        </table:table-row>
        <table:table-row table:style-name="ro1">
          <table:table-cell office:value-type="float" office:value="1.592054" calcext:value-type="float">
            <text:p>1.592054</text:p>
          </table:table-cell>
          <table:table-cell office:value-type="float" office:value="1.584507" calcext:value-type="float">
            <text:p>1.584507</text:p>
          </table:table-cell>
        </table:table-row>
        <table:table-row table:style-name="ro1">
          <table:table-cell office:value-type="float" office:value="1.590778" calcext:value-type="float">
            <text:p>1.590778</text:p>
          </table:table-cell>
          <table:table-cell office:value-type="float" office:value="1.584302" calcext:value-type="float">
            <text:p>1.584302</text:p>
          </table:table-cell>
        </table:table-row>
        <table:table-row table:style-name="ro1">
          <table:table-cell office:value-type="float" office:value="1.590778" calcext:value-type="float">
            <text:p>1.590778</text:p>
          </table:table-cell>
          <table:table-cell office:value-type="float" office:value="1.583909" calcext:value-type="float">
            <text:p>1.583909</text:p>
          </table:table-cell>
        </table:table-row>
        <table:table-row table:style-name="ro1">
          <table:table-cell office:value-type="float" office:value="1.589502" calcext:value-type="float">
            <text:p>1.589502</text:p>
          </table:table-cell>
          <table:table-cell office:value-type="float" office:value="1.583949" calcext:value-type="float">
            <text:p>1.583949</text:p>
          </table:table-cell>
        </table:table-row>
        <table:table-row table:style-name="ro1">
          <table:table-cell office:value-type="float" office:value="1.589502" calcext:value-type="float">
            <text:p>1.589502</text:p>
          </table:table-cell>
          <table:table-cell office:value-type="float" office:value="1.584236" calcext:value-type="float">
            <text:p>1.584236</text:p>
          </table:table-cell>
        </table:table-row>
        <table:table-row table:style-name="ro1">
          <table:table-cell office:value-type="float" office:value="1.588226" calcext:value-type="float">
            <text:p>1.588226</text:p>
          </table:table-cell>
          <table:table-cell office:value-type="float" office:value="1.584295" calcext:value-type="float">
            <text:p>1.584295</text:p>
          </table:table-cell>
        </table:table-row>
        <table:table-row table:style-name="ro1">
          <table:table-cell office:value-type="float" office:value="1.585674" calcext:value-type="float">
            <text:p>1.585674</text:p>
          </table:table-cell>
          <table:table-cell office:value-type="float" office:value="1.584136" calcext:value-type="float">
            <text:p>1.584136</text:p>
          </table:table-cell>
        </table:table-row>
        <table:table-row table:style-name="ro1">
          <table:table-cell office:value-type="float" office:value="1.584398" calcext:value-type="float">
            <text:p>1.584398</text:p>
          </table:table-cell>
          <table:table-cell office:value-type="float" office:value="1.584322" calcext:value-type="float">
            <text:p>1.584322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366" calcext:value-type="float">
            <text:p>1.58366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1848" calcext:value-type="float">
            <text:p>1.581848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1278" calcext:value-type="float">
            <text:p>1.581278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2237" calcext:value-type="float">
            <text:p>1.582237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2761" calcext:value-type="float">
            <text:p>1.582761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3154" calcext:value-type="float">
            <text:p>1.583154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4008" calcext:value-type="float">
            <text:p>1.584008</text:p>
          </table:table-cell>
        </table:table-row>
        <table:table-row table:style-name="ro1">
          <table:table-cell office:value-type="float" office:value="1.583122" calcext:value-type="float">
            <text:p>1.583122</text:p>
          </table:table-cell>
          <table:table-cell office:value-type="float" office:value="1.584453" calcext:value-type="float">
            <text:p>1.584453</text:p>
          </table:table-cell>
        </table:table-row>
        <table:table-row table:style-name="ro1">
          <table:table-cell office:value-type="float" office:value="1.584398" calcext:value-type="float">
            <text:p>1.584398</text:p>
          </table:table-cell>
          <table:table-cell office:value-type="float" office:value="1.584634" calcext:value-type="float">
            <text:p>1.584634</text:p>
          </table:table-cell>
        </table:table-row>
        <table:table-row table:style-name="ro1">
          <table:table-cell office:value-type="float" office:value="1.584398" calcext:value-type="float">
            <text:p>1.584398</text:p>
          </table:table-cell>
          <table:table-cell office:value-type="float" office:value="1.585865" calcext:value-type="float">
            <text:p>1.585865</text:p>
          </table:table-cell>
        </table:table-row>
        <table:table-row table:style-name="ro1">
          <table:table-cell office:value-type="float" office:value="1.584398" calcext:value-type="float">
            <text:p>1.584398</text:p>
          </table:table-cell>
          <table:table-cell office:value-type="float" office:value="1.586563" calcext:value-type="float">
            <text:p>1.586563</text:p>
          </table:table-cell>
        </table:table-row>
        <table:table-row table:style-name="ro1">
          <table:table-cell office:value-type="float" office:value="1.585572" calcext:value-type="float">
            <text:p>1.585572</text:p>
          </table:table-cell>
          <table:table-cell office:value-type="float" office:value="1.587737" calcext:value-type="float">
            <text:p>1.587737</text:p>
          </table:table-cell>
        </table:table-row>
        <table:table-row table:style-name="ro1">
          <table:table-cell office:value-type="float" office:value="1.586671" calcext:value-type="float">
            <text:p>1.586671</text:p>
          </table:table-cell>
          <table:table-cell office:value-type="float" office:value="1.588836" calcext:value-type="float">
            <text:p>1.588836</text:p>
          </table:table-cell>
        </table:table-row>
        <table:table-row table:style-name="ro1">
          <table:table-cell office:value-type="float" office:value="1.586671" calcext:value-type="float">
            <text:p>1.586671</text:p>
          </table:table-cell>
          <table:table-cell office:value-type="float" office:value="1.590016" calcext:value-type="float">
            <text:p>1.590016</text:p>
          </table:table-cell>
        </table:table-row>
        <table:table-row table:style-name="ro1">
          <table:table-cell office:value-type="float" office:value="1.585395" calcext:value-type="float">
            <text:p>1.585395</text:p>
          </table:table-cell>
          <table:table-cell office:value-type="float" office:value="1.59144" calcext:value-type="float">
            <text:p>1.59144</text:p>
          </table:table-cell>
        </table:table-row>
        <table:table-row table:style-name="ro1">
          <table:table-cell office:value-type="float" office:value="1.582843" calcext:value-type="float">
            <text:p>1.582843</text:p>
          </table:table-cell>
          <table:table-cell office:value-type="float" office:value="1.592763" calcext:value-type="float">
            <text:p>1.592763</text:p>
          </table:table-cell>
        </table:table-row>
        <table:table-row table:style-name="ro1">
          <table:table-cell office:value-type="float" office:value="1.582843" calcext:value-type="float">
            <text:p>1.582843</text:p>
          </table:table-cell>
          <table:table-cell office:value-type="float" office:value="1.593024" calcext:value-type="float">
            <text:p>1.593024</text:p>
          </table:table-cell>
        </table:table-row>
        <table:table-row table:style-name="ro1">
          <table:table-cell office:value-type="float" office:value="1.582843" calcext:value-type="float">
            <text:p>1.582843</text:p>
          </table:table-cell>
          <table:table-cell office:value-type="float" office:value="1.591102" calcext:value-type="float">
            <text:p>1.591102</text:p>
          </table:table-cell>
        </table:table-row>
        <table:table-row table:style-name="ro1">
          <table:table-cell office:value-type="float" office:value="1.581747" calcext:value-type="float">
            <text:p>1.581747</text:p>
          </table:table-cell>
          <table:table-cell office:value-type="float" office:value="1.590006" calcext:value-type="float">
            <text:p>1.590006</text:p>
          </table:table-cell>
        </table:table-row>
        <table:table-row table:style-name="ro1">
          <table:table-cell office:value-type="float" office:value="1.581426" calcext:value-type="float">
            <text:p>1.581426</text:p>
          </table:table-cell>
          <table:table-cell office:value-type="float" office:value="1.589685" calcext:value-type="float">
            <text:p>1.589685</text:p>
          </table:table-cell>
        </table:table-row>
        <table:table-row table:style-name="ro1">
          <table:table-cell office:value-type="float" office:value="1.581426" calcext:value-type="float">
            <text:p>1.581426</text:p>
          </table:table-cell>
          <table:table-cell office:value-type="float" office:value="1.589653" calcext:value-type="float">
            <text:p>1.589653</text:p>
          </table:table-cell>
        </table:table-row>
        <table:table-row table:style-name="ro1">
          <table:table-cell office:value-type="float" office:value="1.582702" calcext:value-type="float">
            <text:p>1.582702</text:p>
          </table:table-cell>
          <table:table-cell office:value-type="float" office:value="1.589852" calcext:value-type="float">
            <text:p>1.589852</text:p>
          </table:table-cell>
        </table:table-row>
        <table:table-row table:style-name="ro1">
          <table:table-cell office:value-type="float" office:value="1.582702" calcext:value-type="float">
            <text:p>1.582702</text:p>
          </table:table-cell>
          <table:table-cell office:value-type="float" office:value="1.589845" calcext:value-type="float">
            <text:p>1.589845</text:p>
          </table:table-cell>
        </table:table-row>
        <table:table-row table:style-name="ro1">
          <table:table-cell office:value-type="float" office:value="1.582521" calcext:value-type="float">
            <text:p>1.582521</text:p>
          </table:table-cell>
          <table:table-cell office:value-type="float" office:value="1.589664" calcext:value-type="float">
            <text:p>1.589664</text:p>
          </table:table-cell>
        </table:table-row>
        <table:table-row table:style-name="ro1">
          <table:table-cell office:value-type="float" office:value="1.582513" calcext:value-type="float">
            <text:p>1.582513</text:p>
          </table:table-cell>
          <table:table-cell office:value-type="float" office:value="1.589656" calcext:value-type="float">
            <text:p>1.589656</text:p>
          </table:table-cell>
        </table:table-row>
        <table:table-row table:style-name="ro1">
          <table:table-cell office:value-type="float" office:value="1.581237" calcext:value-type="float">
            <text:p>1.581237</text:p>
          </table:table-cell>
          <table:table-cell office:value-type="float" office:value="1.58984" calcext:value-type="float">
            <text:p>1.58984</text:p>
          </table:table-cell>
        </table:table-row>
        <table:table-row table:style-name="ro1">
          <table:table-cell office:value-type="float" office:value="1.581237" calcext:value-type="float">
            <text:p>1.581237</text:p>
          </table:table-cell>
          <table:table-cell office:value-type="float" office:value="1.589893" calcext:value-type="float">
            <text:p>1.589893</text:p>
          </table:table-cell>
        </table:table-row>
        <table:table-row table:style-name="ro1">
          <table:table-cell office:value-type="float" office:value="1.581237" calcext:value-type="float">
            <text:p>1.581237</text:p>
          </table:table-cell>
          <table:table-cell office:value-type="float" office:value="1.589726" calcext:value-type="float">
            <text:p>1.589726</text:p>
          </table:table-cell>
        </table:table-row>
        <table:table-row table:style-name="ro1">
          <table:table-cell office:value-type="float" office:value="1.581237" calcext:value-type="float">
            <text:p>1.581237</text:p>
          </table:table-cell>
          <table:table-cell office:value-type="float" office:value="1.589633" calcext:value-type="float">
            <text:p>1.589633</text:p>
          </table:table-cell>
        </table:table-row>
        <table:table-row table:style-name="ro1">
          <table:table-cell office:value-type="float" office:value="1.582513" calcext:value-type="float">
            <text:p>1.582513</text:p>
          </table:table-cell>
          <table:table-cell office:value-type="float" office:value="1.589717" calcext:value-type="float">
            <text:p>1.589717</text:p>
          </table:table-cell>
        </table:table-row>
        <table:table-row table:style-name="ro1">
          <table:table-cell office:value-type="float" office:value="1.585065" calcext:value-type="float">
            <text:p>1.585065</text:p>
          </table:table-cell>
          <table:table-cell office:value-type="float" office:value="1.589822" calcext:value-type="float">
            <text:p>1.589822</text:p>
          </table:table-cell>
        </table:table-row>
        <table:table-row table:style-name="ro1">
          <table:table-cell office:value-type="float" office:value="1.587617" calcext:value-type="float">
            <text:p>1.587617</text:p>
          </table:table-cell>
          <table:table-cell office:value-type="float" office:value="1.589724" calcext:value-type="float">
            <text:p>1.589724</text:p>
          </table:table-cell>
        </table:table-row>
        <table:table-row table:style-name="ro1">
          <table:table-cell office:value-type="float" office:value="1.591445" calcext:value-type="float">
            <text:p>1.591445</text:p>
          </table:table-cell>
          <table:table-cell office:value-type="float" office:value="1.58966" calcext:value-type="float">
            <text:p>1.58966</text:p>
          </table:table-cell>
        </table:table-row>
        <table:table-row table:style-name="ro1">
          <table:table-cell office:value-type="float" office:value="1.590169" calcext:value-type="float">
            <text:p>1.590169</text:p>
          </table:table-cell>
          <table:table-cell office:value-type="float" office:value="1.589546" calcext:value-type="float">
            <text:p>1.589546</text:p>
          </table:table-cell>
        </table:table-row>
        <table:table-row table:style-name="ro1">
          <table:table-cell office:value-type="float" office:value="1.587617" calcext:value-type="float">
            <text:p>1.587617</text:p>
          </table:table-cell>
          <table:table-cell office:value-type="float" office:value="1.590339" calcext:value-type="float">
            <text:p>1.590339</text:p>
          </table:table-cell>
        </table:table-row>
        <table:table-row table:style-name="ro1">
          <table:table-cell office:value-type="float" office:value="1.587617" calcext:value-type="float">
            <text:p>1.587617</text:p>
          </table:table-cell>
          <table:table-cell office:value-type="float" office:value="1.589113" calcext:value-type="float">
            <text:p>1.589113</text:p>
          </table:table-cell>
        </table:table-row>
        <table:table-row table:style-name="ro1">
          <table:table-cell office:value-type="float" office:value="1.586341" calcext:value-type="float">
            <text:p>1.586341</text:p>
          </table:table-cell>
          <table:table-cell office:value-type="float" office:value="1.586546" calcext:value-type="float">
            <text:p>1.586546</text:p>
          </table:table-cell>
        </table:table-row>
        <table:table-row table:style-name="ro1">
          <table:table-cell office:value-type="float" office:value="1.583789" calcext:value-type="float">
            <text:p>1.583789</text:p>
          </table:table-cell>
          <table:table-cell office:value-type="float" office:value="1.584192" calcext:value-type="float">
            <text:p>1.584192</text:p>
          </table:table-cell>
        </table:table-row>
        <table:table-row table:style-name="ro1">
          <table:table-cell office:value-type="float" office:value="1.582513" calcext:value-type="float">
            <text:p>1.582513</text:p>
          </table:table-cell>
          <table:table-cell office:value-type="float" office:value="1.581831" calcext:value-type="float">
            <text:p>1.581831</text:p>
          </table:table-cell>
        </table:table-row>
        <table:table-row table:style-name="ro1">
          <table:table-cell office:value-type="float" office:value="1.579961" calcext:value-type="float">
            <text:p>1.579961</text:p>
          </table:table-cell>
          <table:table-cell office:value-type="float" office:value="1.579751" calcext:value-type="float">
            <text:p>1.579751</text:p>
          </table:table-cell>
        </table:table-row>
        <table:table-row table:style-name="ro1">
          <table:table-cell office:value-type="float" office:value="1.578597" calcext:value-type="float">
            <text:p>1.578597</text:p>
          </table:table-cell>
          <table:table-cell office:value-type="float" office:value="1.578387" calcext:value-type="float">
            <text:p>1.578387</text:p>
          </table:table-cell>
        </table:table-row>
        <table:table-row table:style-name="ro1">
          <table:table-cell office:value-type="float" office:value="1.578597" calcext:value-type="float">
            <text:p>1.578597</text:p>
          </table:table-cell>
          <table:table-cell office:value-type="float" office:value="1.576799" calcext:value-type="float">
            <text:p>1.576799</text:p>
          </table:table-cell>
        </table:table-row>
        <table:table-row table:style-name="ro1">
          <table:table-cell office:value-type="float" office:value="1.581149" calcext:value-type="float">
            <text:p>1.581149</text:p>
          </table:table-cell>
          <table:table-cell office:value-type="float" office:value="1.575381" calcext:value-type="float">
            <text:p>1.575381</text:p>
          </table:table-cell>
        </table:table-row>
        <table:table-row table:style-name="ro1">
          <table:table-cell office:value-type="float" office:value="1.584978" calcext:value-type="float">
            <text:p>1.584978</text:p>
          </table:table-cell>
          <table:table-cell office:value-type="float" office:value="1.575153" calcext:value-type="float">
            <text:p>1.575153</text:p>
          </table:table-cell>
        </table:table-row>
        <table:table-row table:style-name="ro1">
          <table:table-cell office:value-type="float" office:value="1.588806" calcext:value-type="float">
            <text:p>1.588806</text:p>
          </table:table-cell>
          <table:table-cell office:value-type="float" office:value="1.57445" calcext:value-type="float">
            <text:p>1.57445</text:p>
          </table:table-cell>
        </table:table-row>
        <table:table-row table:style-name="ro1">
          <table:table-cell office:value-type="float" office:value="1.588806" calcext:value-type="float">
            <text:p>1.588806</text:p>
          </table:table-cell>
          <table:table-cell office:value-type="float" office:value="1.574656" calcext:value-type="float">
            <text:p>1.574656</text:p>
          </table:table-cell>
        </table:table-row>
        <table:table-row table:style-name="ro1">
          <table:table-cell office:value-type="float" office:value="1.588806" calcext:value-type="float">
            <text:p>1.588806</text:p>
          </table:table-cell>
          <table:table-cell office:value-type="float" office:value="1.5777" calcext:value-type="float">
            <text:p>1.5777</text:p>
          </table:table-cell>
        </table:table-row>
        <table:table-row table:style-name="ro1">
          <table:table-cell office:value-type="float" office:value="1.588806" calcext:value-type="float">
            <text:p>1.588806</text:p>
          </table:table-cell>
          <table:table-cell office:value-type="float" office:value="1.579529" calcext:value-type="float">
            <text:p>1.579529</text:p>
          </table:table-cell>
        </table:table-row>
        <table:table-row table:style-name="ro1">
          <table:table-cell office:value-type="float" office:value="1.588806" calcext:value-type="float">
            <text:p>1.588806</text:p>
          </table:table-cell>
          <table:table-cell office:value-type="float" office:value="1.580792" calcext:value-type="float">
            <text:p>1.580792</text:p>
          </table:table-cell>
        </table:table-row>
        <table:table-row table:style-name="ro1">
          <table:table-cell office:value-type="float" office:value="1.58753" calcext:value-type="float">
            <text:p>1.58753</text:p>
          </table:table-cell>
          <table:table-cell office:value-type="float" office:value="1.581282" calcext:value-type="float">
            <text:p>1.581282</text:p>
          </table:table-cell>
        </table:table-row>
        <table:table-row table:style-name="ro1">
          <table:table-cell office:value-type="float" office:value="1.58753" calcext:value-type="float">
            <text:p>1.58753</text:p>
          </table:table-cell>
          <table:table-cell office:value-type="float" office:value="1.581233" calcext:value-type="float">
            <text:p>1.581233</text:p>
          </table:table-cell>
        </table:table-row>
        <table:table-row table:style-name="ro1">
          <table:table-cell office:value-type="float" office:value="1.587295" calcext:value-type="float">
            <text:p>1.587295</text:p>
          </table:table-cell>
          <table:table-cell office:value-type="float" office:value="1.580998" calcext:value-type="float">
            <text:p>1.580998</text:p>
          </table:table-cell>
        </table:table-row>
        <table:table-row table:style-name="ro1">
          <table:table-cell office:value-type="float" office:value="1.58718" calcext:value-type="float">
            <text:p>1.58718</text:p>
          </table:table-cell>
          <table:table-cell office:value-type="float" office:value="1.580883" calcext:value-type="float">
            <text:p>1.580883</text:p>
          </table:table-cell>
        </table:table-row>
        <table:table-row table:style-name="ro1">
          <table:table-cell office:value-type="float" office:value="1.587281" calcext:value-type="float">
            <text:p>1.587281</text:p>
          </table:table-cell>
          <table:table-cell office:value-type="float" office:value="1.580984" calcext:value-type="float">
            <text:p>1.580984</text:p>
          </table:table-cell>
        </table:table-row>
        <table:table-row table:style-name="ro1">
          <table:table-cell office:value-type="float" office:value="1.589833" calcext:value-type="float">
            <text:p>1.589833</text:p>
          </table:table-cell>
          <table:table-cell office:value-type="float" office:value="1.581068" calcext:value-type="float">
            <text:p>1.581068</text:p>
          </table:table-cell>
        </table:table-row>
        <table:table-row table:style-name="ro1">
          <table:table-cell office:value-type="float" office:value="1.589776" calcext:value-type="float">
            <text:p>1.589776</text:p>
          </table:table-cell>
          <table:table-cell office:value-type="float" office:value="1.581011" calcext:value-type="float">
            <text:p>1.581011</text:p>
          </table:table-cell>
        </table:table-row>
        <table:table-row table:style-name="ro1">
          <table:table-cell office:value-type="float" office:value="1.589756" calcext:value-type="float">
            <text:p>1.589756</text:p>
          </table:table-cell>
          <table:table-cell office:value-type="float" office:value="1.580992" calcext:value-type="float">
            <text:p>1.580992</text:p>
          </table:table-cell>
        </table:table-row>
        <table:table-row table:style-name="ro1">
          <table:table-cell office:value-type="float" office:value="1.587598" calcext:value-type="float">
            <text:p>1.587598</text:p>
          </table:table-cell>
          <table:table-cell office:value-type="float" office:value="1.578834" calcext:value-type="float">
            <text:p>1.578834</text:p>
          </table:table-cell>
        </table:table-row>
        <table:table-row table:style-name="ro1">
          <table:table-cell office:value-type="float" office:value="1.581218" calcext:value-type="float">
            <text:p>1.581218</text:p>
          </table:table-cell>
          <table:table-cell office:value-type="float" office:value="1.570327" calcext:value-type="float">
            <text:p>1.570327</text:p>
          </table:table-cell>
        </table:table-row>
        <table:table-row table:style-name="ro1">
          <table:table-cell office:value-type="float" office:value="1.582494" calcext:value-type="float">
            <text:p>1.582494</text:p>
          </table:table-cell>
          <table:table-cell office:value-type="float" office:value="1.563249" calcext:value-type="float">
            <text:p>1.563249</text:p>
          </table:table-cell>
        </table:table-row>
        <table:table-row table:style-name="ro1">
          <table:table-cell office:value-type="float" office:value="1.586322" calcext:value-type="float">
            <text:p>1.586322</text:p>
          </table:table-cell>
          <table:table-cell office:value-type="float" office:value="1.554401" calcext:value-type="float">
            <text:p>1.554401</text:p>
          </table:table-cell>
        </table:table-row>
        <table:table-row table:style-name="ro1">
          <table:table-cell office:value-type="float" office:value="1.586322" calcext:value-type="float">
            <text:p>1.586322</text:p>
          </table:table-cell>
          <table:table-cell office:value-type="float" office:value="1.551699" calcext:value-type="float">
            <text:p>1.551699</text:p>
          </table:table-cell>
        </table:table-row>
        <table:table-row table:style-name="ro1">
          <table:table-cell office:value-type="float" office:value="1.587598" calcext:value-type="float">
            <text:p>1.587598</text:p>
          </table:table-cell>
          <table:table-cell office:value-type="float" office:value="1.554605" calcext:value-type="float">
            <text:p>1.554605</text:p>
          </table:table-cell>
        </table:table-row>
        <table:table-row table:style-name="ro1">
          <table:table-cell office:value-type="float" office:value="1.587598" calcext:value-type="float">
            <text:p>1.587598</text:p>
          </table:table-cell>
          <table:table-cell office:value-type="float" office:value="1.557398" calcext:value-type="float">
            <text:p>1.557398</text:p>
          </table:table-cell>
        </table:table-row>
        <table:table-row table:style-name="ro1">
          <table:table-cell office:value-type="float" office:value="1.586322" calcext:value-type="float">
            <text:p>1.586322</text:p>
          </table:table-cell>
          <table:table-cell office:value-type="float" office:value="1.56029" calcext:value-type="float">
            <text:p>1.56029</text:p>
          </table:table-cell>
        </table:table-row>
        <table:table-row table:style-name="ro1">
          <table:table-cell office:value-type="float" office:value="1.582494" calcext:value-type="float">
            <text:p>1.582494</text:p>
          </table:table-cell>
          <table:table-cell office:value-type="float" office:value="1.563369" calcext:value-type="float">
            <text:p>1.563369</text:p>
          </table:table-cell>
        </table:table-row>
        <table:table-row table:style-name="ro1">
          <table:table-cell office:value-type="float" office:value="1.578666" calcext:value-type="float">
            <text:p>1.578666</text:p>
          </table:table-cell>
          <table:table-cell office:value-type="float" office:value="1.56601" calcext:value-type="float">
            <text:p>1.56601</text:p>
          </table:table-cell>
        </table:table-row>
        <table:table-row table:style-name="ro1">
          <table:table-cell office:value-type="float" office:value="1.57739" calcext:value-type="float">
            <text:p>1.57739</text:p>
          </table:table-cell>
          <table:table-cell office:value-type="float" office:value="1.568396" calcext:value-type="float">
            <text:p>1.568396</text:p>
          </table:table-cell>
        </table:table-row>
        <table:table-row table:style-name="ro1">
          <table:table-cell office:value-type="float" office:value="1.578666" calcext:value-type="float">
            <text:p>1.578666</text:p>
          </table:table-cell>
          <table:table-cell office:value-type="float" office:value="1.565661" calcext:value-type="float">
            <text:p>1.565661</text:p>
          </table:table-cell>
        </table:table-row>
        <table:table-row table:style-name="ro1">
          <table:table-cell office:value-type="float" office:value="1.581218" calcext:value-type="float">
            <text:p>1.581218</text:p>
          </table:table-cell>
          <table:table-cell office:value-type="float" office:value="1.562978" calcext:value-type="float">
            <text:p>1.562978</text:p>
          </table:table-cell>
        </table:table-row>
        <table:table-row table:style-name="ro1">
          <table:table-cell office:value-type="float" office:value="1.586322" calcext:value-type="float">
            <text:p>1.586322</text:p>
          </table:table-cell>
          <table:table-cell office:value-type="float" office:value="1.561303" calcext:value-type="float">
            <text:p>1.561303</text:p>
          </table:table-cell>
        </table:table-row>
        <table:table-row table:style-name="ro1">
          <table:table-cell office:value-type="float" office:value="1.587598" calcext:value-type="float">
            <text:p>1.587598</text:p>
          </table:table-cell>
          <table:table-cell office:value-type="float" office:value="1.560869" calcext:value-type="float">
            <text:p>1.560869</text:p>
          </table:table-cell>
        </table:table-row>
        <table:table-row table:style-name="ro1">
          <table:table-cell office:value-type="float" office:value="1.587598" calcext:value-type="float">
            <text:p>1.587598</text:p>
          </table:table-cell>
          <table:table-cell office:value-type="float" office:value="1.560773" calcext:value-type="float">
            <text:p>1.560773</text:p>
          </table:table-cell>
        </table:table-row>
        <table:table-row table:style-name="ro1">
          <table:table-cell office:value-type="float" office:value="1.587537" calcext:value-type="float">
            <text:p>1.587537</text:p>
          </table:table-cell>
          <table:table-cell office:value-type="float" office:value="1.560712" calcext:value-type="float">
            <text:p>1.560712</text:p>
          </table:table-cell>
        </table:table-row>
        <table:table-row table:style-name="ro1">
          <table:table-cell office:value-type="float" office:value="1.584985" calcext:value-type="float">
            <text:p>1.584985</text:p>
          </table:table-cell>
          <table:table-cell office:value-type="float" office:value="1.560751" calcext:value-type="float">
            <text:p>1.560751</text:p>
          </table:table-cell>
        </table:table-row>
        <table:table-row table:style-name="ro1">
          <table:table-cell office:value-type="float" office:value="1.582433" calcext:value-type="float">
            <text:p>1.582433</text:p>
          </table:table-cell>
          <table:table-cell office:value-type="float" office:value="1.560799" calcext:value-type="float">
            <text:p>1.560799</text:p>
          </table:table-cell>
        </table:table-row>
        <table:table-row table:style-name="ro1">
          <table:table-cell office:value-type="float" office:value="1.582375" calcext:value-type="float">
            <text:p>1.582375</text:p>
          </table:table-cell>
          <table:table-cell office:value-type="float" office:value="1.560741" calcext:value-type="float">
            <text:p>1.560741</text:p>
          </table:table-cell>
        </table:table-row>
        <table:table-row table:style-name="ro1">
          <table:table-cell office:value-type="float" office:value="1.582309" calcext:value-type="float">
            <text:p>1.582309</text:p>
          </table:table-cell>
          <table:table-cell office:value-type="float" office:value="1.560675" calcext:value-type="float">
            <text:p>1.560675</text:p>
          </table:table-cell>
        </table:table-row>
        <table:table-row table:style-name="ro1">
          <table:table-cell office:value-type="float" office:value="1.582388" calcext:value-type="float">
            <text:p>1.582388</text:p>
          </table:table-cell>
          <table:table-cell office:value-type="float" office:value="1.560753" calcext:value-type="float">
            <text:p>1.560753</text:p>
          </table:table-cell>
        </table:table-row>
        <table:table-row table:style-name="ro1">
          <table:table-cell office:value-type="float" office:value="1.582388" calcext:value-type="float">
            <text:p>1.582388</text:p>
          </table:table-cell>
          <table:table-cell office:value-type="float" office:value="1.560854" calcext:value-type="float">
            <text:p>1.560854</text:p>
          </table:table-cell>
        </table:table-row>
        <table:table-row table:style-name="ro1">
          <table:table-cell office:value-type="float" office:value="1.581112" calcext:value-type="float">
            <text:p>1.581112</text:p>
          </table:table-cell>
          <table:table-cell office:value-type="float" office:value="1.560818" calcext:value-type="float">
            <text:p>1.560818</text:p>
          </table:table-cell>
        </table:table-row>
        <table:table-row table:style-name="ro1">
          <table:table-cell office:value-type="float" office:value="1.579836" calcext:value-type="float">
            <text:p>1.579836</text:p>
          </table:table-cell>
          <table:table-cell office:value-type="float" office:value="1.56012" calcext:value-type="float">
            <text:p>1.56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5:03:33.847629103</meta:creation-date>
    <dc:date>2017-11-05T15:04:22.525876382</dc:date>
    <meta:editing-duration>PT49S</meta:editing-duration>
    <meta:editing-cycles>1</meta:editing-cycles>
    <meta:document-statistic meta:table-count="1" meta:cell-count="136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684" svg:x="0.32cm" svg:y="0.18cm" svg:width="12.508cm" svg:height="8.64cm">
          <chartooo:coordinate-region svg:x="1.153cm" svg:y="0.379cm" svg:width="11.5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84" chart:class="chart:line">
            <chart:data-point chart:repeated="684"/>
          </chart:series>
          <chart:series chart:style-name="ch7" chart:values-cell-range-address="Sheet1.B1:Sheet1.B684" chart:class="chart:line">
            <chart:data-point chart:repeated="6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684</svg:desc>
                </draw:g>
              </table:table-cell>
              <table:table-cell office:value-type="float" office:value="0.000045">
                <text:p>0.000045</text:p>
                <draw:g>
                  <svg:desc>Sheet1.B1:Sheet1.B6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7">
                <text:p>-0.00007</text:p>
              </table:table-cell>
              <table:table-cell office:value-type="float" office:value="-0.000019">
                <text:p>-0.000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553">
                <text:p>-0.000553</text:p>
              </table:table-cell>
              <table:table-cell office:value-type="float" office:value="-0.000503">
                <text:p>-0.000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977">
                <text:p>0.00977</text:p>
              </table:table-cell>
              <table:table-cell office:value-type="float" office:value="0.00982">
                <text:p>0.00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121">
                <text:p>0.044121</text:p>
              </table:table-cell>
              <table:table-cell office:value-type="float" office:value="0.044172">
                <text:p>0.044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225">
                <text:p>0.093225</text:p>
              </table:table-cell>
              <table:table-cell office:value-type="float" office:value="0.093275">
                <text:p>0.093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5068">
                <text:p>0.145068</text:p>
              </table:table-cell>
              <table:table-cell office:value-type="float" office:value="0.145118">
                <text:p>0.145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7823">
                <text:p>0.197823</text:p>
              </table:table-cell>
              <table:table-cell office:value-type="float" office:value="0.197874">
                <text:p>0.197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0443">
                <text:p>0.250443</text:p>
              </table:table-cell>
              <table:table-cell office:value-type="float" office:value="0.250493">
                <text:p>0.250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1726">
                <text:p>0.301726</text:p>
              </table:table-cell>
              <table:table-cell office:value-type="float" office:value="0.301776">
                <text:p>0.301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0411">
                <text:p>0.350411</text:p>
              </table:table-cell>
              <table:table-cell office:value-type="float" office:value="0.350461">
                <text:p>0.350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8231">
                <text:p>0.388231</text:p>
              </table:table-cell>
              <table:table-cell office:value-type="float" office:value="0.388281">
                <text:p>0.388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2061">
                <text:p>0.422061</text:p>
              </table:table-cell>
              <table:table-cell office:value-type="float" office:value="0.422111">
                <text:p>0.422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0458">
                <text:p>0.450458</text:p>
              </table:table-cell>
              <table:table-cell office:value-type="float" office:value="0.450508">
                <text:p>0.450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6093">
                <text:p>0.476093</text:p>
              </table:table-cell>
              <table:table-cell office:value-type="float" office:value="0.476143">
                <text:p>0.476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9901">
                <text:p>0.499901</text:p>
              </table:table-cell>
              <table:table-cell office:value-type="float" office:value="0.499951">
                <text:p>0.4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372">
                <text:p>0.52372</text:p>
              </table:table-cell>
              <table:table-cell office:value-type="float" office:value="0.52377">
                <text:p>0.52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7396">
                <text:p>0.547396</text:p>
              </table:table-cell>
              <table:table-cell office:value-type="float" office:value="0.547446">
                <text:p>0.547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9777">
                <text:p>0.579777</text:p>
              </table:table-cell>
              <table:table-cell office:value-type="float" office:value="0.579827">
                <text:p>0.579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3239">
                <text:p>0.613239</text:p>
              </table:table-cell>
              <table:table-cell office:value-type="float" office:value="0.613289">
                <text:p>0.613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6142">
                <text:p>0.646142</text:p>
              </table:table-cell>
              <table:table-cell office:value-type="float" office:value="0.646193">
                <text:p>0.646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76347">
                <text:p>0.676347</text:p>
              </table:table-cell>
              <table:table-cell office:value-type="float" office:value="0.676397">
                <text:p>0.676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6729">
                <text:p>0.706729</text:p>
              </table:table-cell>
              <table:table-cell office:value-type="float" office:value="0.706779">
                <text:p>0.706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38257">
                <text:p>0.738257</text:p>
              </table:table-cell>
              <table:table-cell office:value-type="float" office:value="0.738308">
                <text:p>0.738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8527">
                <text:p>0.768527</text:p>
              </table:table-cell>
              <table:table-cell office:value-type="float" office:value="0.768577">
                <text:p>0.768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97975">
                <text:p>0.797975</text:p>
              </table:table-cell>
              <table:table-cell office:value-type="float" office:value="0.798025">
                <text:p>0.798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6769">
                <text:p>0.826769</text:p>
              </table:table-cell>
              <table:table-cell office:value-type="float" office:value="0.826819">
                <text:p>0.826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3936">
                <text:p>0.853936</text:p>
              </table:table-cell>
              <table:table-cell office:value-type="float" office:value="0.853987">
                <text:p>0.853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5341">
                <text:p>0.875341</text:p>
              </table:table-cell>
              <table:table-cell office:value-type="float" office:value="0.875392">
                <text:p>0.875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52">
                <text:p>0.8952</text:p>
              </table:table-cell>
              <table:table-cell office:value-type="float" office:value="0.89525">
                <text:p>0.89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7016">
                <text:p>0.917016</text:p>
              </table:table-cell>
              <table:table-cell office:value-type="float" office:value="0.917066">
                <text:p>0.917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9317">
                <text:p>0.939317</text:p>
              </table:table-cell>
              <table:table-cell office:value-type="float" office:value="0.939367">
                <text:p>0.9393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097">
                <text:p>0.96097</text:p>
              </table:table-cell>
              <table:table-cell office:value-type="float" office:value="0.96102">
                <text:p>0.96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1527">
                <text:p>0.981527</text:p>
              </table:table-cell>
              <table:table-cell office:value-type="float" office:value="0.981577">
                <text:p>0.981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4906">
                <text:p>1.004906</text:p>
              </table:table-cell>
              <table:table-cell office:value-type="float" office:value="1.004956">
                <text:p>1.004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8785">
                <text:p>1.028785</text:p>
              </table:table-cell>
              <table:table-cell office:value-type="float" office:value="1.028835">
                <text:p>1.028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2606">
                <text:p>1.052606</text:p>
              </table:table-cell>
              <table:table-cell office:value-type="float" office:value="1.052656">
                <text:p>1.052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6524">
                <text:p>1.076524</text:p>
              </table:table-cell>
              <table:table-cell office:value-type="float" office:value="1.076574">
                <text:p>1.076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1529">
                <text:p>1.101529</text:p>
              </table:table-cell>
              <table:table-cell office:value-type="float" office:value="1.101579">
                <text:p>1.101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2067">
                <text:p>1.12067</text:p>
              </table:table-cell>
              <table:table-cell office:value-type="float" office:value="1.124003">
                <text:p>1.124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3638">
                <text:p>1.143638</text:p>
              </table:table-cell>
              <table:table-cell office:value-type="float" office:value="1.144359">
                <text:p>1.14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67883">
                <text:p>1.167883</text:p>
              </table:table-cell>
              <table:table-cell office:value-type="float" office:value="1.16367">
                <text:p>1.163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883">
                <text:p>1.1883</text:p>
              </table:table-cell>
              <table:table-cell office:value-type="float" office:value="1.18422">
                <text:p>1.18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08716">
                <text:p>1.208716</text:p>
              </table:table-cell>
              <table:table-cell office:value-type="float" office:value="1.206025">
                <text:p>1.206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27857">
                <text:p>1.227857</text:p>
              </table:table-cell>
              <table:table-cell office:value-type="float" office:value="1.226755">
                <text:p>1.226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45721">
                <text:p>1.245721</text:p>
              </table:table-cell>
              <table:table-cell office:value-type="float" office:value="1.246946">
                <text:p>1.246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6231">
                <text:p>1.26231</text:p>
              </table:table-cell>
              <table:table-cell office:value-type="float" office:value="1.266134">
                <text:p>1.266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80174">
                <text:p>1.280174</text:p>
              </table:table-cell>
              <table:table-cell office:value-type="float" office:value="1.284341">
                <text:p>1.284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98039">
                <text:p>1.298039</text:p>
              </table:table-cell>
              <table:table-cell office:value-type="float" office:value="1.30165">
                <text:p>1.30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14627">
                <text:p>1.314627</text:p>
              </table:table-cell>
              <table:table-cell office:value-type="float" office:value="1.316918">
                <text:p>1.316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2492">
                <text:p>1.332492</text:p>
              </table:table-cell>
              <table:table-cell office:value-type="float" office:value="1.332018">
                <text:p>1.332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908">
                <text:p>1.34908</text:p>
              </table:table-cell>
              <table:table-cell office:value-type="float" office:value="1.347828">
                <text:p>1.347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65669">
                <text:p>1.365669</text:p>
              </table:table-cell>
              <table:table-cell office:value-type="float" office:value="1.362948">
                <text:p>1.3629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2257">
                <text:p>1.382257</text:p>
              </table:table-cell>
              <table:table-cell office:value-type="float" office:value="1.376688">
                <text:p>1.3766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9757">
                <text:p>1.39757</text:p>
              </table:table-cell>
              <table:table-cell office:value-type="float" office:value="1.390662">
                <text:p>1.390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0754">
                <text:p>1.410754</text:p>
              </table:table-cell>
              <table:table-cell office:value-type="float" office:value="1.403847">
                <text:p>1.403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26208">
                <text:p>1.426208</text:p>
              </table:table-cell>
              <table:table-cell office:value-type="float" office:value="1.419301">
                <text:p>1.4193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36416">
                <text:p>1.436416</text:p>
              </table:table-cell>
              <table:table-cell office:value-type="float" office:value="1.435122">
                <text:p>1.435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51729">
                <text:p>1.451729</text:p>
              </table:table-cell>
              <table:table-cell office:value-type="float" office:value="1.449997">
                <text:p>1.44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68317">
                <text:p>1.468317</text:p>
              </table:table-cell>
              <table:table-cell office:value-type="float" office:value="1.463445">
                <text:p>1.463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84906">
                <text:p>1.484906</text:p>
              </table:table-cell>
              <table:table-cell office:value-type="float" office:value="1.478219">
                <text:p>1.478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04046">
                <text:p>1.504046</text:p>
              </table:table-cell>
              <table:table-cell office:value-type="float" office:value="1.494646">
                <text:p>1.494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19359">
                <text:p>1.519359</text:p>
              </table:table-cell>
              <table:table-cell office:value-type="float" office:value="1.511678">
                <text:p>1.511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34671">
                <text:p>1.534671</text:p>
              </table:table-cell>
              <table:table-cell office:value-type="float" office:value="1.528499">
                <text:p>1.528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46156">
                <text:p>1.546156</text:p>
              </table:table-cell>
              <table:table-cell office:value-type="float" office:value="1.544761">
                <text:p>1.544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56364">
                <text:p>1.556364</text:p>
              </table:table-cell>
              <table:table-cell office:value-type="float" office:value="1.560164">
                <text:p>1.5601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67848">
                <text:p>1.567848</text:p>
              </table:table-cell>
              <table:table-cell office:value-type="float" office:value="1.574117">
                <text:p>1.574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7678">
                <text:p>1.57678</text:p>
              </table:table-cell>
              <table:table-cell office:value-type="float" office:value="1.587615">
                <text:p>1.587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9423">
                <text:p>1.589423</text:p>
              </table:table-cell>
              <table:table-cell office:value-type="float" office:value="1.600257">
                <text:p>1.600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00907">
                <text:p>1.600907</text:p>
              </table:table-cell>
              <table:table-cell office:value-type="float" office:value="1.610793">
                <text:p>1.610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11116">
                <text:p>1.611116</text:p>
              </table:table-cell>
              <table:table-cell office:value-type="float" office:value="1.619251">
                <text:p>1.6192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226">
                <text:p>1.6226</text:p>
              </table:table-cell>
              <table:table-cell office:value-type="float" office:value="1.627103">
                <text:p>1.627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32808">
                <text:p>1.632808</text:p>
              </table:table-cell>
              <table:table-cell office:value-type="float" office:value="1.634669">
                <text:p>1.6346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43016">
                <text:p>1.643016</text:p>
              </table:table-cell>
              <table:table-cell office:value-type="float" office:value="1.641539">
                <text:p>1.641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51949">
                <text:p>1.651949</text:p>
              </table:table-cell>
              <table:table-cell office:value-type="float" office:value="1.648343">
                <text:p>1.6483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0881">
                <text:p>1.660881</text:p>
              </table:table-cell>
              <table:table-cell office:value-type="float" office:value="1.657037">
                <text:p>1.65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68537">
                <text:p>1.668537</text:p>
              </table:table-cell>
              <table:table-cell office:value-type="float" office:value="1.666166">
                <text:p>1.6661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74917">
                <text:p>1.674917</text:p>
              </table:table-cell>
              <table:table-cell office:value-type="float" office:value="1.675295">
                <text:p>1.675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82574">
                <text:p>1.682574</text:p>
              </table:table-cell>
              <table:table-cell office:value-type="float" office:value="1.684763">
                <text:p>1.684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91506">
                <text:p>1.691506</text:p>
              </table:table-cell>
              <table:table-cell office:value-type="float" office:value="1.692434">
                <text:p>1.692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00438">
                <text:p>1.700438</text:p>
              </table:table-cell>
              <table:table-cell office:value-type="float" office:value="1.700055">
                <text:p>1.7000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937">
                <text:p>1.70937</text:p>
              </table:table-cell>
              <table:table-cell office:value-type="float" office:value="1.708604">
                <text:p>1.7086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18302">
                <text:p>1.718302</text:p>
              </table:table-cell>
              <table:table-cell office:value-type="float" office:value="1.717312">
                <text:p>1.717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25959">
                <text:p>1.725959</text:p>
              </table:table-cell>
              <table:table-cell office:value-type="float" office:value="1.726716">
                <text:p>1.726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33615">
                <text:p>1.733615</text:p>
              </table:table-cell>
              <table:table-cell office:value-type="float" office:value="1.736375">
                <text:p>1.736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39995">
                <text:p>1.739995</text:p>
              </table:table-cell>
              <table:table-cell office:value-type="float" office:value="1.744839">
                <text:p>1.7448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6375">
                <text:p>1.746375</text:p>
              </table:table-cell>
              <table:table-cell office:value-type="float" office:value="1.752945">
                <text:p>1.752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52756">
                <text:p>1.752756</text:p>
              </table:table-cell>
              <table:table-cell office:value-type="float" office:value="1.761212">
                <text:p>1.761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0753">
                <text:p>1.760753</text:p>
              </table:table-cell>
              <table:table-cell office:value-type="float" office:value="1.76921">
                <text:p>1.769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65857">
                <text:p>1.765857</text:p>
              </table:table-cell>
              <table:table-cell office:value-type="float" office:value="1.776846">
                <text:p>1.776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74789">
                <text:p>1.774789</text:p>
              </table:table-cell>
              <table:table-cell office:value-type="float" office:value="1.781329">
                <text:p>1.781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79605">
                <text:p>1.779605</text:p>
              </table:table-cell>
              <table:table-cell office:value-type="float" office:value="1.786145">
                <text:p>1.7861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87261">
                <text:p>1.787261</text:p>
              </table:table-cell>
              <table:table-cell office:value-type="float" office:value="1.790279">
                <text:p>1.7902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91089">
                <text:p>1.791089</text:p>
              </table:table-cell>
              <table:table-cell office:value-type="float" office:value="1.794981">
                <text:p>1.794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94917">
                <text:p>1.794917</text:p>
              </table:table-cell>
              <table:table-cell office:value-type="float" office:value="1.799486">
                <text:p>1.7994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98746">
                <text:p>1.798746</text:p>
              </table:table-cell>
              <table:table-cell office:value-type="float" office:value="1.80381">
                <text:p>1.803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01298">
                <text:p>1.801298</text:p>
              </table:table-cell>
              <table:table-cell office:value-type="float" office:value="1.808342">
                <text:p>1.8083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02574">
                <text:p>1.802574</text:p>
              </table:table-cell>
              <table:table-cell office:value-type="float" office:value="1.81252">
                <text:p>1.81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08954">
                <text:p>1.808954</text:p>
              </table:table-cell>
              <table:table-cell office:value-type="float" office:value="1.81691">
                <text:p>1.816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15334">
                <text:p>1.815334</text:p>
              </table:table-cell>
              <table:table-cell office:value-type="float" office:value="1.818891">
                <text:p>1.8188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20438">
                <text:p>1.820438</text:p>
              </table:table-cell>
              <table:table-cell office:value-type="float" office:value="1.820333">
                <text:p>1.820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24266">
                <text:p>1.824266</text:p>
              </table:table-cell>
              <table:table-cell office:value-type="float" office:value="1.823791">
                <text:p>1.823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25542">
                <text:p>1.825542</text:p>
              </table:table-cell>
              <table:table-cell office:value-type="float" office:value="1.827921">
                <text:p>1.8279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26818">
                <text:p>1.826818</text:p>
              </table:table-cell>
              <table:table-cell office:value-type="float" office:value="1.831989">
                <text:p>1.8319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2937">
                <text:p>1.82937</text:p>
              </table:table-cell>
              <table:table-cell office:value-type="float" office:value="1.833866">
                <text:p>1.8338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31923">
                <text:p>1.831923</text:p>
              </table:table-cell>
              <table:table-cell office:value-type="float" office:value="1.834947">
                <text:p>1.8349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35751">
                <text:p>1.835751</text:p>
              </table:table-cell>
              <table:table-cell office:value-type="float" office:value="1.836469">
                <text:p>1.8364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40855">
                <text:p>1.840855</text:p>
              </table:table-cell>
              <table:table-cell office:value-type="float" office:value="1.837813">
                <text:p>1.837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44683">
                <text:p>1.844683</text:p>
              </table:table-cell>
              <table:table-cell office:value-type="float" office:value="1.83976">
                <text:p>1.83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48511">
                <text:p>1.848511</text:p>
              </table:table-cell>
              <table:table-cell office:value-type="float" office:value="1.841518">
                <text:p>1.841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48511">
                <text:p>1.848511</text:p>
              </table:table-cell>
              <table:table-cell office:value-type="float" office:value="1.844071">
                <text:p>1.8440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409">
                <text:p>1.85409</text:p>
              </table:table-cell>
              <table:table-cell office:value-type="float" office:value="1.84965">
                <text:p>1.84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52814">
                <text:p>1.852814</text:p>
              </table:table-cell>
              <table:table-cell office:value-type="float" office:value="1.854318">
                <text:p>1.854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51538">
                <text:p>1.851538</text:p>
              </table:table-cell>
              <table:table-cell office:value-type="float" office:value="1.857533">
                <text:p>1.8575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52814">
                <text:p>1.852814</text:p>
              </table:table-cell>
              <table:table-cell office:value-type="float" office:value="1.855942">
                <text:p>1.8559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56642">
                <text:p>1.856642</text:p>
              </table:table-cell>
              <table:table-cell office:value-type="float" office:value="1.854645">
                <text:p>1.854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59195">
                <text:p>1.859195</text:p>
              </table:table-cell>
              <table:table-cell office:value-type="float" office:value="1.854162">
                <text:p>1.8541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61747">
                <text:p>1.861747</text:p>
              </table:table-cell>
              <table:table-cell office:value-type="float" office:value="1.85404">
                <text:p>1.854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61747">
                <text:p>1.861747</text:p>
              </table:table-cell>
              <table:table-cell office:value-type="float" office:value="1.854656">
                <text:p>1.854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3023">
                <text:p>1.863023</text:p>
              </table:table-cell>
              <table:table-cell office:value-type="float" office:value="1.8587">
                <text:p>1.8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64299">
                <text:p>1.864299</text:p>
              </table:table-cell>
              <table:table-cell office:value-type="float" office:value="1.861275">
                <text:p>1.8612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68127">
                <text:p>1.868127</text:p>
              </table:table-cell>
              <table:table-cell office:value-type="float" office:value="1.862118">
                <text:p>1.8621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68127">
                <text:p>1.868127</text:p>
              </table:table-cell>
              <table:table-cell office:value-type="float" office:value="1.863252">
                <text:p>1.863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69403">
                <text:p>1.869403</text:p>
              </table:table-cell>
              <table:table-cell office:value-type="float" office:value="1.864765">
                <text:p>1.864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70679">
                <text:p>1.870679</text:p>
              </table:table-cell>
              <table:table-cell office:value-type="float" office:value="1.866052">
                <text:p>1.8660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70679">
                <text:p>1.870679</text:p>
              </table:table-cell>
              <table:table-cell office:value-type="float" office:value="1.866094">
                <text:p>1.866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871955">
                <text:p>1.871955</text:p>
              </table:table-cell>
              <table:table-cell office:value-type="float" office:value="1.866356">
                <text:p>1.866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70679">
                <text:p>1.870679</text:p>
              </table:table-cell>
              <table:table-cell office:value-type="float" office:value="1.866504">
                <text:p>1.866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69403">
                <text:p>1.869403</text:p>
              </table:table-cell>
              <table:table-cell office:value-type="float" office:value="1.866797">
                <text:p>1.8667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86991">
                <text:p>1.86991</text:p>
              </table:table-cell>
              <table:table-cell office:value-type="float" office:value="1.867304">
                <text:p>1.8673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71186">
                <text:p>1.871186</text:p>
              </table:table-cell>
              <table:table-cell office:value-type="float" office:value="1.867712">
                <text:p>1.8677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72462">
                <text:p>1.872462</text:p>
              </table:table-cell>
              <table:table-cell office:value-type="float" office:value="1.867847">
                <text:p>1.8678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75014">
                <text:p>1.875014</text:p>
              </table:table-cell>
              <table:table-cell office:value-type="float" office:value="1.867586">
                <text:p>1.8675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77685">
                <text:p>1.877685</text:p>
              </table:table-cell>
              <table:table-cell office:value-type="float" office:value="1.870257">
                <text:p>1.870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78961">
                <text:p>1.878961</text:p>
              </table:table-cell>
              <table:table-cell office:value-type="float" office:value="1.872671">
                <text:p>1.8726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77685">
                <text:p>1.877685</text:p>
              </table:table-cell>
              <table:table-cell office:value-type="float" office:value="1.874439">
                <text:p>1.874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75133">
                <text:p>1.875133</text:p>
              </table:table-cell>
              <table:table-cell office:value-type="float" office:value="1.876037">
                <text:p>1.8760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70029">
                <text:p>1.870029</text:p>
              </table:table-cell>
              <table:table-cell office:value-type="float" office:value="1.87528">
                <text:p>1.875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866201">
                <text:p>1.866201</text:p>
              </table:table-cell>
              <table:table-cell office:value-type="float" office:value="1.874067">
                <text:p>1.8740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868753">
                <text:p>1.868753</text:p>
              </table:table-cell>
              <table:table-cell office:value-type="float" office:value="1.871028">
                <text:p>1.871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72581">
                <text:p>1.872581</text:p>
              </table:table-cell>
              <table:table-cell office:value-type="float" office:value="1.866029">
                <text:p>1.8660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73857">
                <text:p>1.873857</text:p>
              </table:table-cell>
              <table:table-cell office:value-type="float" office:value="1.860723">
                <text:p>1.8607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870029">
                <text:p>1.870029</text:p>
              </table:table-cell>
              <table:table-cell office:value-type="float" office:value="1.862672">
                <text:p>1.862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67477">
                <text:p>1.867477</text:p>
              </table:table-cell>
              <table:table-cell office:value-type="float" office:value="1.86517">
                <text:p>1.865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66201">
                <text:p>1.866201</text:p>
              </table:table-cell>
              <table:table-cell office:value-type="float" office:value="1.866859">
                <text:p>1.866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866201">
                <text:p>1.866201</text:p>
              </table:table-cell>
              <table:table-cell office:value-type="float" office:value="1.866466">
                <text:p>1.8664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64925">
                <text:p>1.864925</text:p>
              </table:table-cell>
              <table:table-cell office:value-type="float" office:value="1.866046">
                <text:p>1.8660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63649">
                <text:p>1.863649</text:p>
              </table:table-cell>
              <table:table-cell office:value-type="float" office:value="1.865699">
                <text:p>1.865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864925">
                <text:p>1.864925</text:p>
              </table:table-cell>
              <table:table-cell office:value-type="float" office:value="1.864882">
                <text:p>1.8648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866201">
                <text:p>1.866201</text:p>
              </table:table-cell>
              <table:table-cell office:value-type="float" office:value="1.863636">
                <text:p>1.8636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66201">
                <text:p>1.866201</text:p>
              </table:table-cell>
              <table:table-cell office:value-type="float" office:value="1.86085">
                <text:p>1.860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866201">
                <text:p>1.866201</text:p>
              </table:table-cell>
              <table:table-cell office:value-type="float" office:value="1.858847">
                <text:p>1.8588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863649">
                <text:p>1.863649</text:p>
              </table:table-cell>
              <table:table-cell office:value-type="float" office:value="1.858285">
                <text:p>1.8582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85982">
                <text:p>1.85982</text:p>
              </table:table-cell>
              <table:table-cell office:value-type="float" office:value="1.856933">
                <text:p>1.8569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857268">
                <text:p>1.857268</text:p>
              </table:table-cell>
              <table:table-cell office:value-type="float" office:value="1.854465">
                <text:p>1.8544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54716">
                <text:p>1.854716</text:p>
              </table:table-cell>
              <table:table-cell office:value-type="float" office:value="1.851709">
                <text:p>1.8517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52164">
                <text:p>1.852164</text:p>
              </table:table-cell>
              <table:table-cell office:value-type="float" office:value="1.849831">
                <text:p>1.8498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52164">
                <text:p>1.852164</text:p>
              </table:table-cell>
              <table:table-cell office:value-type="float" office:value="1.848907">
                <text:p>1.8489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52164">
                <text:p>1.852164</text:p>
              </table:table-cell>
              <table:table-cell office:value-type="float" office:value="1.84813">
                <text:p>1.848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54716">
                <text:p>1.854716</text:p>
              </table:table-cell>
              <table:table-cell office:value-type="float" office:value="1.847435">
                <text:p>1.8474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55992">
                <text:p>1.855992</text:p>
              </table:table-cell>
              <table:table-cell office:value-type="float" office:value="1.84627">
                <text:p>1.84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854716">
                <text:p>1.854716</text:p>
              </table:table-cell>
              <table:table-cell office:value-type="float" office:value="1.844441">
                <text:p>1.8444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850888">
                <text:p>1.850888</text:p>
              </table:table-cell>
              <table:table-cell office:value-type="float" office:value="1.846303">
                <text:p>1.846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84706">
                <text:p>1.84706</text:p>
              </table:table-cell>
              <table:table-cell office:value-type="float" office:value="1.847291">
                <text:p>1.8472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844508">
                <text:p>1.844508</text:p>
              </table:table-cell>
              <table:table-cell office:value-type="float" office:value="1.846727">
                <text:p>1.8467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843232">
                <text:p>1.843232</text:p>
              </table:table-cell>
              <table:table-cell office:value-type="float" office:value="1.844367">
                <text:p>1.844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843232">
                <text:p>1.843232</text:p>
              </table:table-cell>
              <table:table-cell office:value-type="float" office:value="1.840464">
                <text:p>1.8404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844508">
                <text:p>1.844508</text:p>
              </table:table-cell>
              <table:table-cell office:value-type="float" office:value="1.83672">
                <text:p>1.836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843232">
                <text:p>1.843232</text:p>
              </table:table-cell>
              <table:table-cell office:value-type="float" office:value="1.832921">
                <text:p>1.8329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43232">
                <text:p>1.843232</text:p>
              </table:table-cell>
              <table:table-cell office:value-type="float" office:value="1.82856">
                <text:p>1.82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39404">
                <text:p>1.839404</text:p>
              </table:table-cell>
              <table:table-cell office:value-type="float" office:value="1.825361">
                <text:p>1.8253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35771">
                <text:p>1.835771</text:p>
              </table:table-cell>
              <table:table-cell office:value-type="float" office:value="1.821728">
                <text:p>1.8217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29391">
                <text:p>1.829391</text:p>
              </table:table-cell>
              <table:table-cell office:value-type="float" office:value="1.819571">
                <text:p>1.8195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24287">
                <text:p>1.824287</text:p>
              </table:table-cell>
              <table:table-cell office:value-type="float" office:value="1.819072">
                <text:p>1.8190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19183">
                <text:p>1.819183</text:p>
              </table:table-cell>
              <table:table-cell office:value-type="float" office:value="1.81774">
                <text:p>1.817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17906">
                <text:p>1.817906</text:p>
              </table:table-cell>
              <table:table-cell office:value-type="float" office:value="1.814146">
                <text:p>1.8141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19183">
                <text:p>1.819183</text:p>
              </table:table-cell>
              <table:table-cell office:value-type="float" office:value="1.810292">
                <text:p>1.8102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21735">
                <text:p>1.821735</text:p>
              </table:table-cell>
              <table:table-cell office:value-type="float" office:value="1.807251">
                <text:p>1.807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24287">
                <text:p>1.824287</text:p>
              </table:table-cell>
              <table:table-cell office:value-type="float" office:value="1.806054">
                <text:p>1.8060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23011">
                <text:p>1.823011</text:p>
              </table:table-cell>
              <table:table-cell office:value-type="float" office:value="1.804934">
                <text:p>1.8049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663">
                <text:p>1.81663</text:p>
              </table:table-cell>
              <table:table-cell office:value-type="float" office:value="1.807977">
                <text:p>1.8079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1025">
                <text:p>1.81025</text:p>
              </table:table-cell>
              <table:table-cell office:value-type="float" office:value="1.81107">
                <text:p>1.811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07698">
                <text:p>1.807698</text:p>
              </table:table-cell>
              <table:table-cell office:value-type="float" office:value="1.811012">
                <text:p>1.811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06422">
                <text:p>1.806422</text:p>
              </table:table-cell>
              <table:table-cell office:value-type="float" office:value="1.807413">
                <text:p>1.807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06422">
                <text:p>1.806422</text:p>
              </table:table-cell>
              <table:table-cell office:value-type="float" office:value="1.803053">
                <text:p>1.8030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07698">
                <text:p>1.807698</text:p>
              </table:table-cell>
              <table:table-cell office:value-type="float" office:value="1.798752">
                <text:p>1.7987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06422">
                <text:p>1.806422</text:p>
              </table:table-cell>
              <table:table-cell office:value-type="float" office:value="1.794172">
                <text:p>1.7941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02594">
                <text:p>1.802594</text:p>
              </table:table-cell>
              <table:table-cell office:value-type="float" office:value="1.792303">
                <text:p>1.7923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94938">
                <text:p>1.794938</text:p>
              </table:table-cell>
              <table:table-cell office:value-type="float" office:value="1.791483">
                <text:p>1.7914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87282">
                <text:p>1.787282</text:p>
              </table:table-cell>
              <table:table-cell office:value-type="float" office:value="1.790105">
                <text:p>1.7901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82177">
                <text:p>1.782177</text:p>
              </table:table-cell>
              <table:table-cell office:value-type="float" office:value="1.787835">
                <text:p>1.7878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82177">
                <text:p>1.782177</text:p>
              </table:table-cell>
              <table:table-cell office:value-type="float" office:value="1.782906">
                <text:p>1.7829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775968">
                <text:p>1.775968</text:p>
              </table:table-cell>
              <table:table-cell office:value-type="float" office:value="1.776697">
                <text:p>1.7766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783625">
                <text:p>1.783625</text:p>
              </table:table-cell>
              <table:table-cell office:value-type="float" office:value="1.769929">
                <text:p>1.7699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778103">
                <text:p>1.778103</text:p>
              </table:table-cell>
              <table:table-cell office:value-type="float" office:value="1.764407">
                <text:p>1.7644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81432">
                <text:p>1.781432</text:p>
              </table:table-cell>
              <table:table-cell office:value-type="float" office:value="1.767736">
                <text:p>1.767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78526">
                <text:p>1.78526</text:p>
              </table:table-cell>
              <table:table-cell office:value-type="float" office:value="1.772899">
                <text:p>1.7728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8996">
                <text:p>1.78996</text:p>
              </table:table-cell>
              <table:table-cell office:value-type="float" office:value="1.777599">
                <text:p>1.7775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00257">
                <text:p>1.800257</text:p>
              </table:table-cell>
              <table:table-cell office:value-type="float" office:value="1.787896">
                <text:p>1.7878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816647">
                <text:p>1.816647</text:p>
              </table:table-cell>
              <table:table-cell office:value-type="float" office:value="1.804286">
                <text:p>1.8042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834141">
                <text:p>1.834141</text:p>
              </table:table-cell>
              <table:table-cell office:value-type="float" office:value="1.82178">
                <text:p>1.821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842917">
                <text:p>1.842917</text:p>
              </table:table-cell>
              <table:table-cell office:value-type="float" office:value="1.830556">
                <text:p>1.830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844121">
                <text:p>1.844121</text:p>
              </table:table-cell>
              <table:table-cell office:value-type="float" office:value="1.831761">
                <text:p>1.8317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842255">
                <text:p>1.842255</text:p>
              </table:table-cell>
              <table:table-cell office:value-type="float" office:value="1.829895">
                <text:p>1.8298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838294">
                <text:p>1.838294</text:p>
              </table:table-cell>
              <table:table-cell office:value-type="float" office:value="1.825933">
                <text:p>1.8259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834582">
                <text:p>1.834582</text:p>
              </table:table-cell>
              <table:table-cell office:value-type="float" office:value="1.822221">
                <text:p>1.8222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833017">
                <text:p>1.833017</text:p>
              </table:table-cell>
              <table:table-cell office:value-type="float" office:value="1.820656">
                <text:p>1.8206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827364">
                <text:p>1.827364</text:p>
              </table:table-cell>
              <table:table-cell office:value-type="float" office:value="1.815003">
                <text:p>1.8150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820551">
                <text:p>1.820551</text:p>
              </table:table-cell>
              <table:table-cell office:value-type="float" office:value="1.80819">
                <text:p>1.808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812904">
                <text:p>1.812904</text:p>
              </table:table-cell>
              <table:table-cell office:value-type="float" office:value="1.800543">
                <text:p>1.8005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799747">
                <text:p>1.799747</text:p>
              </table:table-cell>
              <table:table-cell office:value-type="float" office:value="1.787387">
                <text:p>1.7873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789105">
                <text:p>1.789105</text:p>
              </table:table-cell>
              <table:table-cell office:value-type="float" office:value="1.776744">
                <text:p>1.7767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785318">
                <text:p>1.785318</text:p>
              </table:table-cell>
              <table:table-cell office:value-type="float" office:value="1.772957">
                <text:p>1.7729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784786">
                <text:p>1.784786</text:p>
              </table:table-cell>
              <table:table-cell office:value-type="float" office:value="1.772425">
                <text:p>1.772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783577">
                <text:p>1.783577</text:p>
              </table:table-cell>
              <table:table-cell office:value-type="float" office:value="1.771216">
                <text:p>1.7712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778278">
                <text:p>1.778278</text:p>
              </table:table-cell>
              <table:table-cell office:value-type="float" office:value="1.765917">
                <text:p>1.7659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776887">
                <text:p>1.776887</text:p>
              </table:table-cell>
              <table:table-cell office:value-type="float" office:value="1.764526">
                <text:p>1.7645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776887">
                <text:p>1.776887</text:p>
              </table:table-cell>
              <table:table-cell office:value-type="float" office:value="1.76493">
                <text:p>1.76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78163">
                <text:p>1.778163</text:p>
              </table:table-cell>
              <table:table-cell office:value-type="float" office:value="1.765543">
                <text:p>1.765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75611">
                <text:p>1.775611</text:p>
              </table:table-cell>
              <table:table-cell office:value-type="float" office:value="1.766453">
                <text:p>1.7664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4335">
                <text:p>1.774335</text:p>
              </table:table-cell>
              <table:table-cell office:value-type="float" office:value="1.767085">
                <text:p>1.7670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770507">
                <text:p>1.770507</text:p>
              </table:table-cell>
              <table:table-cell office:value-type="float" office:value="1.766682">
                <text:p>1.766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769231">
                <text:p>1.769231</text:p>
              </table:table-cell>
              <table:table-cell office:value-type="float" office:value="1.76603">
                <text:p>1.766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765403">
                <text:p>1.765403</text:p>
              </table:table-cell>
              <table:table-cell office:value-type="float" office:value="1.76544">
                <text:p>1.765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761575">
                <text:p>1.761575</text:p>
              </table:table-cell>
              <table:table-cell office:value-type="float" office:value="1.765281">
                <text:p>1.7652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760299">
                <text:p>1.760299</text:p>
              </table:table-cell>
              <table:table-cell office:value-type="float" office:value="1.765491">
                <text:p>1.7654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759023">
                <text:p>1.759023</text:p>
              </table:table-cell>
              <table:table-cell office:value-type="float" office:value="1.763627">
                <text:p>1.7636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757747">
                <text:p>1.757747</text:p>
              </table:table-cell>
              <table:table-cell office:value-type="float" office:value="1.761185">
                <text:p>1.7611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752643">
                <text:p>1.752643</text:p>
              </table:table-cell>
              <table:table-cell office:value-type="float" office:value="1.759134">
                <text:p>1.7591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48814">
                <text:p>1.748814</text:p>
              </table:table-cell>
              <table:table-cell office:value-type="float" office:value="1.756442">
                <text:p>1.7564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46262">
                <text:p>1.746262</text:p>
              </table:table-cell>
              <table:table-cell office:value-type="float" office:value="1.751419">
                <text:p>1.7514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742434">
                <text:p>1.742434</text:p>
              </table:table-cell>
              <table:table-cell office:value-type="float" office:value="1.747047">
                <text:p>1.7470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73733">
                <text:p>1.73733</text:p>
              </table:table-cell>
              <table:table-cell office:value-type="float" office:value="1.742922">
                <text:p>1.7429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33502">
                <text:p>1.733502</text:p>
              </table:table-cell>
              <table:table-cell office:value-type="float" office:value="1.739007">
                <text:p>1.739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730186">
                <text:p>1.730186</text:p>
              </table:table-cell>
              <table:table-cell office:value-type="float" office:value="1.735691">
                <text:p>1.7356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726358">
                <text:p>1.726358</text:p>
              </table:table-cell>
              <table:table-cell office:value-type="float" office:value="1.733555">
                <text:p>1.7335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723806">
                <text:p>1.723806</text:p>
              </table:table-cell>
              <table:table-cell office:value-type="float" office:value="1.731292">
                <text:p>1.7312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2253">
                <text:p>1.72253</text:p>
              </table:table-cell>
              <table:table-cell office:value-type="float" office:value="1.727794">
                <text:p>1.7277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19978">
                <text:p>1.719978</text:p>
              </table:table-cell>
              <table:table-cell office:value-type="float" office:value="1.725278">
                <text:p>1.7252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17426">
                <text:p>1.717426</text:p>
              </table:table-cell>
              <table:table-cell office:value-type="float" office:value="1.723397">
                <text:p>1.7233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1615">
                <text:p>1.71615</text:p>
              </table:table-cell>
              <table:table-cell office:value-type="float" office:value="1.721761">
                <text:p>1.721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14874">
                <text:p>1.714874</text:p>
              </table:table-cell>
              <table:table-cell office:value-type="float" office:value="1.719776">
                <text:p>1.7197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14874">
                <text:p>1.714874</text:p>
              </table:table-cell>
              <table:table-cell office:value-type="float" office:value="1.718374">
                <text:p>1.7183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14874">
                <text:p>1.714874</text:p>
              </table:table-cell>
              <table:table-cell office:value-type="float" office:value="1.717541">
                <text:p>1.7175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13598">
                <text:p>1.713598</text:p>
              </table:table-cell>
              <table:table-cell office:value-type="float" office:value="1.717087">
                <text:p>1.7170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12322">
                <text:p>1.712322</text:p>
              </table:table-cell>
              <table:table-cell office:value-type="float" office:value="1.717143">
                <text:p>1.7171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0977">
                <text:p>1.70977</text:p>
              </table:table-cell>
              <table:table-cell office:value-type="float" office:value="1.717371">
                <text:p>1.717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08494">
                <text:p>1.708494</text:p>
              </table:table-cell>
              <table:table-cell office:value-type="float" office:value="1.715586">
                <text:p>1.7155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07218">
                <text:p>1.707218</text:p>
              </table:table-cell>
              <table:table-cell office:value-type="float" office:value="1.713795">
                <text:p>1.7137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0339">
                <text:p>1.70339</text:p>
              </table:table-cell>
              <table:table-cell office:value-type="float" office:value="1.711965">
                <text:p>1.7119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02114">
                <text:p>1.702114</text:p>
              </table:table-cell>
              <table:table-cell office:value-type="float" office:value="1.708719">
                <text:p>1.7087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99562">
                <text:p>1.699562</text:p>
              </table:table-cell>
              <table:table-cell office:value-type="float" office:value="1.705834">
                <text:p>1.7058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95733">
                <text:p>1.695733</text:p>
              </table:table-cell>
              <table:table-cell office:value-type="float" office:value="1.703396">
                <text:p>1.7033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91905">
                <text:p>1.691905</text:p>
              </table:table-cell>
              <table:table-cell office:value-type="float" office:value="1.69999">
                <text:p>1.69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86801">
                <text:p>1.686801</text:p>
              </table:table-cell>
              <table:table-cell office:value-type="float" office:value="1.694571">
                <text:p>1.6945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82973">
                <text:p>1.682973</text:p>
              </table:table-cell>
              <table:table-cell office:value-type="float" office:value="1.689109">
                <text:p>1.6891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76593">
                <text:p>1.676593</text:p>
              </table:table-cell>
              <table:table-cell office:value-type="float" office:value="1.684656">
                <text:p>1.6846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74041">
                <text:p>1.674041</text:p>
              </table:table-cell>
              <table:table-cell office:value-type="float" office:value="1.680003">
                <text:p>1.6800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71489">
                <text:p>1.671489</text:p>
              </table:table-cell>
              <table:table-cell office:value-type="float" office:value="1.675686">
                <text:p>1.6756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68937">
                <text:p>1.668937</text:p>
              </table:table-cell>
              <table:table-cell office:value-type="float" office:value="1.673122">
                <text:p>1.6731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67661">
                <text:p>1.667661</text:p>
              </table:table-cell>
              <table:table-cell office:value-type="float" office:value="1.671446">
                <text:p>1.6714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66385">
                <text:p>1.666385</text:p>
              </table:table-cell>
              <table:table-cell office:value-type="float" office:value="1.670504">
                <text:p>1.6705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62556">
                <text:p>1.662556</text:p>
              </table:table-cell>
              <table:table-cell office:value-type="float" office:value="1.670456">
                <text:p>1.6704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6128">
                <text:p>1.66128</text:p>
              </table:table-cell>
              <table:table-cell office:value-type="float" office:value="1.669315">
                <text:p>1.6693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58728">
                <text:p>1.658728</text:p>
              </table:table-cell>
              <table:table-cell office:value-type="float" office:value="1.666127">
                <text:p>1.6661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57452">
                <text:p>1.657452</text:p>
              </table:table-cell>
              <table:table-cell office:value-type="float" office:value="1.663438">
                <text:p>1.6634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53624">
                <text:p>1.653624</text:p>
              </table:table-cell>
              <table:table-cell office:value-type="float" office:value="1.661023">
                <text:p>1.6610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51072">
                <text:p>1.651072</text:p>
              </table:table-cell>
              <table:table-cell office:value-type="float" office:value="1.658056">
                <text:p>1.658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647244">
                <text:p>1.647244</text:p>
              </table:table-cell>
              <table:table-cell office:value-type="float" office:value="1.654968">
                <text:p>1.654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644692">
                <text:p>1.644692</text:p>
              </table:table-cell>
              <table:table-cell office:value-type="float" office:value="1.651234">
                <text:p>1.6512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64214">
                <text:p>1.64214</text:p>
              </table:table-cell>
              <table:table-cell office:value-type="float" office:value="1.648373">
                <text:p>1.6483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640864">
                <text:p>1.640864</text:p>
              </table:table-cell>
              <table:table-cell office:value-type="float" office:value="1.64639">
                <text:p>1.646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639588">
                <text:p>1.639588</text:p>
              </table:table-cell>
              <table:table-cell office:value-type="float" office:value="1.644748">
                <text:p>1.6447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637036">
                <text:p>1.637036</text:p>
              </table:table-cell>
              <table:table-cell office:value-type="float" office:value="1.643446">
                <text:p>1.6434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63576">
                <text:p>1.63576</text:p>
              </table:table-cell>
              <table:table-cell office:value-type="float" office:value="1.643021">
                <text:p>1.643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34484">
                <text:p>1.634484</text:p>
              </table:table-cell>
              <table:table-cell office:value-type="float" office:value="1.641888">
                <text:p>1.6418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34484">
                <text:p>1.634484</text:p>
              </table:table-cell>
              <table:table-cell office:value-type="float" office:value="1.640564">
                <text:p>1.6405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34484">
                <text:p>1.634484</text:p>
              </table:table-cell>
              <table:table-cell office:value-type="float" office:value="1.639464">
                <text:p>1.6394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633208">
                <text:p>1.633208</text:p>
              </table:table-cell>
              <table:table-cell office:value-type="float" office:value="1.639747">
                <text:p>1.6397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633208">
                <text:p>1.633208</text:p>
              </table:table-cell>
              <table:table-cell office:value-type="float" office:value="1.640348">
                <text:p>1.6403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633208">
                <text:p>1.633208</text:p>
              </table:table-cell>
              <table:table-cell office:value-type="float" office:value="1.640162">
                <text:p>1.6401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633208">
                <text:p>1.633208</text:p>
              </table:table-cell>
              <table:table-cell office:value-type="float" office:value="1.639698">
                <text:p>1.6396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633208">
                <text:p>1.633208</text:p>
              </table:table-cell>
              <table:table-cell office:value-type="float" office:value="1.639464">
                <text:p>1.6394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3208">
                <text:p>1.633208</text:p>
              </table:table-cell>
              <table:table-cell office:value-type="float" office:value="1.638953">
                <text:p>1.6389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0656">
                <text:p>1.630656</text:p>
              </table:table-cell>
              <table:table-cell office:value-type="float" office:value="1.637825">
                <text:p>1.6378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28104">
                <text:p>1.628104</text:p>
              </table:table-cell>
              <table:table-cell office:value-type="float" office:value="1.635974">
                <text:p>1.6359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625552">
                <text:p>1.625552</text:p>
              </table:table-cell>
              <table:table-cell office:value-type="float" office:value="1.633139">
                <text:p>1.6331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623">
                <text:p>1.623</text:p>
              </table:table-cell>
              <table:table-cell office:value-type="float" office:value="1.629138">
                <text:p>1.6291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620448">
                <text:p>1.620448</text:p>
              </table:table-cell>
              <table:table-cell office:value-type="float" office:value="1.625349">
                <text:p>1.6253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617896">
                <text:p>1.617896</text:p>
              </table:table-cell>
              <table:table-cell office:value-type="float" office:value="1.6225">
                <text:p>1.62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61662">
                <text:p>1.61662</text:p>
              </table:table-cell>
              <table:table-cell office:value-type="float" office:value="1.620326">
                <text:p>1.6203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615344">
                <text:p>1.615344</text:p>
              </table:table-cell>
              <table:table-cell office:value-type="float" office:value="1.618459">
                <text:p>1.6184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1401">
                <text:p>1.61401</text:p>
              </table:table-cell>
              <table:table-cell office:value-type="float" office:value="1.617125">
                <text:p>1.617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17838">
                <text:p>1.617838</text:p>
              </table:table-cell>
              <table:table-cell office:value-type="float" office:value="1.616495">
                <text:p>1.6164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619114">
                <text:p>1.619114</text:p>
              </table:table-cell>
              <table:table-cell office:value-type="float" office:value="1.616301">
                <text:p>1.6163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617838">
                <text:p>1.617838</text:p>
              </table:table-cell>
              <table:table-cell office:value-type="float" office:value="1.616375">
                <text:p>1.616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616562">
                <text:p>1.616562</text:p>
              </table:table-cell>
              <table:table-cell office:value-type="float" office:value="1.616103">
                <text:p>1.6161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616562">
                <text:p>1.616562</text:p>
              </table:table-cell>
              <table:table-cell office:value-type="float" office:value="1.615074">
                <text:p>1.6150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61401">
                <text:p>1.61401</text:p>
              </table:table-cell>
              <table:table-cell office:value-type="float" office:value="1.613595">
                <text:p>1.6135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610182">
                <text:p>1.610182</text:p>
              </table:table-cell>
              <table:table-cell office:value-type="float" office:value="1.611262">
                <text:p>1.6112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606354">
                <text:p>1.606354</text:p>
              </table:table-cell>
              <table:table-cell office:value-type="float" office:value="1.60705">
                <text:p>1.607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601249">
                <text:p>1.601249</text:p>
              </table:table-cell>
              <table:table-cell office:value-type="float" office:value="1.602644">
                <text:p>1.6026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96145">
                <text:p>1.596145</text:p>
              </table:table-cell>
              <table:table-cell office:value-type="float" office:value="1.598393">
                <text:p>1.5983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93593">
                <text:p>1.593593</text:p>
              </table:table-cell>
              <table:table-cell office:value-type="float" office:value="1.59363">
                <text:p>1.593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91041">
                <text:p>1.591041</text:p>
              </table:table-cell>
              <table:table-cell office:value-type="float" office:value="1.589832">
                <text:p>1.5898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88202">
                <text:p>1.588202</text:p>
              </table:table-cell>
              <table:table-cell office:value-type="float" office:value="1.586993">
                <text:p>1.5869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86604">
                <text:p>1.586604</text:p>
              </table:table-cell>
              <table:table-cell office:value-type="float" office:value="1.585395">
                <text:p>1.5853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86142">
                <text:p>1.586142</text:p>
              </table:table-cell>
              <table:table-cell office:value-type="float" office:value="1.584933">
                <text:p>1.5849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87418">
                <text:p>1.587418</text:p>
              </table:table-cell>
              <table:table-cell office:value-type="float" office:value="1.58535">
                <text:p>1.585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87418">
                <text:p>1.587418</text:p>
              </table:table-cell>
              <table:table-cell office:value-type="float" office:value="1.585976">
                <text:p>1.5859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84866">
                <text:p>1.584866</text:p>
              </table:table-cell>
              <table:table-cell office:value-type="float" office:value="1.585937">
                <text:p>1.5859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8359">
                <text:p>1.58359</text:p>
              </table:table-cell>
              <table:table-cell office:value-type="float" office:value="1.58551">
                <text:p>1.585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82314">
                <text:p>1.582314</text:p>
              </table:table-cell>
              <table:table-cell office:value-type="float" office:value="1.584236">
                <text:p>1.5842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82314">
                <text:p>1.582314</text:p>
              </table:table-cell>
              <table:table-cell office:value-type="float" office:value="1.584023">
                <text:p>1.5840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81038">
                <text:p>1.581038</text:p>
              </table:table-cell>
              <table:table-cell office:value-type="float" office:value="1.584762">
                <text:p>1.5847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79762">
                <text:p>1.579762</text:p>
              </table:table-cell>
              <table:table-cell office:value-type="float" office:value="1.585075">
                <text:p>1.5850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79762">
                <text:p>1.579762</text:p>
              </table:table-cell>
              <table:table-cell office:value-type="float" office:value="1.5843">
                <text:p>1.58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78582">
                <text:p>1.578582</text:p>
              </table:table-cell>
              <table:table-cell office:value-type="float" office:value="1.583121">
                <text:p>1.5831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78582">
                <text:p>1.578582</text:p>
              </table:table-cell>
              <table:table-cell office:value-type="float" office:value="1.58272">
                <text:p>1.582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77306">
                <text:p>1.577306</text:p>
              </table:table-cell>
              <table:table-cell office:value-type="float" office:value="1.581759">
                <text:p>1.5817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75127">
                <text:p>1.575127</text:p>
              </table:table-cell>
              <table:table-cell office:value-type="float" office:value="1.579579">
                <text:p>1.5795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72691">
                <text:p>1.572691</text:p>
              </table:table-cell>
              <table:table-cell office:value-type="float" office:value="1.577144">
                <text:p>1.577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71415">
                <text:p>1.571415</text:p>
              </table:table-cell>
              <table:table-cell office:value-type="float" office:value="1.575227">
                <text:p>1.5752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68863">
                <text:p>1.568863</text:p>
              </table:table-cell>
              <table:table-cell office:value-type="float" office:value="1.573852">
                <text:p>1.5738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66311">
                <text:p>1.566311</text:p>
              </table:table-cell>
              <table:table-cell office:value-type="float" office:value="1.571494">
                <text:p>1.5714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63759">
                <text:p>1.563759</text:p>
              </table:table-cell>
              <table:table-cell office:value-type="float" office:value="1.567872">
                <text:p>1.5678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63759">
                <text:p>1.563759</text:p>
              </table:table-cell>
              <table:table-cell office:value-type="float" office:value="1.564802">
                <text:p>1.5648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62483">
                <text:p>1.562483</text:p>
              </table:table-cell>
              <table:table-cell office:value-type="float" office:value="1.562824">
                <text:p>1.5628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62483">
                <text:p>1.562483</text:p>
              </table:table-cell>
              <table:table-cell office:value-type="float" office:value="1.561618">
                <text:p>1.5616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65035">
                <text:p>1.565035</text:p>
              </table:table-cell>
              <table:table-cell office:value-type="float" office:value="1.560326">
                <text:p>1.5603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65035">
                <text:p>1.565035</text:p>
              </table:table-cell>
              <table:table-cell office:value-type="float" office:value="1.557666">
                <text:p>1.5576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63759">
                <text:p>1.563759</text:p>
              </table:table-cell>
              <table:table-cell office:value-type="float" office:value="1.558859">
                <text:p>1.5588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62483">
                <text:p>1.562483</text:p>
              </table:table-cell>
              <table:table-cell office:value-type="float" office:value="1.558573">
                <text:p>1.5585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62483">
                <text:p>1.562483</text:p>
              </table:table-cell>
              <table:table-cell office:value-type="float" office:value="1.558621">
                <text:p>1.558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62483">
                <text:p>1.562483</text:p>
              </table:table-cell>
              <table:table-cell office:value-type="float" office:value="1.556466">
                <text:p>1.5564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62483">
                <text:p>1.562483</text:p>
              </table:table-cell>
              <table:table-cell office:value-type="float" office:value="1.555395">
                <text:p>1.5553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59931">
                <text:p>1.559931</text:p>
              </table:table-cell>
              <table:table-cell office:value-type="float" office:value="1.554327">
                <text:p>1.5543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56103">
                <text:p>1.556103</text:p>
              </table:table-cell>
              <table:table-cell office:value-type="float" office:value="1.554024">
                <text:p>1.5540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56103">
                <text:p>1.556103</text:p>
              </table:table-cell>
              <table:table-cell office:value-type="float" office:value="1.551951">
                <text:p>1.5519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54827">
                <text:p>1.554827</text:p>
              </table:table-cell>
              <table:table-cell office:value-type="float" office:value="1.54902">
                <text:p>1.549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52275">
                <text:p>1.552275</text:p>
              </table:table-cell>
              <table:table-cell office:value-type="float" office:value="1.54746">
                <text:p>1.547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49723">
                <text:p>1.549723</text:p>
              </table:table-cell>
              <table:table-cell office:value-type="float" office:value="1.54608">
                <text:p>1.546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48447">
                <text:p>1.548447</text:p>
              </table:table-cell>
              <table:table-cell office:value-type="float" office:value="1.544304">
                <text:p>1.5443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48447">
                <text:p>1.548447</text:p>
              </table:table-cell>
              <table:table-cell office:value-type="float" office:value="1.542301">
                <text:p>1.5423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48198">
                <text:p>1.548198</text:p>
              </table:table-cell>
              <table:table-cell office:value-type="float" office:value="1.542051">
                <text:p>1.5420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5075">
                <text:p>1.55075</text:p>
              </table:table-cell>
              <table:table-cell office:value-type="float" office:value="1.542226">
                <text:p>1.5422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53302">
                <text:p>1.553302</text:p>
              </table:table-cell>
              <table:table-cell office:value-type="float" office:value="1.543127">
                <text:p>1.5431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54578">
                <text:p>1.554578</text:p>
              </table:table-cell>
              <table:table-cell office:value-type="float" office:value="1.545096">
                <text:p>1.5450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54578">
                <text:p>1.554578</text:p>
              </table:table-cell>
              <table:table-cell office:value-type="float" office:value="1.547166">
                <text:p>1.5471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53302">
                <text:p>1.553302</text:p>
              </table:table-cell>
              <table:table-cell office:value-type="float" office:value="1.54837">
                <text:p>1.54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53302">
                <text:p>1.553302</text:p>
              </table:table-cell>
              <table:table-cell office:value-type="float" office:value="1.548832">
                <text:p>1.548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52026">
                <text:p>1.552026</text:p>
              </table:table-cell>
              <table:table-cell office:value-type="float" office:value="1.548495">
                <text:p>1.5484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5075">
                <text:p>1.55075</text:p>
              </table:table-cell>
              <table:table-cell office:value-type="float" office:value="1.548012">
                <text:p>1.5480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5075">
                <text:p>1.55075</text:p>
              </table:table-cell>
              <table:table-cell office:value-type="float" office:value="1.547022">
                <text:p>1.5470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49474">
                <text:p>1.549474</text:p>
              </table:table-cell>
              <table:table-cell office:value-type="float" office:value="1.546386">
                <text:p>1.5463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49474">
                <text:p>1.549474</text:p>
              </table:table-cell>
              <table:table-cell office:value-type="float" office:value="1.546563">
                <text:p>1.5465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49507">
                <text:p>1.549507</text:p>
              </table:table-cell>
              <table:table-cell office:value-type="float" office:value="1.546596">
                <text:p>1.5465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49918">
                <text:p>1.549918</text:p>
              </table:table-cell>
              <table:table-cell office:value-type="float" office:value="1.547007">
                <text:p>1.5470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5247">
                <text:p>1.55247</text:p>
              </table:table-cell>
              <table:table-cell office:value-type="float" office:value="1.548697">
                <text:p>1.5486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247">
                <text:p>1.55247</text:p>
              </table:table-cell>
              <table:table-cell office:value-type="float" office:value="1.55124">
                <text:p>1.551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53746">
                <text:p>1.553746</text:p>
              </table:table-cell>
              <table:table-cell office:value-type="float" office:value="1.552783">
                <text:p>1.5527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59">
                <text:p>1.5536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824">
                <text:p>1.5538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953">
                <text:p>1.5539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748">
                <text:p>1.5537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562">
                <text:p>1.5535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42">
                <text:p>1.5536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764">
                <text:p>1.5537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737">
                <text:p>1.5537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62">
                <text:p>1.5536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93">
                <text:p>1.5536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757">
                <text:p>1.5537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704">
                <text:p>1.5537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08">
                <text:p>1.5536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597">
                <text:p>1.55359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66">
                <text:p>1.5536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71">
                <text:p>1.5536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23">
                <text:p>1.5536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34">
                <text:p>1.55363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7">
                <text:p>1.553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59">
                <text:p>1.5536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22">
                <text:p>1.5536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55022">
                <text:p>1.555022</text:p>
              </table:table-cell>
              <table:table-cell office:value-type="float" office:value="1.553616">
                <text:p>1.5536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674">
                <text:p>1.553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706">
                <text:p>1.5537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706">
                <text:p>1.5537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721">
                <text:p>1.5537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748">
                <text:p>1.5537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769">
                <text:p>1.553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832">
                <text:p>1.5538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56298">
                <text:p>1.556298</text:p>
              </table:table-cell>
              <table:table-cell office:value-type="float" office:value="1.553928">
                <text:p>1.5539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56298">
                <text:p>1.556298</text:p>
              </table:table-cell>
              <table:table-cell office:value-type="float" office:value="1.554072">
                <text:p>1.5540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56298">
                <text:p>1.556298</text:p>
              </table:table-cell>
              <table:table-cell office:value-type="float" office:value="1.554307">
                <text:p>1.5543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57574">
                <text:p>1.557574</text:p>
              </table:table-cell>
              <table:table-cell office:value-type="float" office:value="1.554685">
                <text:p>1.55468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57574">
                <text:p>1.557574</text:p>
              </table:table-cell>
              <table:table-cell office:value-type="float" office:value="1.555266">
                <text:p>1.5552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5885">
                <text:p>1.55885</text:p>
              </table:table-cell>
              <table:table-cell office:value-type="float" office:value="1.556055">
                <text:p>1.556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60126">
                <text:p>1.560126</text:p>
              </table:table-cell>
              <table:table-cell office:value-type="float" office:value="1.557126">
                <text:p>1.5571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61402">
                <text:p>1.561402</text:p>
              </table:table-cell>
              <table:table-cell office:value-type="float" office:value="1.558447">
                <text:p>1.558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61402">
                <text:p>1.561402</text:p>
              </table:table-cell>
              <table:table-cell office:value-type="float" office:value="1.559837">
                <text:p>1.55983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61998">
                <text:p>1.561998</text:p>
              </table:table-cell>
              <table:table-cell office:value-type="float" office:value="1.560432">
                <text:p>1.5604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61592">
                <text:p>1.561592</text:p>
              </table:table-cell>
              <table:table-cell office:value-type="float" office:value="1.560027">
                <text:p>1.5600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61592">
                <text:p>1.561592</text:p>
              </table:table-cell>
              <table:table-cell office:value-type="float" office:value="1.559426">
                <text:p>1.5594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61592">
                <text:p>1.561592</text:p>
              </table:table-cell>
              <table:table-cell office:value-type="float" office:value="1.559596">
                <text:p>1.5595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6205">
                <text:p>1.56205</text:p>
              </table:table-cell>
              <table:table-cell office:value-type="float" office:value="1.560053">
                <text:p>1.5600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59498">
                <text:p>1.559498</text:p>
              </table:table-cell>
              <table:table-cell office:value-type="float" office:value="1.559947">
                <text:p>1.5599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59104">
                <text:p>1.559104</text:p>
              </table:table-cell>
              <table:table-cell office:value-type="float" office:value="1.559553">
                <text:p>1.5595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59114">
                <text:p>1.559114</text:p>
              </table:table-cell>
              <table:table-cell office:value-type="float" office:value="1.559563">
                <text:p>1.5595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59114">
                <text:p>1.559114</text:p>
              </table:table-cell>
              <table:table-cell office:value-type="float" office:value="1.559888">
                <text:p>1.5598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59163">
                <text:p>1.559163</text:p>
              </table:table-cell>
              <table:table-cell office:value-type="float" office:value="1.559937">
                <text:p>1.5599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5901">
                <text:p>1.55901</text:p>
              </table:table-cell>
              <table:table-cell office:value-type="float" office:value="1.559785">
                <text:p>1.5597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58088">
                <text:p>1.558088</text:p>
              </table:table-cell>
              <table:table-cell office:value-type="float" office:value="1.558863">
                <text:p>1.5588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38402">
                <text:p>1.538402</text:p>
              </table:table-cell>
              <table:table-cell office:value-type="float" office:value="1.539176">
                <text:p>1.539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496697">
                <text:p>1.496697</text:p>
              </table:table-cell>
              <table:table-cell office:value-type="float" office:value="1.497471">
                <text:p>1.4974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456935">
                <text:p>1.456935</text:p>
              </table:table-cell>
              <table:table-cell office:value-type="float" office:value="1.45771">
                <text:p>1.457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42202">
                <text:p>1.42202</text:p>
              </table:table-cell>
              <table:table-cell office:value-type="float" office:value="1.422795">
                <text:p>1.4227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403865">
                <text:p>1.403865</text:p>
              </table:table-cell>
              <table:table-cell office:value-type="float" office:value="1.404639">
                <text:p>1.4046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402589">
                <text:p>1.402589</text:p>
              </table:table-cell>
              <table:table-cell office:value-type="float" office:value="1.405624">
                <text:p>1.4056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08969">
                <text:p>1.408969</text:p>
              </table:table-cell>
              <table:table-cell office:value-type="float" office:value="1.41447">
                <text:p>1.41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20454">
                <text:p>1.420454</text:p>
              </table:table-cell>
              <table:table-cell office:value-type="float" office:value="1.42487">
                <text:p>1.424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430662">
                <text:p>1.430662</text:p>
              </table:table-cell>
              <table:table-cell office:value-type="float" office:value="1.436199">
                <text:p>1.4361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443247">
                <text:p>1.443247</text:p>
              </table:table-cell>
              <table:table-cell office:value-type="float" office:value="1.448784">
                <text:p>1.4487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45404">
                <text:p>1.45404</text:p>
              </table:table-cell>
              <table:table-cell office:value-type="float" office:value="1.459577">
                <text:p>1.4595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46472">
                <text:p>1.46472</text:p>
              </table:table-cell>
              <table:table-cell office:value-type="float" office:value="1.470257">
                <text:p>1.4702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471048">
                <text:p>1.471048</text:p>
              </table:table-cell>
              <table:table-cell office:value-type="float" office:value="1.476585">
                <text:p>1.4765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71283">
                <text:p>1.471283</text:p>
              </table:table-cell>
              <table:table-cell office:value-type="float" office:value="1.47682">
                <text:p>1.47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72056">
                <text:p>1.472056</text:p>
              </table:table-cell>
              <table:table-cell office:value-type="float" office:value="1.477593">
                <text:p>1.4775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471803">
                <text:p>1.471803</text:p>
              </table:table-cell>
              <table:table-cell office:value-type="float" office:value="1.47734">
                <text:p>1.477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471618">
                <text:p>1.471618</text:p>
              </table:table-cell>
              <table:table-cell office:value-type="float" office:value="1.477155">
                <text:p>1.4771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469409">
                <text:p>1.469409</text:p>
              </table:table-cell>
              <table:table-cell office:value-type="float" office:value="1.474946">
                <text:p>1.474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467149">
                <text:p>1.467149</text:p>
              </table:table-cell>
              <table:table-cell office:value-type="float" office:value="1.472686">
                <text:p>1.47268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464005">
                <text:p>1.464005</text:p>
              </table:table-cell>
              <table:table-cell office:value-type="float" office:value="1.469541">
                <text:p>1.4695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63271">
                <text:p>1.463271</text:p>
              </table:table-cell>
              <table:table-cell office:value-type="float" office:value="1.468808">
                <text:p>1.4688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66088">
                <text:p>1.466088</text:p>
              </table:table-cell>
              <table:table-cell office:value-type="float" office:value="1.471625">
                <text:p>1.471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466918">
                <text:p>1.466918</text:p>
              </table:table-cell>
              <table:table-cell office:value-type="float" office:value="1.472455">
                <text:p>1.4724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467322">
                <text:p>1.467322</text:p>
              </table:table-cell>
              <table:table-cell office:value-type="float" office:value="1.472859">
                <text:p>1.4728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69827">
                <text:p>1.469827</text:p>
              </table:table-cell>
              <table:table-cell office:value-type="float" office:value="1.475364">
                <text:p>1.4753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473016">
                <text:p>1.473016</text:p>
              </table:table-cell>
              <table:table-cell office:value-type="float" office:value="1.478553">
                <text:p>1.4785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76728">
                <text:p>1.476728</text:p>
              </table:table-cell>
              <table:table-cell office:value-type="float" office:value="1.482265">
                <text:p>1.4822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79835">
                <text:p>1.479835</text:p>
              </table:table-cell>
              <table:table-cell office:value-type="float" office:value="1.485372">
                <text:p>1.4853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8152">
                <text:p>1.48152</text:p>
              </table:table-cell>
              <table:table-cell office:value-type="float" office:value="1.487057">
                <text:p>1.4870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83451">
                <text:p>1.483451</text:p>
              </table:table-cell>
              <table:table-cell office:value-type="float" office:value="1.488988">
                <text:p>1.4889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86528">
                <text:p>1.486528</text:p>
              </table:table-cell>
              <table:table-cell office:value-type="float" office:value="1.492065">
                <text:p>1.4920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89279">
                <text:p>1.489279</text:p>
              </table:table-cell>
              <table:table-cell office:value-type="float" office:value="1.494815">
                <text:p>1.4948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492646">
                <text:p>1.492646</text:p>
              </table:table-cell>
              <table:table-cell office:value-type="float" office:value="1.498183">
                <text:p>1.4981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95458">
                <text:p>1.495458</text:p>
              </table:table-cell>
              <table:table-cell office:value-type="float" office:value="1.500994">
                <text:p>1.5009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499015">
                <text:p>1.499015</text:p>
              </table:table-cell>
              <table:table-cell office:value-type="float" office:value="1.504552">
                <text:p>1.5045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02594">
                <text:p>1.502594</text:p>
              </table:table-cell>
              <table:table-cell office:value-type="float" office:value="1.508131">
                <text:p>1.5081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0626">
                <text:p>1.50626</text:p>
              </table:table-cell>
              <table:table-cell office:value-type="float" office:value="1.511797">
                <text:p>1.5117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10319">
                <text:p>1.510319</text:p>
              </table:table-cell>
              <table:table-cell office:value-type="float" office:value="1.515856">
                <text:p>1.5158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14242">
                <text:p>1.514242</text:p>
              </table:table-cell>
              <table:table-cell office:value-type="float" office:value="1.519778">
                <text:p>1.5197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18286">
                <text:p>1.518286</text:p>
              </table:table-cell>
              <table:table-cell office:value-type="float" office:value="1.523823">
                <text:p>1.5238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22516">
                <text:p>1.522516</text:p>
              </table:table-cell>
              <table:table-cell office:value-type="float" office:value="1.528053">
                <text:p>1.5280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2667">
                <text:p>1.52667</text:p>
              </table:table-cell>
              <table:table-cell office:value-type="float" office:value="1.532206">
                <text:p>1.5322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29473">
                <text:p>1.529473</text:p>
              </table:table-cell>
              <table:table-cell office:value-type="float" office:value="1.53501">
                <text:p>1.535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31779">
                <text:p>1.531779</text:p>
              </table:table-cell>
              <table:table-cell office:value-type="float" office:value="1.537316">
                <text:p>1.5373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34203">
                <text:p>1.534203</text:p>
              </table:table-cell>
              <table:table-cell office:value-type="float" office:value="1.53974">
                <text:p>1.539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35712">
                <text:p>1.535712</text:p>
              </table:table-cell>
              <table:table-cell office:value-type="float" office:value="1.541249">
                <text:p>1.5412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35979">
                <text:p>1.535979</text:p>
              </table:table-cell>
              <table:table-cell office:value-type="float" office:value="1.541516">
                <text:p>1.5415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35927">
                <text:p>1.535927</text:p>
              </table:table-cell>
              <table:table-cell office:value-type="float" office:value="1.541463">
                <text:p>1.5414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35982">
                <text:p>1.535982</text:p>
              </table:table-cell>
              <table:table-cell office:value-type="float" office:value="1.541519">
                <text:p>1.5415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33975">
                <text:p>1.533975</text:p>
              </table:table-cell>
              <table:table-cell office:value-type="float" office:value="1.539512">
                <text:p>1.5395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31806">
                <text:p>1.531806</text:p>
              </table:table-cell>
              <table:table-cell office:value-type="float" office:value="1.537343">
                <text:p>1.5373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3056">
                <text:p>1.53056</text:p>
              </table:table-cell>
              <table:table-cell office:value-type="float" office:value="1.536097">
                <text:p>1.5360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32227">
                <text:p>1.532227</text:p>
              </table:table-cell>
              <table:table-cell office:value-type="float" office:value="1.537764">
                <text:p>1.5377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33407">
                <text:p>1.533407</text:p>
              </table:table-cell>
              <table:table-cell office:value-type="float" office:value="1.538944">
                <text:p>1.5389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33178">
                <text:p>1.533178</text:p>
              </table:table-cell>
              <table:table-cell office:value-type="float" office:value="1.538715">
                <text:p>1.5387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34726">
                <text:p>1.534726</text:p>
              </table:table-cell>
              <table:table-cell office:value-type="float" office:value="1.540263">
                <text:p>1.54026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37136">
                <text:p>1.537136</text:p>
              </table:table-cell>
              <table:table-cell office:value-type="float" office:value="1.542673">
                <text:p>1.5426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39662">
                <text:p>1.539662</text:p>
              </table:table-cell>
              <table:table-cell office:value-type="float" office:value="1.545199">
                <text:p>1.545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42991">
                <text:p>1.542991</text:p>
              </table:table-cell>
              <table:table-cell office:value-type="float" office:value="1.548528">
                <text:p>1.5485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46474">
                <text:p>1.546474</text:p>
              </table:table-cell>
              <table:table-cell office:value-type="float" office:value="1.552011">
                <text:p>1.5520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50043">
                <text:p>1.550043</text:p>
              </table:table-cell>
              <table:table-cell office:value-type="float" office:value="1.55558">
                <text:p>1.555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53268">
                <text:p>1.553268</text:p>
              </table:table-cell>
              <table:table-cell office:value-type="float" office:value="1.558805">
                <text:p>1.5588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5681">
                <text:p>1.55681</text:p>
              </table:table-cell>
              <table:table-cell office:value-type="float" office:value="1.562347">
                <text:p>1.5623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5825">
                <text:p>1.55825</text:p>
              </table:table-cell>
              <table:table-cell office:value-type="float" office:value="1.563787">
                <text:p>1.5637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60802">
                <text:p>1.560802</text:p>
              </table:table-cell>
              <table:table-cell office:value-type="float" office:value="1.565551">
                <text:p>1.56555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64631">
                <text:p>1.564631</text:p>
              </table:table-cell>
              <table:table-cell office:value-type="float" office:value="1.567267">
                <text:p>1.5672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66326">
                <text:p>1.566326</text:p>
              </table:table-cell>
              <table:table-cell office:value-type="float" office:value="1.568962">
                <text:p>1.5689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6505">
                <text:p>1.56505</text:p>
              </table:table-cell>
              <table:table-cell office:value-type="float" office:value="1.570724">
                <text:p>1.5707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63774">
                <text:p>1.563774</text:p>
              </table:table-cell>
              <table:table-cell office:value-type="float" office:value="1.572265">
                <text:p>1.5722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62497">
                <text:p>1.562497</text:p>
              </table:table-cell>
              <table:table-cell office:value-type="float" office:value="1.573551">
                <text:p>1.5735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63774">
                <text:p>1.563774</text:p>
              </table:table-cell>
              <table:table-cell office:value-type="float" office:value="1.574487">
                <text:p>1.5744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67602">
                <text:p>1.567602</text:p>
              </table:table-cell>
              <table:table-cell office:value-type="float" office:value="1.573159">
                <text:p>1.5731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7143">
                <text:p>1.57143</text:p>
              </table:table-cell>
              <table:table-cell office:value-type="float" office:value="1.570781">
                <text:p>1.5707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7143">
                <text:p>1.57143</text:p>
              </table:table-cell>
              <table:table-cell office:value-type="float" office:value="1.56911">
                <text:p>1.569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7143">
                <text:p>1.57143</text:p>
              </table:table-cell>
              <table:table-cell office:value-type="float" office:value="1.572542">
                <text:p>1.57254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7143">
                <text:p>1.57143</text:p>
              </table:table-cell>
              <table:table-cell office:value-type="float" office:value="1.573845">
                <text:p>1.5738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7143">
                <text:p>1.57143</text:p>
              </table:table-cell>
              <table:table-cell office:value-type="float" office:value="1.575742">
                <text:p>1.5757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72706">
                <text:p>1.572706</text:p>
              </table:table-cell>
              <table:table-cell office:value-type="float" office:value="1.577856">
                <text:p>1.5778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72706">
                <text:p>1.572706</text:p>
              </table:table-cell>
              <table:table-cell office:value-type="float" office:value="1.578795">
                <text:p>1.5787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73932">
                <text:p>1.573932</text:p>
              </table:table-cell>
              <table:table-cell office:value-type="float" office:value="1.580022">
                <text:p>1.5800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77761">
                <text:p>1.577761</text:p>
              </table:table-cell>
              <table:table-cell office:value-type="float" office:value="1.580868">
                <text:p>1.5808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80313">
                <text:p>1.580313</text:p>
              </table:table-cell>
              <table:table-cell office:value-type="float" office:value="1.581269">
                <text:p>1.5812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82865">
                <text:p>1.582865</text:p>
              </table:table-cell>
              <table:table-cell office:value-type="float" office:value="1.581459">
                <text:p>1.5814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84141">
                <text:p>1.584141</text:p>
              </table:table-cell>
              <table:table-cell office:value-type="float" office:value="1.581063">
                <text:p>1.5810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84141">
                <text:p>1.584141</text:p>
              </table:table-cell>
              <table:table-cell office:value-type="float" office:value="1.58064">
                <text:p>1.58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82865">
                <text:p>1.582865</text:p>
              </table:table-cell>
              <table:table-cell office:value-type="float" office:value="1.580504">
                <text:p>1.5805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829">
                <text:p>1.5829</text:p>
              </table:table-cell>
              <table:table-cell office:value-type="float" office:value="1.580539">
                <text:p>1.5805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82999">
                <text:p>1.582999</text:p>
              </table:table-cell>
              <table:table-cell office:value-type="float" office:value="1.580638">
                <text:p>1.5806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582955">
                <text:p>1.582955</text:p>
              </table:table-cell>
              <table:table-cell office:value-type="float" office:value="1.580594">
                <text:p>1.5805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584231">
                <text:p>1.584231</text:p>
              </table:table-cell>
              <table:table-cell office:value-type="float" office:value="1.580512">
                <text:p>1.5805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584231">
                <text:p>1.584231</text:p>
              </table:table-cell>
              <table:table-cell office:value-type="float" office:value="1.580536">
                <text:p>1.5805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584231">
                <text:p>1.584231</text:p>
              </table:table-cell>
              <table:table-cell office:value-type="float" office:value="1.580609">
                <text:p>1.5806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585507">
                <text:p>1.585507</text:p>
              </table:table-cell>
              <table:table-cell office:value-type="float" office:value="1.58057">
                <text:p>1.580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585507">
                <text:p>1.585507</text:p>
              </table:table-cell>
              <table:table-cell office:value-type="float" office:value="1.580472">
                <text:p>1.5804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86783">
                <text:p>1.586783</text:p>
              </table:table-cell>
              <table:table-cell office:value-type="float" office:value="1.580438">
                <text:p>1.5804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586783">
                <text:p>1.586783</text:p>
              </table:table-cell>
              <table:table-cell office:value-type="float" office:value="1.580473">
                <text:p>1.5804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589335">
                <text:p>1.589335</text:p>
              </table:table-cell>
              <table:table-cell office:value-type="float" office:value="1.580536">
                <text:p>1.5805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89335">
                <text:p>1.589335</text:p>
              </table:table-cell>
              <table:table-cell office:value-type="float" office:value="1.580726">
                <text:p>1.58072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590611">
                <text:p>1.590611</text:p>
              </table:table-cell>
              <table:table-cell office:value-type="float" office:value="1.581666">
                <text:p>1.5816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591887">
                <text:p>1.591887</text:p>
              </table:table-cell>
              <table:table-cell office:value-type="float" office:value="1.584153">
                <text:p>1.5841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591887">
                <text:p>1.591887</text:p>
              </table:table-cell>
              <table:table-cell office:value-type="float" office:value="1.586703">
                <text:p>1.5867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590611">
                <text:p>1.590611</text:p>
              </table:table-cell>
              <table:table-cell office:value-type="float" office:value="1.589424">
                <text:p>1.5894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590611">
                <text:p>1.590611</text:p>
              </table:table-cell>
              <table:table-cell office:value-type="float" office:value="1.591747">
                <text:p>1.5917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593163">
                <text:p>1.593163</text:p>
              </table:table-cell>
              <table:table-cell office:value-type="float" office:value="1.591571">
                <text:p>1.5915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596991">
                <text:p>1.596991</text:p>
              </table:table-cell>
              <table:table-cell office:value-type="float" office:value="1.591443">
                <text:p>1.5914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598267">
                <text:p>1.598267</text:p>
              </table:table-cell>
              <table:table-cell office:value-type="float" office:value="1.591632">
                <text:p>1.5916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600819">
                <text:p>1.600819</text:p>
              </table:table-cell>
              <table:table-cell office:value-type="float" office:value="1.591976">
                <text:p>1.5919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599543">
                <text:p>1.599543</text:p>
              </table:table-cell>
              <table:table-cell office:value-type="float" office:value="1.593622">
                <text:p>1.5936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601104">
                <text:p>1.601104</text:p>
              </table:table-cell>
              <table:table-cell office:value-type="float" office:value="1.595183">
                <text:p>1.5951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598552">
                <text:p>1.598552</text:p>
              </table:table-cell>
              <table:table-cell office:value-type="float" office:value="1.59725">
                <text:p>1.597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596">
                <text:p>1.596</text:p>
              </table:table-cell>
              <table:table-cell office:value-type="float" office:value="1.599221">
                <text:p>1.5992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597276">
                <text:p>1.597276</text:p>
              </table:table-cell>
              <table:table-cell office:value-type="float" office:value="1.600729">
                <text:p>1.6007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598552">
                <text:p>1.598552</text:p>
              </table:table-cell>
              <table:table-cell office:value-type="float" office:value="1.601462">
                <text:p>1.6014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601104">
                <text:p>1.601104</text:p>
              </table:table-cell>
              <table:table-cell office:value-type="float" office:value="1.601587">
                <text:p>1.6015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606208">
                <text:p>1.606208</text:p>
              </table:table-cell>
              <table:table-cell office:value-type="float" office:value="1.600513">
                <text:p>1.6005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607484">
                <text:p>1.607484</text:p>
              </table:table-cell>
              <table:table-cell office:value-type="float" office:value="1.598971">
                <text:p>1.5989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607776">
                <text:p>1.607776</text:p>
              </table:table-cell>
              <table:table-cell office:value-type="float" office:value="1.599262">
                <text:p>1.5992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608337">
                <text:p>1.608337</text:p>
              </table:table-cell>
              <table:table-cell office:value-type="float" office:value="1.599823">
                <text:p>1.59982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608337">
                <text:p>1.608337</text:p>
              </table:table-cell>
              <table:table-cell office:value-type="float" office:value="1.600048">
                <text:p>1.60004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608337">
                <text:p>1.608337</text:p>
              </table:table-cell>
              <table:table-cell office:value-type="float" office:value="1.599635">
                <text:p>1.5996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607061">
                <text:p>1.607061</text:p>
              </table:table-cell>
              <table:table-cell office:value-type="float" office:value="1.599356">
                <text:p>1.5993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607061">
                <text:p>1.607061</text:p>
              </table:table-cell>
              <table:table-cell office:value-type="float" office:value="1.599613">
                <text:p>1.5996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607061">
                <text:p>1.607061</text:p>
              </table:table-cell>
              <table:table-cell office:value-type="float" office:value="1.59983">
                <text:p>1.599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608337">
                <text:p>1.608337</text:p>
              </table:table-cell>
              <table:table-cell office:value-type="float" office:value="1.599669">
                <text:p>1.5996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608337">
                <text:p>1.608337</text:p>
              </table:table-cell>
              <table:table-cell office:value-type="float" office:value="1.59944">
                <text:p>1.599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6084">
                <text:p>1.6084</text:p>
              </table:table-cell>
              <table:table-cell office:value-type="float" office:value="1.599502">
                <text:p>1.5995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608568">
                <text:p>1.608568</text:p>
              </table:table-cell>
              <table:table-cell office:value-type="float" office:value="1.599671">
                <text:p>1.59967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60474">
                <text:p>1.60474</text:p>
              </table:table-cell>
              <table:table-cell office:value-type="float" office:value="1.599616">
                <text:p>1.5996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60474">
                <text:p>1.60474</text:p>
              </table:table-cell>
              <table:table-cell office:value-type="float" office:value="1.59944">
                <text:p>1.599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603464">
                <text:p>1.603464</text:p>
              </table:table-cell>
              <table:table-cell office:value-type="float" office:value="1.599439">
                <text:p>1.5994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602188">
                <text:p>1.602188</text:p>
              </table:table-cell>
              <table:table-cell office:value-type="float" office:value="1.599619">
                <text:p>1.5996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599636">
                <text:p>1.599636</text:p>
              </table:table-cell>
              <table:table-cell office:value-type="float" office:value="1.599619">
                <text:p>1.5996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595808">
                <text:p>1.595808</text:p>
              </table:table-cell>
              <table:table-cell office:value-type="float" office:value="1.59941">
                <text:p>1.599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594532">
                <text:p>1.594532</text:p>
              </table:table-cell>
              <table:table-cell office:value-type="float" office:value="1.599352">
                <text:p>1.5993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597084">
                <text:p>1.597084</text:p>
              </table:table-cell>
              <table:table-cell office:value-type="float" office:value="1.598073">
                <text:p>1.5980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599636">
                <text:p>1.599636</text:p>
              </table:table-cell>
              <table:table-cell office:value-type="float" office:value="1.594697">
                <text:p>1.5946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59836">
                <text:p>1.59836</text:p>
              </table:table-cell>
              <table:table-cell office:value-type="float" office:value="1.593477">
                <text:p>1.5934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597084">
                <text:p>1.597084</text:p>
              </table:table-cell>
              <table:table-cell office:value-type="float" office:value="1.594938">
                <text:p>1.5949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597084">
                <text:p>1.597084</text:p>
              </table:table-cell>
              <table:table-cell office:value-type="float" office:value="1.595754">
                <text:p>1.5957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599636">
                <text:p>1.599636</text:p>
              </table:table-cell>
              <table:table-cell office:value-type="float" office:value="1.596117">
                <text:p>1.5961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600912">
                <text:p>1.600912</text:p>
              </table:table-cell>
              <table:table-cell office:value-type="float" office:value="1.596067">
                <text:p>1.5960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602188">
                <text:p>1.602188</text:p>
              </table:table-cell>
              <table:table-cell office:value-type="float" office:value="1.596864">
                <text:p>1.5968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603464">
                <text:p>1.603464</text:p>
              </table:table-cell>
              <table:table-cell office:value-type="float" office:value="1.597345">
                <text:p>1.5973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603464">
                <text:p>1.603464</text:p>
              </table:table-cell>
              <table:table-cell office:value-type="float" office:value="1.597982">
                <text:p>1.5979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602188">
                <text:p>1.602188</text:p>
              </table:table-cell>
              <table:table-cell office:value-type="float" office:value="1.59821">
                <text:p>1.598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602397">
                <text:p>1.602397</text:p>
              </table:table-cell>
              <table:table-cell office:value-type="float" office:value="1.598419">
                <text:p>1.5984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598568">
                <text:p>1.598568</text:p>
              </table:table-cell>
              <table:table-cell office:value-type="float" office:value="1.598476">
                <text:p>1.5984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598401">
                <text:p>1.598401</text:p>
              </table:table-cell>
              <table:table-cell office:value-type="float" office:value="1.598308">
                <text:p>1.5983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596963">
                <text:p>1.596963</text:p>
              </table:table-cell>
              <table:table-cell office:value-type="float" office:value="1.59687">
                <text:p>1.596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598239">
                <text:p>1.598239</text:p>
              </table:table-cell>
              <table:table-cell office:value-type="float" office:value="1.595532">
                <text:p>1.5955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598239">
                <text:p>1.598239</text:p>
              </table:table-cell>
              <table:table-cell office:value-type="float" office:value="1.593581">
                <text:p>1.5935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596809">
                <text:p>1.596809</text:p>
              </table:table-cell>
              <table:table-cell office:value-type="float" office:value="1.592151">
                <text:p>1.5921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598085">
                <text:p>1.598085</text:p>
              </table:table-cell>
              <table:table-cell office:value-type="float" office:value="1.591439">
                <text:p>1.59143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600637">
                <text:p>1.600637</text:p>
              </table:table-cell>
              <table:table-cell office:value-type="float" office:value="1.59101">
                <text:p>1.591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601913">
                <text:p>1.601913</text:p>
              </table:table-cell>
              <table:table-cell office:value-type="float" office:value="1.590704">
                <text:p>1.5907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599361">
                <text:p>1.599361</text:p>
              </table:table-cell>
              <table:table-cell office:value-type="float" office:value="1.592114">
                <text:p>1.5921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600637">
                <text:p>1.600637</text:p>
              </table:table-cell>
              <table:table-cell office:value-type="float" office:value="1.594156">
                <text:p>1.5941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600637">
                <text:p>1.600637</text:p>
              </table:table-cell>
              <table:table-cell office:value-type="float" office:value="1.595902">
                <text:p>1.5959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599361">
                <text:p>1.599361</text:p>
              </table:table-cell>
              <table:table-cell office:value-type="float" office:value="1.596755">
                <text:p>1.5967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598085">
                <text:p>1.598085</text:p>
              </table:table-cell>
              <table:table-cell office:value-type="float" office:value="1.597098">
                <text:p>1.597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95533">
                <text:p>1.595533</text:p>
              </table:table-cell>
              <table:table-cell office:value-type="float" office:value="1.596843">
                <text:p>1.5968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595533">
                <text:p>1.595533</text:p>
              </table:table-cell>
              <table:table-cell office:value-type="float" office:value="1.594213">
                <text:p>1.5942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594257">
                <text:p>1.594257</text:p>
              </table:table-cell>
              <table:table-cell office:value-type="float" office:value="1.591599">
                <text:p>1.5915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594257">
                <text:p>1.594257</text:p>
              </table:table-cell>
              <table:table-cell office:value-type="float" office:value="1.589631">
                <text:p>1.58963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595533">
                <text:p>1.595533</text:p>
              </table:table-cell>
              <table:table-cell office:value-type="float" office:value="1.588875">
                <text:p>1.588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598085">
                <text:p>1.598085</text:p>
              </table:table-cell>
              <table:table-cell office:value-type="float" office:value="1.589808">
                <text:p>1.5898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601913">
                <text:p>1.601913</text:p>
              </table:table-cell>
              <table:table-cell office:value-type="float" office:value="1.591232">
                <text:p>1.5912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601913">
                <text:p>1.601913</text:p>
              </table:table-cell>
              <table:table-cell office:value-type="float" office:value="1.594267">
                <text:p>1.5942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600637">
                <text:p>1.600637</text:p>
              </table:table-cell>
              <table:table-cell office:value-type="float" office:value="1.596904">
                <text:p>1.5969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603546">
                <text:p>1.603546</text:p>
              </table:table-cell>
              <table:table-cell office:value-type="float" office:value="1.599813">
                <text:p>1.5998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603546">
                <text:p>1.603546</text:p>
              </table:table-cell>
              <table:table-cell office:value-type="float" office:value="1.600483">
                <text:p>1.6004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601804">
                <text:p>1.601804</text:p>
              </table:table-cell>
              <table:table-cell office:value-type="float" office:value="1.598741">
                <text:p>1.59874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600528">
                <text:p>1.600528</text:p>
              </table:table-cell>
              <table:table-cell office:value-type="float" office:value="1.596623">
                <text:p>1.5966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598452">
                <text:p>1.598452</text:p>
              </table:table-cell>
              <table:table-cell office:value-type="float" office:value="1.594546">
                <text:p>1.5945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5959">
                <text:p>1.5959</text:p>
              </table:table-cell>
              <table:table-cell office:value-type="float" office:value="1.592363">
                <text:p>1.5923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593445">
                <text:p>1.593445</text:p>
              </table:table-cell>
              <table:table-cell office:value-type="float" office:value="1.589908">
                <text:p>1.5899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593445">
                <text:p>1.593445</text:p>
              </table:table-cell>
              <table:table-cell office:value-type="float" office:value="1.587502">
                <text:p>1.58750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591819">
                <text:p>1.591819</text:p>
              </table:table-cell>
              <table:table-cell office:value-type="float" office:value="1.585876">
                <text:p>1.5858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590778">
                <text:p>1.590778</text:p>
              </table:table-cell>
              <table:table-cell office:value-type="float" office:value="1.584835">
                <text:p>1.5848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592054">
                <text:p>1.592054</text:p>
              </table:table-cell>
              <table:table-cell office:value-type="float" office:value="1.583927">
                <text:p>1.5839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592054">
                <text:p>1.592054</text:p>
              </table:table-cell>
              <table:table-cell office:value-type="float" office:value="1.583653">
                <text:p>1.5836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592054">
                <text:p>1.592054</text:p>
              </table:table-cell>
              <table:table-cell office:value-type="float" office:value="1.584122">
                <text:p>1.58412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592054">
                <text:p>1.592054</text:p>
              </table:table-cell>
              <table:table-cell office:value-type="float" office:value="1.584507">
                <text:p>1.58450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590778">
                <text:p>1.590778</text:p>
              </table:table-cell>
              <table:table-cell office:value-type="float" office:value="1.584302">
                <text:p>1.5843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590778">
                <text:p>1.590778</text:p>
              </table:table-cell>
              <table:table-cell office:value-type="float" office:value="1.583909">
                <text:p>1.5839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589502">
                <text:p>1.589502</text:p>
              </table:table-cell>
              <table:table-cell office:value-type="float" office:value="1.583949">
                <text:p>1.5839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589502">
                <text:p>1.589502</text:p>
              </table:table-cell>
              <table:table-cell office:value-type="float" office:value="1.584236">
                <text:p>1.58423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588226">
                <text:p>1.588226</text:p>
              </table:table-cell>
              <table:table-cell office:value-type="float" office:value="1.584295">
                <text:p>1.5842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585674">
                <text:p>1.585674</text:p>
              </table:table-cell>
              <table:table-cell office:value-type="float" office:value="1.584136">
                <text:p>1.5841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584398">
                <text:p>1.584398</text:p>
              </table:table-cell>
              <table:table-cell office:value-type="float" office:value="1.584322">
                <text:p>1.5843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583122">
                <text:p>1.583122</text:p>
              </table:table-cell>
              <table:table-cell office:value-type="float" office:value="1.58366">
                <text:p>1.583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583122">
                <text:p>1.583122</text:p>
              </table:table-cell>
              <table:table-cell office:value-type="float" office:value="1.581848">
                <text:p>1.5818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583122">
                <text:p>1.583122</text:p>
              </table:table-cell>
              <table:table-cell office:value-type="float" office:value="1.581278">
                <text:p>1.5812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583122">
                <text:p>1.583122</text:p>
              </table:table-cell>
              <table:table-cell office:value-type="float" office:value="1.582237">
                <text:p>1.5822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583122">
                <text:p>1.583122</text:p>
              </table:table-cell>
              <table:table-cell office:value-type="float" office:value="1.582761">
                <text:p>1.5827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583122">
                <text:p>1.583122</text:p>
              </table:table-cell>
              <table:table-cell office:value-type="float" office:value="1.583154">
                <text:p>1.58315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583122">
                <text:p>1.583122</text:p>
              </table:table-cell>
              <table:table-cell office:value-type="float" office:value="1.584008">
                <text:p>1.5840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583122">
                <text:p>1.583122</text:p>
              </table:table-cell>
              <table:table-cell office:value-type="float" office:value="1.584453">
                <text:p>1.5844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584398">
                <text:p>1.584398</text:p>
              </table:table-cell>
              <table:table-cell office:value-type="float" office:value="1.584634">
                <text:p>1.5846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584398">
                <text:p>1.584398</text:p>
              </table:table-cell>
              <table:table-cell office:value-type="float" office:value="1.585865">
                <text:p>1.5858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584398">
                <text:p>1.584398</text:p>
              </table:table-cell>
              <table:table-cell office:value-type="float" office:value="1.586563">
                <text:p>1.5865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585572">
                <text:p>1.585572</text:p>
              </table:table-cell>
              <table:table-cell office:value-type="float" office:value="1.587737">
                <text:p>1.5877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586671">
                <text:p>1.586671</text:p>
              </table:table-cell>
              <table:table-cell office:value-type="float" office:value="1.588836">
                <text:p>1.5888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586671">
                <text:p>1.586671</text:p>
              </table:table-cell>
              <table:table-cell office:value-type="float" office:value="1.590016">
                <text:p>1.5900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585395">
                <text:p>1.585395</text:p>
              </table:table-cell>
              <table:table-cell office:value-type="float" office:value="1.59144">
                <text:p>1.591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582843">
                <text:p>1.582843</text:p>
              </table:table-cell>
              <table:table-cell office:value-type="float" office:value="1.592763">
                <text:p>1.5927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582843">
                <text:p>1.582843</text:p>
              </table:table-cell>
              <table:table-cell office:value-type="float" office:value="1.593024">
                <text:p>1.5930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582843">
                <text:p>1.582843</text:p>
              </table:table-cell>
              <table:table-cell office:value-type="float" office:value="1.591102">
                <text:p>1.59110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581747">
                <text:p>1.581747</text:p>
              </table:table-cell>
              <table:table-cell office:value-type="float" office:value="1.590006">
                <text:p>1.5900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81426">
                <text:p>1.581426</text:p>
              </table:table-cell>
              <table:table-cell office:value-type="float" office:value="1.589685">
                <text:p>1.5896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581426">
                <text:p>1.581426</text:p>
              </table:table-cell>
              <table:table-cell office:value-type="float" office:value="1.589653">
                <text:p>1.58965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582702">
                <text:p>1.582702</text:p>
              </table:table-cell>
              <table:table-cell office:value-type="float" office:value="1.589852">
                <text:p>1.5898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582702">
                <text:p>1.582702</text:p>
              </table:table-cell>
              <table:table-cell office:value-type="float" office:value="1.589845">
                <text:p>1.5898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582521">
                <text:p>1.582521</text:p>
              </table:table-cell>
              <table:table-cell office:value-type="float" office:value="1.589664">
                <text:p>1.5896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582513">
                <text:p>1.582513</text:p>
              </table:table-cell>
              <table:table-cell office:value-type="float" office:value="1.589656">
                <text:p>1.5896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581237">
                <text:p>1.581237</text:p>
              </table:table-cell>
              <table:table-cell office:value-type="float" office:value="1.58984">
                <text:p>1.589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581237">
                <text:p>1.581237</text:p>
              </table:table-cell>
              <table:table-cell office:value-type="float" office:value="1.589893">
                <text:p>1.5898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581237">
                <text:p>1.581237</text:p>
              </table:table-cell>
              <table:table-cell office:value-type="float" office:value="1.589726">
                <text:p>1.5897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581237">
                <text:p>1.581237</text:p>
              </table:table-cell>
              <table:table-cell office:value-type="float" office:value="1.589633">
                <text:p>1.5896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582513">
                <text:p>1.582513</text:p>
              </table:table-cell>
              <table:table-cell office:value-type="float" office:value="1.589717">
                <text:p>1.5897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585065">
                <text:p>1.585065</text:p>
              </table:table-cell>
              <table:table-cell office:value-type="float" office:value="1.589822">
                <text:p>1.5898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587617">
                <text:p>1.587617</text:p>
              </table:table-cell>
              <table:table-cell office:value-type="float" office:value="1.589724">
                <text:p>1.5897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591445">
                <text:p>1.591445</text:p>
              </table:table-cell>
              <table:table-cell office:value-type="float" office:value="1.58966">
                <text:p>1.589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590169">
                <text:p>1.590169</text:p>
              </table:table-cell>
              <table:table-cell office:value-type="float" office:value="1.589546">
                <text:p>1.5895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587617">
                <text:p>1.587617</text:p>
              </table:table-cell>
              <table:table-cell office:value-type="float" office:value="1.590339">
                <text:p>1.5903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587617">
                <text:p>1.587617</text:p>
              </table:table-cell>
              <table:table-cell office:value-type="float" office:value="1.589113">
                <text:p>1.5891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586341">
                <text:p>1.586341</text:p>
              </table:table-cell>
              <table:table-cell office:value-type="float" office:value="1.586546">
                <text:p>1.58654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583789">
                <text:p>1.583789</text:p>
              </table:table-cell>
              <table:table-cell office:value-type="float" office:value="1.584192">
                <text:p>1.5841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582513">
                <text:p>1.582513</text:p>
              </table:table-cell>
              <table:table-cell office:value-type="float" office:value="1.581831">
                <text:p>1.5818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579961">
                <text:p>1.579961</text:p>
              </table:table-cell>
              <table:table-cell office:value-type="float" office:value="1.579751">
                <text:p>1.5797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578597">
                <text:p>1.578597</text:p>
              </table:table-cell>
              <table:table-cell office:value-type="float" office:value="1.578387">
                <text:p>1.5783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578597">
                <text:p>1.578597</text:p>
              </table:table-cell>
              <table:table-cell office:value-type="float" office:value="1.576799">
                <text:p>1.5767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581149">
                <text:p>1.581149</text:p>
              </table:table-cell>
              <table:table-cell office:value-type="float" office:value="1.575381">
                <text:p>1.5753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584978">
                <text:p>1.584978</text:p>
              </table:table-cell>
              <table:table-cell office:value-type="float" office:value="1.575153">
                <text:p>1.5751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588806">
                <text:p>1.588806</text:p>
              </table:table-cell>
              <table:table-cell office:value-type="float" office:value="1.57445">
                <text:p>1.574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588806">
                <text:p>1.588806</text:p>
              </table:table-cell>
              <table:table-cell office:value-type="float" office:value="1.574656">
                <text:p>1.5746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588806">
                <text:p>1.588806</text:p>
              </table:table-cell>
              <table:table-cell office:value-type="float" office:value="1.5777">
                <text:p>1.577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588806">
                <text:p>1.588806</text:p>
              </table:table-cell>
              <table:table-cell office:value-type="float" office:value="1.579529">
                <text:p>1.5795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588806">
                <text:p>1.588806</text:p>
              </table:table-cell>
              <table:table-cell office:value-type="float" office:value="1.580792">
                <text:p>1.5807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58753">
                <text:p>1.58753</text:p>
              </table:table-cell>
              <table:table-cell office:value-type="float" office:value="1.581282">
                <text:p>1.5812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58753">
                <text:p>1.58753</text:p>
              </table:table-cell>
              <table:table-cell office:value-type="float" office:value="1.581233">
                <text:p>1.5812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587295">
                <text:p>1.587295</text:p>
              </table:table-cell>
              <table:table-cell office:value-type="float" office:value="1.580998">
                <text:p>1.5809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58718">
                <text:p>1.58718</text:p>
              </table:table-cell>
              <table:table-cell office:value-type="float" office:value="1.580883">
                <text:p>1.5808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587281">
                <text:p>1.587281</text:p>
              </table:table-cell>
              <table:table-cell office:value-type="float" office:value="1.580984">
                <text:p>1.5809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589833">
                <text:p>1.589833</text:p>
              </table:table-cell>
              <table:table-cell office:value-type="float" office:value="1.581068">
                <text:p>1.5810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589776">
                <text:p>1.589776</text:p>
              </table:table-cell>
              <table:table-cell office:value-type="float" office:value="1.581011">
                <text:p>1.5810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589756">
                <text:p>1.589756</text:p>
              </table:table-cell>
              <table:table-cell office:value-type="float" office:value="1.580992">
                <text:p>1.5809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587598">
                <text:p>1.587598</text:p>
              </table:table-cell>
              <table:table-cell office:value-type="float" office:value="1.578834">
                <text:p>1.5788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581218">
                <text:p>1.581218</text:p>
              </table:table-cell>
              <table:table-cell office:value-type="float" office:value="1.570327">
                <text:p>1.5703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582494">
                <text:p>1.582494</text:p>
              </table:table-cell>
              <table:table-cell office:value-type="float" office:value="1.563249">
                <text:p>1.5632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586322">
                <text:p>1.586322</text:p>
              </table:table-cell>
              <table:table-cell office:value-type="float" office:value="1.554401">
                <text:p>1.5544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586322">
                <text:p>1.586322</text:p>
              </table:table-cell>
              <table:table-cell office:value-type="float" office:value="1.551699">
                <text:p>1.5516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587598">
                <text:p>1.587598</text:p>
              </table:table-cell>
              <table:table-cell office:value-type="float" office:value="1.554605">
                <text:p>1.5546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587598">
                <text:p>1.587598</text:p>
              </table:table-cell>
              <table:table-cell office:value-type="float" office:value="1.557398">
                <text:p>1.55739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586322">
                <text:p>1.586322</text:p>
              </table:table-cell>
              <table:table-cell office:value-type="float" office:value="1.56029">
                <text:p>1.560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582494">
                <text:p>1.582494</text:p>
              </table:table-cell>
              <table:table-cell office:value-type="float" office:value="1.563369">
                <text:p>1.5633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578666">
                <text:p>1.578666</text:p>
              </table:table-cell>
              <table:table-cell office:value-type="float" office:value="1.56601">
                <text:p>1.5660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57739">
                <text:p>1.57739</text:p>
              </table:table-cell>
              <table:table-cell office:value-type="float" office:value="1.568396">
                <text:p>1.5683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578666">
                <text:p>1.578666</text:p>
              </table:table-cell>
              <table:table-cell office:value-type="float" office:value="1.565661">
                <text:p>1.56566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81218">
                <text:p>1.581218</text:p>
              </table:table-cell>
              <table:table-cell office:value-type="float" office:value="1.562978">
                <text:p>1.5629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586322">
                <text:p>1.586322</text:p>
              </table:table-cell>
              <table:table-cell office:value-type="float" office:value="1.561303">
                <text:p>1.5613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587598">
                <text:p>1.587598</text:p>
              </table:table-cell>
              <table:table-cell office:value-type="float" office:value="1.560869">
                <text:p>1.5608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587598">
                <text:p>1.587598</text:p>
              </table:table-cell>
              <table:table-cell office:value-type="float" office:value="1.560773">
                <text:p>1.5607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587537">
                <text:p>1.587537</text:p>
              </table:table-cell>
              <table:table-cell office:value-type="float" office:value="1.560712">
                <text:p>1.5607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584985">
                <text:p>1.584985</text:p>
              </table:table-cell>
              <table:table-cell office:value-type="float" office:value="1.560751">
                <text:p>1.5607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582433">
                <text:p>1.582433</text:p>
              </table:table-cell>
              <table:table-cell office:value-type="float" office:value="1.560799">
                <text:p>1.5607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582375">
                <text:p>1.582375</text:p>
              </table:table-cell>
              <table:table-cell office:value-type="float" office:value="1.560741">
                <text:p>1.5607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582309">
                <text:p>1.582309</text:p>
              </table:table-cell>
              <table:table-cell office:value-type="float" office:value="1.560675">
                <text:p>1.5606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582388">
                <text:p>1.582388</text:p>
              </table:table-cell>
              <table:table-cell office:value-type="float" office:value="1.560753">
                <text:p>1.5607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582388">
                <text:p>1.582388</text:p>
              </table:table-cell>
              <table:table-cell office:value-type="float" office:value="1.560854">
                <text:p>1.5608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581112">
                <text:p>1.581112</text:p>
              </table:table-cell>
              <table:table-cell office:value-type="float" office:value="1.560818">
                <text:p>1.5608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79836">
                <text:p>1.579836</text:p>
              </table:table-cell>
              <table:table-cell office:value-type="float" office:value="1.56012">
                <text:p>1.56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